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1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1.568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ackground-color="#ffcc99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6pt solid #000000" fo:background-color="#ffcc99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ffcc99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0.06pt solid #000000" fo:background-color="#ffcc99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_2" table:style-name="ta1">
        <table:table-column table:style-name="co1" table:default-cell-style-name="ce3"/>
        <table:table-column table:style-name="co2" table:default-cell-style-name="ce14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6" table:default-cell-style-name="Default"/>
        <table:table-column table:style-name="co6" table:default-cell-style-name="ce14"/>
        <table:table-column table:style-name="co7" table:default-cell-style-name="Default"/>
        <table:table-column table:style-name="co6" table:default-cell-style-name="ce14"/>
        <table:table-column table:style-name="co6" table:default-cell-style-name="Default"/>
        <table:table-column table:style-name="co6" table:default-cell-style-name="ce14"/>
        <table:table-column table:style-name="co6" table:default-cell-style-name="Default"/>
        <table:table-row table:style-name="ro1">
          <table:table-cell table:style-name="Default"/>
          <table:table-cell table:style-name="ce17"/>
          <table:table-cell/>
          <table:table-cell table:style-name="Default"/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ce18" office:value-type="string" table:number-columns-spanned="3" table:number-rows-spanned="1">
            <text:p>Client: HP-Mini-210-1000 <text:s text:c="3"/>3.0.0-13-generic x86_64</text:p>
          </table:table-cell>
          <table:covered-table-cell table:number-columns-repeated="2" table:style-name="ce28"/>
          <table:table-cell table:style-name="ce32"/>
          <table:table-cell table:style-name="ce18" office:value-type="string" table:number-columns-spanned="3" table:number-rows-spanned="1">
            <text:p>Client: HP-Mini-100 3.0.0-13-generic i686</text:p>
          </table:table-cell>
          <table:covered-table-cell table:number-columns-repeated="2" table:style-name="ce28"/>
          <table:table-cell table:style-name="ce32"/>
          <table:table-cell table:style-name="ce42" office:value-type="string" table:number-columns-spanned="3" table:number-rows-spanned="1">
            <text:p>Client: ThinkPad-X220 3.0.0-13-generic x86_64</text:p>
          </table:table-cell>
          <table:covered-table-cell table:style-name="ce28"/>
          <table:covered-table-cell table:style-name="ce44"/>
          <table:table-cell/>
        </table:table-row>
        <table:table-row table:style-name="ro3">
          <table:table-cell table:style-name="ce2"/>
          <table:table-cell table:style-name="ce19" office:value-type="string" table:number-columns-spanned="3" table:number-rows-spanned="1">
            <text:p>Disk: HDD, Wireless: ??, CPU: <text:s/>Atom 450</text:p>
          </table:table-cell>
          <table:covered-table-cell table:number-columns-repeated="2" table:style-name="ce29"/>
          <table:table-cell table:style-name="ce33"/>
          <table:table-cell table:style-name="ce35" office:value-type="string" table:number-columns-spanned="3" table:number-rows-spanned="1">
            <text:p>Disk: SSD, Wireless: Broadcom, CPU: Atom 270</text:p>
          </table:table-cell>
          <table:covered-table-cell table:style-name="ce36"/>
          <table:covered-table-cell table:style-name="ce29"/>
          <table:table-cell table:style-name="ce33"/>
          <table:table-cell table:style-name="ce43" office:value-type="string" table:number-columns-spanned="3" table:number-rows-spanned="1">
            <text:p>Disk: HDD, Wireless: Intel, CPU: Sandybridge i3</text:p>
          </table:table-cell>
          <table:covered-table-cell table:style-name="ce29"/>
          <table:covered-table-cell table:style-name="ce45"/>
          <table:table-cell/>
        </table:table-row>
        <table:table-row table:style-name="ro1">
          <table:table-cell/>
          <table:table-cell table:style-name="ce17"/>
          <table:table-cell/>
          <table:table-cell table:style-name="Default"/>
          <table:table-cell/>
          <table:table-cell table:style-name="ce17" table:number-columns-repeated="2"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 hdparm APM (Not 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34.4808">
            <text:p>34.4808</text:p>
          </table:table-cell>
          <table:table-cell office:value-type="float" office:value="59.99">
            <text:p>59.99</text:p>
          </table:table-cell>
          <table:table-cell office:value-type="float" office:value="574.775">
            <text:p>574.775</text:p>
          </table:table-cell>
          <table:table-cell/>
          <table:table-cell office:value-type="float" office:value="32.1485">
            <text:p>32.1485</text:p>
          </table:table-cell>
          <table:table-cell office:value-type="float" office:value="59.001">
            <text:p>59.001</text:p>
          </table:table-cell>
          <table:table-cell office:value-type="float" office:value="544.8826">
            <text:p>544.8826</text:p>
          </table:table-cell>
          <table:table-cell/>
          <table:table-cell office:value-type="float" office:value="49.0153">
            <text:p>49.0153</text:p>
          </table:table-cell>
          <table:table-cell office:value-type="float" office:value="59">
            <text:p>59</text:p>
          </table:table-cell>
          <table:table-cell office:value-type="float" office:value="830.7614">
            <text:p>830.7614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3.0167">
            <text:p>33.0167</text:p>
          </table:table-cell>
          <table:table-cell office:value-type="float" office:value="59.001">
            <text:p>59.001</text:p>
          </table:table-cell>
          <table:table-cell office:value-type="float" office:value="559.5955">
            <text:p>559.5955</text:p>
          </table:table-cell>
          <table:table-cell/>
          <table:table-cell office:value-type="float" office:value="32.2743">
            <text:p>32.2743</text:p>
          </table:table-cell>
          <table:table-cell office:value-type="float" office:value="59.01">
            <text:p>59.01</text:p>
          </table:table-cell>
          <table:table-cell office:value-type="float" office:value="546.934">
            <text:p>546.934</text:p>
          </table:table-cell>
          <table:table-cell/>
          <table:table-cell office:value-type="float" office:value="48.1317">
            <text:p>48.1317</text:p>
          </table:table-cell>
          <table:table-cell office:value-type="float" office:value="59.003">
            <text:p>59.003</text:p>
          </table:table-cell>
          <table:table-cell office:value-type="float" office:value="815.7458">
            <text:p>815.7458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3.5709">
            <text:p>33.5709</text:p>
          </table:table-cell>
          <table:table-cell office:value-type="float" office:value="60.001">
            <text:p>60.001</text:p>
          </table:table-cell>
          <table:table-cell office:value-type="float" office:value="559.5059">
            <text:p>559.5059</text:p>
          </table:table-cell>
          <table:table-cell/>
          <table:table-cell office:value-type="float" office:value="32.082">
            <text:p>32.082</text:p>
          </table:table-cell>
          <table:table-cell office:value-type="float" office:value="58.991">
            <text:p>58.991</text:p>
          </table:table-cell>
          <table:table-cell office:value-type="float" office:value="543.8425">
            <text:p>543.8425</text:p>
          </table:table-cell>
          <table:table-cell/>
          <table:table-cell office:value-type="float" office:value="49.7222">
            <text:p>49.7222</text:p>
          </table:table-cell>
          <table:table-cell office:value-type="float" office:value="60.001">
            <text:p>60.001</text:p>
          </table:table-cell>
          <table:table-cell office:value-type="float" office:value="828.6863">
            <text:p>828.68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3.0366">
            <text:p>33.0366</text:p>
          </table:table-cell>
          <table:table-cell office:value-type="float" office:value="59.001">
            <text:p>59.001</text:p>
          </table:table-cell>
          <table:table-cell office:value-type="float" office:value="559.9341">
            <text:p>559.9341</text:p>
          </table:table-cell>
          <table:table-cell/>
          <table:table-cell office:value-type="float" office:value="32.1126">
            <text:p>32.1126</text:p>
          </table:table-cell>
          <table:table-cell office:value-type="float" office:value="59.01">
            <text:p>59.01</text:p>
          </table:table-cell>
          <table:table-cell office:value-type="float" office:value="544.1873">
            <text:p>544.1873</text:p>
          </table:table-cell>
          <table:table-cell/>
          <table:table-cell office:value-type="float" office:value="49.0897">
            <text:p>49.0897</text:p>
          </table:table-cell>
          <table:table-cell office:value-type="float" office:value="59.012">
            <text:p>59.012</text:p>
          </table:table-cell>
          <table:table-cell office:value-type="float" office:value="831.8584">
            <text:p>831.8584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33.6733">
            <text:p>33.6733</text:p>
          </table:table-cell>
          <table:table-cell office:value-type="float" office:value="59.99">
            <text:p>59.99</text:p>
          </table:table-cell>
          <table:table-cell office:value-type="float" office:value="561.3098">
            <text:p>561.3098</text:p>
          </table:table-cell>
          <table:table-cell/>
          <table:table-cell office:value-type="float" office:value="32.0684">
            <text:p>32.0684</text:p>
          </table:table-cell>
          <table:table-cell office:value-type="float" office:value="59.001">
            <text:p>59.001</text:p>
          </table:table-cell>
          <table:table-cell office:value-type="float" office:value="543.5269">
            <text:p>543.5269</text:p>
          </table:table-cell>
          <table:table-cell/>
          <table:table-cell office:value-type="float" office:value="48.5894">
            <text:p>48.5894</text:p>
          </table:table-cell>
          <table:table-cell office:value-type="float" office:value="58.993">
            <text:p>58.993</text:p>
          </table:table-cell>
          <table:table-cell office:value-type="float" office:value="823.6519">
            <text:p>823.6519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3.5557">
            <text:p>33.5557</text:p>
          </table:table-cell>
          <table:table-cell table:style-name="ce25" office:value-type="float" office:value="59.597">
            <text:p>59.597</text:p>
          </table:table-cell>
          <table:table-cell table:style-name="ce15" office:value-type="float" office:value="563.0241">
            <text:p>563.0241</text:p>
          </table:table-cell>
          <table:table-cell table:style-name="ce34"/>
          <table:table-cell table:style-name="ce15" office:value-type="float" office:value="32.1372">
            <text:p>32.1372</text:p>
          </table:table-cell>
          <table:table-cell table:style-name="ce25" office:value-type="float" office:value="59.002">
            <text:p>59.002</text:p>
          </table:table-cell>
          <table:table-cell table:style-name="ce15" office:value-type="float" office:value="544.6747">
            <text:p>544.6747</text:p>
          </table:table-cell>
          <table:table-cell table:style-name="ce34"/>
          <table:table-cell table:style-name="ce15" office:value-type="float" office:value="48.9097">
            <text:p>48.9097</text:p>
          </table:table-cell>
          <table:table-cell table:style-name="ce25" office:value-type="float" office:value="59.202">
            <text:p>59.202</text:p>
          </table:table-cell>
          <table:table-cell table:style-name="ce15" office:value-type="float" office:value="826.1408">
            <text:p>826.1408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5348">
            <text:p>0.5348</text:p>
          </table:table-cell>
          <table:table-cell table:style-name="ce24" office:value-type="float" office:value="0.486">
            <text:p>0.486</text:p>
          </table:table-cell>
          <table:table-cell table:style-name="ce13" office:value-type="float" office:value="5.9111">
            <text:p>5.9111</text:p>
          </table:table-cell>
          <table:table-cell table:style-name="ce34"/>
          <table:table-cell table:style-name="ce13" office:value-type="float" office:value="0.0739">
            <text:p>0.0739</text:p>
          </table:table-cell>
          <table:table-cell table:style-name="ce24" office:value-type="float" office:value="0.007">
            <text:p>0.007</text:p>
          </table:table-cell>
          <table:table-cell table:style-name="ce13" office:value-type="float" office:value="1.2162">
            <text:p>1.2162</text:p>
          </table:table-cell>
          <table:table-cell table:style-name="ce34"/>
          <table:table-cell table:style-name="ce13" office:value-type="float" office:value="0.5313">
            <text:p>0.5313</text:p>
          </table:table-cell>
          <table:table-cell table:style-name="ce24" office:value-type="float" office:value="0.4">
            <text:p>0.4</text:p>
          </table:table-cell>
          <table:table-cell table:style-name="ce13" office:value-type="float" office:value="5.9122">
            <text:p>5.912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 hdparm APM (Enabled)</text:p>
          </table:table-cell>
          <table:table-cell table:style-name="ce20"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5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37" office:value-type="string">
            <text:p>Current</text:p>
          </table:table-cell>
          <table:table-cell table:style-name="ce34"/>
          <table:table-cell table:style-name="ce5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37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6" office:value-type="string">
            <text:p>Ah</text:p>
          </table:table-cell>
          <table:table-cell table:style-name="ce13" office:value-type="string">
            <text:p>(Secs)</text:p>
          </table:table-cell>
          <table:table-cell table:style-name="ce38" office:value-type="string">
            <text:p>(mA)</text:p>
          </table:table-cell>
          <table:table-cell table:style-name="ce34"/>
          <table:table-cell table:style-name="ce6" office:value-type="string">
            <text:p>Ah</text:p>
          </table:table-cell>
          <table:table-cell table:style-name="ce13" office:value-type="string">
            <text:p>(Secs)</text:p>
          </table:table-cell>
          <table:table-cell table:style-name="ce38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30.9159">
            <text:p>30.9159</text:p>
          </table:table-cell>
          <table:table-cell office:value-type="float" office:value="58.99">
            <text:p>58.99</text:p>
          </table:table-cell>
          <table:table-cell office:value-type="float" office:value="524.0896">
            <text:p>524.0896</text:p>
          </table:table-cell>
          <table:table-cell/>
          <table:table-cell table:style-name="ce3" office:value-type="float" office:value="32.1423">
            <text:p>32.1423</text:p>
          </table:table-cell>
          <table:table-cell table:style-name="ce14" office:value-type="float" office:value="58.991">
            <text:p>58.991</text:p>
          </table:table-cell>
          <table:table-cell table:style-name="ce39" office:value-type="float" office:value="544.8648">
            <text:p>544.8648</text:p>
          </table:table-cell>
          <table:table-cell/>
          <table:table-cell table:style-name="ce3" office:value-type="float" office:value="48.1437">
            <text:p>48.1437</text:p>
          </table:table-cell>
          <table:table-cell table:style-name="ce14" office:value-type="float" office:value="60.001">
            <text:p>60.001</text:p>
          </table:table-cell>
          <table:table-cell table:style-name="ce39" office:value-type="float" office:value="802.3856">
            <text:p>802.3856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9001">
            <text:p>30.9001</text:p>
          </table:table-cell>
          <table:table-cell office:value-type="float" office:value="59.001">
            <text:p>59.001</text:p>
          </table:table-cell>
          <table:table-cell office:value-type="float" office:value="523.7223">
            <text:p>523.7223</text:p>
          </table:table-cell>
          <table:table-cell/>
          <table:table-cell table:style-name="ce3" office:value-type="float" office:value="32.0683">
            <text:p>32.0683</text:p>
          </table:table-cell>
          <table:table-cell table:style-name="ce14" office:value-type="float" office:value="59.001">
            <text:p>59.001</text:p>
          </table:table-cell>
          <table:table-cell table:style-name="ce39" office:value-type="float" office:value="543.5231">
            <text:p>543.5231</text:p>
          </table:table-cell>
          <table:table-cell/>
          <table:table-cell table:style-name="ce3" office:value-type="float" office:value="48.2381">
            <text:p>48.2381</text:p>
          </table:table-cell>
          <table:table-cell table:style-name="ce14" office:value-type="float" office:value="60.001">
            <text:p>60.001</text:p>
          </table:table-cell>
          <table:table-cell table:style-name="ce39" office:value-type="float" office:value="803.9556">
            <text:p>803.9556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1.1025">
            <text:p>31.1025</text:p>
          </table:table-cell>
          <table:table-cell office:value-type="float" office:value="59.003">
            <text:p>59.003</text:p>
          </table:table-cell>
          <table:table-cell office:value-type="float" office:value="527.1339">
            <text:p>527.1339</text:p>
          </table:table-cell>
          <table:table-cell/>
          <table:table-cell table:style-name="ce3" office:value-type="float" office:value="32.1514">
            <text:p>32.1514</text:p>
          </table:table-cell>
          <table:table-cell table:style-name="ce14" office:value-type="float" office:value="58.992">
            <text:p>58.992</text:p>
          </table:table-cell>
          <table:table-cell table:style-name="ce39" office:value-type="float" office:value="545.017">
            <text:p>545.017</text:p>
          </table:table-cell>
          <table:table-cell/>
          <table:table-cell table:style-name="ce3" office:value-type="float" office:value="48.2004">
            <text:p>48.2004</text:p>
          </table:table-cell>
          <table:table-cell table:style-name="ce14" office:value-type="float" office:value="60.012">
            <text:p>60.012</text:p>
          </table:table-cell>
          <table:table-cell table:style-name="ce39" office:value-type="float" office:value="803.1789">
            <text:p>803.1789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1.5735">
            <text:p>31.5735</text:p>
          </table:table-cell>
          <table:table-cell office:value-type="float" office:value="59.99">
            <text:p>59.99</text:p>
          </table:table-cell>
          <table:table-cell office:value-type="float" office:value="526.3153">
            <text:p>526.3153</text:p>
          </table:table-cell>
          <table:table-cell/>
          <table:table-cell table:style-name="ce3" office:value-type="float" office:value="32.0995">
            <text:p>32.0995</text:p>
          </table:table-cell>
          <table:table-cell table:style-name="ce14" office:value-type="float" office:value="59.009">
            <text:p>59.009</text:p>
          </table:table-cell>
          <table:table-cell table:style-name="ce39" office:value-type="float" office:value="543.9736">
            <text:p>543.9736</text:p>
          </table:table-cell>
          <table:table-cell/>
          <table:table-cell table:style-name="ce3" office:value-type="float" office:value="48.1268">
            <text:p>48.1268</text:p>
          </table:table-cell>
          <table:table-cell table:style-name="ce14" office:value-type="float" office:value="60.01">
            <text:p>60.01</text:p>
          </table:table-cell>
          <table:table-cell table:style-name="ce39" office:value-type="float" office:value="801.9779">
            <text:p>801.9779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31.1043">
            <text:p>31.1043</text:p>
          </table:table-cell>
          <table:table-cell office:value-type="float" office:value="59.011">
            <text:p>59.011</text:p>
          </table:table-cell>
          <table:table-cell office:value-type="float" office:value="527.0918">
            <text:p>527.0918</text:p>
          </table:table-cell>
          <table:table-cell/>
          <table:table-cell table:style-name="ce3" office:value-type="float" office:value="32.0786">
            <text:p>32.0786</text:p>
          </table:table-cell>
          <table:table-cell table:style-name="ce14" office:value-type="float" office:value="59.01">
            <text:p>59.01</text:p>
          </table:table-cell>
          <table:table-cell table:style-name="ce39" office:value-type="float" office:value="543.6121">
            <text:p>543.6121</text:p>
          </table:table-cell>
          <table:table-cell/>
          <table:table-cell table:style-name="ce3" office:value-type="float" office:value="47.5772">
            <text:p>47.5772</text:p>
          </table:table-cell>
          <table:table-cell table:style-name="ce14" office:value-type="float" office:value="59.012">
            <text:p>59.012</text:p>
          </table:table-cell>
          <table:table-cell table:style-name="ce39" office:value-type="float" office:value="806.2298">
            <text:p>806.229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1.1193">
            <text:p>31.1193</text:p>
          </table:table-cell>
          <table:table-cell table:style-name="ce25" office:value-type="float" office:value="59.199">
            <text:p>59.199</text:p>
          </table:table-cell>
          <table:table-cell table:style-name="ce15" office:value-type="float" office:value="525.6706">
            <text:p>525.6706</text:p>
          </table:table-cell>
          <table:table-cell table:style-name="ce34"/>
          <table:table-cell table:style-name="ce7" office:value-type="float" office:value="32.108">
            <text:p>32.108</text:p>
          </table:table-cell>
          <table:table-cell table:style-name="ce15" office:value-type="float" office:value="59.001">
            <text:p>59.001</text:p>
          </table:table-cell>
          <table:table-cell table:style-name="ce40" office:value-type="float" office:value="544.1981">
            <text:p>544.1981</text:p>
          </table:table-cell>
          <table:table-cell table:style-name="ce34"/>
          <table:table-cell table:style-name="ce7" office:value-type="float" office:value="48.0573">
            <text:p>48.0573</text:p>
          </table:table-cell>
          <table:table-cell table:style-name="ce15" office:value-type="float" office:value="59.807">
            <text:p>59.807</text:p>
          </table:table-cell>
          <table:table-cell table:style-name="ce40" office:value-type="float" office:value="803.5456">
            <text:p>803.5456</text:p>
          </table:table-cell>
          <table:table-cell/>
        </table:table-row>
        <table:table-row table:style-name="ro1">
          <table:table-cell office:value-type="string">
            <text:p>Std.Dev.</text:p>
          </table:table-cell>
          <table:table-cell office:value-type="float" office:value="0.2434">
            <text:p>0.2434</text:p>
          </table:table-cell>
          <table:table-cell office:value-type="float" office:value="0.395">
            <text:p>0.395</text:p>
          </table:table-cell>
          <table:table-cell office:value-type="float" office:value="1.4746">
            <text:p>1.4746</text:p>
          </table:table-cell>
          <table:table-cell/>
          <table:table-cell table:style-name="ce3" office:value-type="float" office:value="0.0334">
            <text:p>0.0334</text:p>
          </table:table-cell>
          <table:table-cell table:style-name="ce14" office:value-type="float" office:value="0.008">
            <text:p>0.008</text:p>
          </table:table-cell>
          <table:table-cell table:style-name="ce39" office:value-type="float" office:value="0.6268">
            <text:p>0.6268</text:p>
          </table:table-cell>
          <table:table-cell/>
          <table:table-cell table:style-name="ce3" office:value-type="float" office:value="0.2433">
            <text:p>0.2433</text:p>
          </table:table-cell>
          <table:table-cell table:style-name="ce14" office:value-type="float" office:value="0.398">
            <text:p>0.398</text:p>
          </table:table-cell>
          <table:table-cell table:style-name="ce39" office:value-type="float" office:value="1.5041">
            <text:p>1.5041</text:p>
          </table:table-cell>
          <table:table-cell/>
        </table:table-row>
        <table:table-row table:style-name="ro1">
          <table:table-cell table:style-name="ce8" office:value-type="string">
            <text:p>Saving</text:p>
          </table:table-cell>
          <table:table-cell table:style-name="ce21" table:formula="of:=[.B13]-[.B24]" office:value-type="float" office:value="2.4364">
            <text:p>2.4364</text:p>
          </table:table-cell>
          <table:table-cell table:style-name="ce30" table:formula="of:=[.C13]-[.C24]" office:value-type="float" office:value="0.398000000000003">
            <text:p>0.398</text:p>
          </table:table-cell>
          <table:table-cell table:style-name="ce21" table:formula="of:=[.D13]-[.D24]" office:value-type="float" office:value="37.3534999999999">
            <text:p>37.3535</text:p>
          </table:table-cell>
          <table:table-cell table:style-name="ce27"/>
          <table:table-cell table:style-name="ce8" table:formula="of:=[.F13]-[.F24]" office:value-type="float" office:value="0.029200000000003">
            <text:p>0.0292</text:p>
          </table:table-cell>
          <table:table-cell table:style-name="ce8" table:formula="of:=[.G13]-[.G24]" office:value-type="float" office:value="0.00100000000000477">
            <text:p>0.001</text:p>
          </table:table-cell>
          <table:table-cell table:style-name="ce21" table:formula="of:=[.H13]-[.H24]" office:value-type="float" office:value="0.476600000000076">
            <text:p>0.4766</text:p>
          </table:table-cell>
          <table:table-cell table:style-name="ce27"/>
          <table:table-cell table:style-name="ce8" table:formula="of:=[.J13]-[.J24]" office:value-type="float" office:value="0.852400000000003">
            <text:p>0.8524</text:p>
          </table:table-cell>
          <table:table-cell table:style-name="ce8" table:formula="of:=[.K13]-[.K24]" office:value-type="float" office:value="-0.605000000000004">
            <text:p>-0.605</text:p>
          </table:table-cell>
          <table:table-cell table:style-name="ce21" table:formula="of:=[.L13]-[.L24]" office:value-type="float" office:value="22.5952">
            <text:p>22.595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9" table:number-columns-spanned="12" table:number-rows-spanned="1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 all pm-power options, idle system, (Not 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33.0208">
            <text:p>33.0208</text:p>
          </table:table-cell>
          <table:table-cell office:value-type="float" office:value="59.001">
            <text:p>59.001</text:p>
          </table:table-cell>
          <table:table-cell office:value-type="float" office:value="559.6642">
            <text:p>559.6642</text:p>
          </table:table-cell>
          <table:table-cell/>
          <table:table-cell office:value-type="float" office:value="32.7053">
            <text:p>32.7053</text:p>
          </table:table-cell>
          <table:table-cell office:value-type="float" office:value="59.992">
            <text:p>59.992</text:p>
          </table:table-cell>
          <table:table-cell office:value-type="float" office:value="545.163">
            <text:p>545.163</text:p>
          </table:table-cell>
          <table:table-cell/>
          <table:table-cell office:value-type="float" office:value="48.7173">
            <text:p>48.7173</text:p>
          </table:table-cell>
          <table:table-cell office:value-type="float" office:value="59.001">
            <text:p>59.001</text:p>
          </table:table-cell>
          <table:table-cell office:value-type="float" office:value="825.7038">
            <text:p>825.7038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3.5916">
            <text:p>33.5916</text:p>
          </table:table-cell>
          <table:table-cell office:value-type="float" office:value="59.981">
            <text:p>59.981</text:p>
          </table:table-cell>
          <table:table-cell office:value-type="float" office:value="560.0387">
            <text:p>560.0387</text:p>
          </table:table-cell>
          <table:table-cell/>
          <table:table-cell office:value-type="float" office:value="32.777">
            <text:p>32.777</text:p>
          </table:table-cell>
          <table:table-cell office:value-type="float" office:value="59.991">
            <text:p>59.991</text:p>
          </table:table-cell>
          <table:table-cell office:value-type="float" office:value="546.3627">
            <text:p>546.3627</text:p>
          </table:table-cell>
          <table:table-cell/>
          <table:table-cell office:value-type="float" office:value="48.6668">
            <text:p>48.6668</text:p>
          </table:table-cell>
          <table:table-cell office:value-type="float" office:value="58.981">
            <text:p>58.981</text:p>
          </table:table-cell>
          <table:table-cell office:value-type="float" office:value="825.1301">
            <text:p>825.130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2.8739">
            <text:p>32.8739</text:p>
          </table:table-cell>
          <table:table-cell office:value-type="float" office:value="59.01">
            <text:p>59.01</text:p>
          </table:table-cell>
          <table:table-cell office:value-type="float" office:value="557.0933">
            <text:p>557.0933</text:p>
          </table:table-cell>
          <table:table-cell/>
          <table:table-cell office:value-type="float" office:value="32.0282">
            <text:p>32.0282</text:p>
          </table:table-cell>
          <table:table-cell office:value-type="float" office:value="59.01">
            <text:p>59.01</text:p>
          </table:table-cell>
          <table:table-cell office:value-type="float" office:value="542.7565">
            <text:p>542.7565</text:p>
          </table:table-cell>
          <table:table-cell/>
          <table:table-cell office:value-type="float" office:value="49.6439">
            <text:p>49.6439</text:p>
          </table:table-cell>
          <table:table-cell office:value-type="float" office:value="60.001">
            <text:p>60.001</text:p>
          </table:table-cell>
          <table:table-cell office:value-type="float" office:value="827.3865">
            <text:p>827.3865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3.5371">
            <text:p>33.5371</text:p>
          </table:table-cell>
          <table:table-cell office:value-type="float" office:value="60.001">
            <text:p>60.001</text:p>
          </table:table-cell>
          <table:table-cell office:value-type="float" office:value="558.9432">
            <text:p>558.9432</text:p>
          </table:table-cell>
          <table:table-cell/>
          <table:table-cell office:value-type="float" office:value="32.0333">
            <text:p>32.0333</text:p>
          </table:table-cell>
          <table:table-cell office:value-type="float" office:value="59.001">
            <text:p>59.001</text:p>
          </table:table-cell>
          <table:table-cell office:value-type="float" office:value="542.9315">
            <text:p>542.9315</text:p>
          </table:table-cell>
          <table:table-cell/>
          <table:table-cell office:value-type="float" office:value="48.8589">
            <text:p>48.8589</text:p>
          </table:table-cell>
          <table:table-cell office:value-type="float" office:value="58.971">
            <text:p>58.971</text:p>
          </table:table-cell>
          <table:table-cell office:value-type="float" office:value="828.5291">
            <text:p>828.5291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33.0721">
            <text:p>33.0721</text:p>
          </table:table-cell>
          <table:table-cell office:value-type="float" office:value="59.001">
            <text:p>59.001</text:p>
          </table:table-cell>
          <table:table-cell office:value-type="float" office:value="560.5375">
            <text:p>560.5375</text:p>
          </table:table-cell>
          <table:table-cell/>
          <table:table-cell office:value-type="float" office:value="32.1655">
            <text:p>32.1655</text:p>
          </table:table-cell>
          <table:table-cell office:value-type="float" office:value="59.01">
            <text:p>59.01</text:p>
          </table:table-cell>
          <table:table-cell office:value-type="float" office:value="545.0855">
            <text:p>545.0855</text:p>
          </table:table-cell>
          <table:table-cell/>
          <table:table-cell office:value-type="float" office:value="48.9153">
            <text:p>48.9153</text:p>
          </table:table-cell>
          <table:table-cell office:value-type="float" office:value="59.001">
            <text:p>59.001</text:p>
          </table:table-cell>
          <table:table-cell office:value-type="float" office:value="829.0621">
            <text:p>829.0621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3.2191">
            <text:p>33.2191</text:p>
          </table:table-cell>
          <table:table-cell table:style-name="ce25" office:value-type="float" office:value="59.399">
            <text:p>59.399</text:p>
          </table:table-cell>
          <table:table-cell table:style-name="ce15" office:value-type="float" office:value="559.2554">
            <text:p>559.2554</text:p>
          </table:table-cell>
          <table:table-cell table:style-name="ce34"/>
          <table:table-cell table:style-name="ce15" office:value-type="float" office:value="32.3419">
            <text:p>32.3419</text:p>
          </table:table-cell>
          <table:table-cell table:style-name="ce25" office:value-type="float" office:value="59.401">
            <text:p>59.401</text:p>
          </table:table-cell>
          <table:table-cell table:style-name="ce15" office:value-type="float" office:value="544.4599">
            <text:p>544.4599</text:p>
          </table:table-cell>
          <table:table-cell table:style-name="ce34"/>
          <table:table-cell table:style-name="ce15" office:value-type="float" office:value="48.9604">
            <text:p>48.9604</text:p>
          </table:table-cell>
          <table:table-cell table:style-name="ce25" office:value-type="float" office:value="59.191">
            <text:p>59.191</text:p>
          </table:table-cell>
          <table:table-cell table:style-name="ce15" office:value-type="float" office:value="827.1623">
            <text:p>827.1623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2898">
            <text:p>0.2898</text:p>
          </table:table-cell>
          <table:table-cell table:style-name="ce24" office:value-type="float" office:value="0.484">
            <text:p>0.484</text:p>
          </table:table-cell>
          <table:table-cell table:style-name="ce13" office:value-type="float" office:value="1.1997">
            <text:p>1.1997</text:p>
          </table:table-cell>
          <table:table-cell table:style-name="ce34"/>
          <table:table-cell table:style-name="ce13" office:value-type="float" office:value="0.3305">
            <text:p>0.3305</text:p>
          </table:table-cell>
          <table:table-cell table:style-name="ce24" office:value-type="float" office:value="0.482">
            <text:p>0.482</text:p>
          </table:table-cell>
          <table:table-cell table:style-name="ce13" office:value-type="float" office:value="1.396">
            <text:p>1.396</text:p>
          </table:table-cell>
          <table:table-cell table:style-name="ce34"/>
          <table:table-cell table:style-name="ce13" office:value-type="float" office:value="0.3535">
            <text:p>0.3535</text:p>
          </table:table-cell>
          <table:table-cell table:style-name="ce24" office:value-type="float" office:value="0.405">
            <text:p>0.405</text:p>
          </table:table-cell>
          <table:table-cell table:style-name="ce13" office:value-type="float" office:value="1.5352">
            <text:p>1.535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 all pm-power options, idle system, (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30.214">
            <text:p>30.214</text:p>
          </table:table-cell>
          <table:table-cell office:value-type="float" office:value="59.001">
            <text:p>59.001</text:p>
          </table:table-cell>
          <table:table-cell office:value-type="float" office:value="512.094">
            <text:p>512.094</text:p>
          </table:table-cell>
          <table:table-cell/>
          <table:table-cell office:value-type="float" office:value="31.268">
            <text:p>31.268</text:p>
          </table:table-cell>
          <table:table-cell office:value-type="float" office:value="58.991">
            <text:p>58.991</text:p>
          </table:table-cell>
          <table:table-cell office:value-type="float" office:value="530.0435">
            <text:p>530.0435</text:p>
          </table:table-cell>
          <table:table-cell/>
          <table:table-cell office:value-type="float" office:value="48.4055">
            <text:p>48.4055</text:p>
          </table:table-cell>
          <table:table-cell office:value-type="float" office:value="59.001">
            <text:p>59.001</text:p>
          </table:table-cell>
          <table:table-cell office:value-type="float" office:value="820.4198">
            <text:p>820.4198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079">
            <text:p>30.079</text:p>
          </table:table-cell>
          <table:table-cell office:value-type="float" office:value="59.01">
            <text:p>59.01</text:p>
          </table:table-cell>
          <table:table-cell office:value-type="float" office:value="509.73">
            <text:p>509.73</text:p>
          </table:table-cell>
          <table:table-cell/>
          <table:table-cell office:value-type="float" office:value="31.2694">
            <text:p>31.2694</text:p>
          </table:table-cell>
          <table:table-cell office:value-type="float" office:value="59.001">
            <text:p>59.001</text:p>
          </table:table-cell>
          <table:table-cell office:value-type="float" office:value="529.9838">
            <text:p>529.9838</text:p>
          </table:table-cell>
          <table:table-cell/>
          <table:table-cell office:value-type="float" office:value="48.3414">
            <text:p>48.3414</text:p>
          </table:table-cell>
          <table:table-cell office:value-type="float" office:value="59.011">
            <text:p>59.011</text:p>
          </table:table-cell>
          <table:table-cell office:value-type="float" office:value="819.1948">
            <text:p>819.1948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0984">
            <text:p>30.0984</text:p>
          </table:table-cell>
          <table:table-cell office:value-type="float" office:value="59.001">
            <text:p>59.001</text:p>
          </table:table-cell>
          <table:table-cell office:value-type="float" office:value="510.1315">
            <text:p>510.1315</text:p>
          </table:table-cell>
          <table:table-cell/>
          <table:table-cell office:value-type="float" office:value="31.3155">
            <text:p>31.3155</text:p>
          </table:table-cell>
          <table:table-cell office:value-type="float" office:value="58.991">
            <text:p>58.991</text:p>
          </table:table-cell>
          <table:table-cell office:value-type="float" office:value="530.8477">
            <text:p>530.8477</text:p>
          </table:table-cell>
          <table:table-cell/>
          <table:table-cell office:value-type="float" office:value="48.2769">
            <text:p>48.2769</text:p>
          </table:table-cell>
          <table:table-cell office:value-type="float" office:value="59.001">
            <text:p>59.001</text:p>
          </table:table-cell>
          <table:table-cell office:value-type="float" office:value="818.2381">
            <text:p>818.2381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2377">
            <text:p>30.2377</text:p>
          </table:table-cell>
          <table:table-cell office:value-type="float" office:value="59.001">
            <text:p>59.001</text:p>
          </table:table-cell>
          <table:table-cell office:value-type="float" office:value="512.4974">
            <text:p>512.4974</text:p>
          </table:table-cell>
          <table:table-cell/>
          <table:table-cell office:value-type="float" office:value="31.3889">
            <text:p>31.3889</text:p>
          </table:table-cell>
          <table:table-cell office:value-type="float" office:value="58.96">
            <text:p>58.96</text:p>
          </table:table-cell>
          <table:table-cell office:value-type="float" office:value="532.3725">
            <text:p>532.3725</text:p>
          </table:table-cell>
          <table:table-cell/>
          <table:table-cell office:value-type="float" office:value="48.1422">
            <text:p>48.1422</text:p>
          </table:table-cell>
          <table:table-cell office:value-type="float" office:value="58.991">
            <text:p>58.991</text:p>
          </table:table-cell>
          <table:table-cell office:value-type="float" office:value="816.0968">
            <text:p>816.0968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30.6586">
            <text:p>30.6586</text:p>
          </table:table-cell>
          <table:table-cell office:value-type="float" office:value="60.012">
            <text:p>60.012</text:p>
          </table:table-cell>
          <table:table-cell office:value-type="float" office:value="510.8766">
            <text:p>510.8766</text:p>
          </table:table-cell>
          <table:table-cell/>
          <table:table-cell office:value-type="float" office:value="31.7981">
            <text:p>31.7981</text:p>
          </table:table-cell>
          <table:table-cell office:value-type="float" office:value="60.012">
            <text:p>60.012</text:p>
          </table:table-cell>
          <table:table-cell office:value-type="float" office:value="529.8607">
            <text:p>529.8607</text:p>
          </table:table-cell>
          <table:table-cell/>
          <table:table-cell office:value-type="float" office:value="48.4699">
            <text:p>48.4699</text:p>
          </table:table-cell>
          <table:table-cell office:value-type="float" office:value="59.001">
            <text:p>59.001</text:p>
          </table:table-cell>
          <table:table-cell office:value-type="float" office:value="821.5158">
            <text:p>821.515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2575">
            <text:p>30.2575</text:p>
          </table:table-cell>
          <table:table-cell table:style-name="ce25" office:value-type="float" office:value="59.205">
            <text:p>59.205</text:p>
          </table:table-cell>
          <table:table-cell table:style-name="ce15" office:value-type="float" office:value="511.0659">
            <text:p>511.0659</text:p>
          </table:table-cell>
          <table:table-cell table:style-name="ce34"/>
          <table:table-cell table:style-name="ce15" office:value-type="float" office:value="31.408">
            <text:p>31.408</text:p>
          </table:table-cell>
          <table:table-cell table:style-name="ce25" office:value-type="float" office:value="59.191">
            <text:p>59.191</text:p>
          </table:table-cell>
          <table:table-cell table:style-name="ce15" office:value-type="float" office:value="530.6217">
            <text:p>530.6217</text:p>
          </table:table-cell>
          <table:table-cell table:style-name="ce34"/>
          <table:table-cell table:style-name="ce15" office:value-type="float" office:value="48.3272">
            <text:p>48.3272</text:p>
          </table:table-cell>
          <table:table-cell table:style-name="ce25" office:value-type="float" office:value="59.001">
            <text:p>59.001</text:p>
          </table:table-cell>
          <table:table-cell table:style-name="ce15" office:value-type="float" office:value="819.0931">
            <text:p>819.0931</text:p>
          </table:table-cell>
          <table:table-cell/>
        </table:table-row>
        <table:table-row table:style-name="ro1">
          <table:table-cell office:value-type="string">
            <text:p>Std.Dev.</text:p>
          </table:table-cell>
          <table:table-cell office:value-type="float" office:value="0.2099">
            <text:p>0.2099</text:p>
          </table:table-cell>
          <table:table-cell office:value-type="float" office:value="0.403">
            <text:p>0.403</text:p>
          </table:table-cell>
          <table:table-cell office:value-type="float" office:value="1.077">
            <text:p>1.077</text:p>
          </table:table-cell>
          <table:table-cell/>
          <table:table-cell office:value-type="float" office:value="0.2">
            <text:p>0.2</text:p>
          </table:table-cell>
          <table:table-cell office:value-type="float" office:value="0.411">
            <text:p>0.411</text:p>
          </table:table-cell>
          <table:table-cell office:value-type="float" office:value="0.942">
            <text:p>0.942</text:p>
          </table:table-cell>
          <table:table-cell table:style-name="ce22"/>
          <table:table-cell office:value-type="float" office:value="0.1127">
            <text:p>0.1127</text:p>
          </table:table-cell>
          <table:table-cell office:value-type="float" office:value="0.006">
            <text:p>0.006</text:p>
          </table:table-cell>
          <table:table-cell office:value-type="float" office:value="1.8627">
            <text:p>1.8627</text:p>
          </table:table-cell>
          <table:table-cell/>
        </table:table-row>
        <table:table-row table:style-name="ro1">
          <table:table-cell table:style-name="ce8" office:value-type="string">
            <text:p>Saving</text:p>
          </table:table-cell>
          <table:table-cell table:style-name="ce21" table:formula="of:=[.B38]-[.B48]" office:value-type="float" office:value="2.5605">
            <text:p>2.5605</text:p>
          </table:table-cell>
          <table:table-cell table:style-name="ce30" table:formula="of:=[.C38]-[.C48]" office:value-type="float" office:value="-0.613">
            <text:p>-0.613</text:p>
          </table:table-cell>
          <table:table-cell table:style-name="ce21" table:formula="of:=[.D38]-[.D48]" office:value-type="float" office:value="48.3788">
            <text:p>48.3788</text:p>
          </table:table-cell>
          <table:table-cell table:style-name="ce27"/>
          <table:table-cell table:style-name="ce21" table:formula="of:=[.F38]-[.F48]" office:value-type="float" office:value="0.543800000000001">
            <text:p>0.5438</text:p>
          </table:table-cell>
          <table:table-cell table:style-name="ce30" table:formula="of:=[.G38]-[.G48]" office:value-type="float" office:value="-0.610999999999997">
            <text:p>-0.611</text:p>
          </table:table-cell>
          <table:table-cell table:style-name="ce21" table:formula="of:=[.H38]-[.H48]" office:value-type="float" office:value="14.5992">
            <text:p>14.5992</text:p>
          </table:table-cell>
          <table:table-cell table:style-name="ce27"/>
          <table:table-cell table:style-name="ce21" table:formula="of:=[.J38]-[.J48]" office:value-type="float" office:value="0.490499999999997">
            <text:p>0.4905</text:p>
          </table:table-cell>
          <table:table-cell table:style-name="ce30" table:formula="of:=[.K38]-[.K48]" office:value-type="float" office:value="0.190000000000005">
            <text:p>0.19</text:p>
          </table:table-cell>
          <table:table-cell table:style-name="ce21" table:formula="of:=[.L38]-[.L48]" office:value-type="float" office:value="5.64649999999995">
            <text:p>5.6465</text:p>
          </table:table-cell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all pm-power options, building busybox: (Not 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8.6276">
            <text:p>88.6276</text:p>
          </table:table-cell>
          <table:table-cell office:value-type="float" office:value="122.001">
            <text:p>122.001</text:p>
          </table:table-cell>
          <table:table-cell office:value-type="float" office:value="726.4488">
            <text:p>726.4488</text:p>
          </table:table-cell>
          <table:table-cell/>
          <table:table-cell office:value-type="float" office:value="80.6796">
            <text:p>80.6796</text:p>
          </table:table-cell>
          <table:table-cell office:value-type="float" office:value="114.002">
            <text:p>114.002</text:p>
          </table:table-cell>
          <table:table-cell office:value-type="float" office:value="707.7067">
            <text:p>707.7067</text:p>
          </table:table-cell>
          <table:table-cell/>
          <table:table-cell office:value-type="float" office:value="76.2349">
            <text:p>76.2349</text:p>
          </table:table-cell>
          <table:table-cell office:value-type="float" office:value="85.001">
            <text:p>85.001</text:p>
          </table:table-cell>
          <table:table-cell office:value-type="float" office:value="896.8678">
            <text:p>896.8678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7.8783">
            <text:p>87.8783</text:p>
          </table:table-cell>
          <table:table-cell office:value-type="float" office:value="120.991">
            <text:p>120.991</text:p>
          </table:table-cell>
          <table:table-cell office:value-type="float" office:value="726.3199">
            <text:p>726.3199</text:p>
          </table:table-cell>
          <table:table-cell/>
          <table:table-cell office:value-type="float" office:value="81.0606">
            <text:p>81.0606</text:p>
          </table:table-cell>
          <table:table-cell office:value-type="float" office:value="114.001">
            <text:p>114.001</text:p>
          </table:table-cell>
          <table:table-cell office:value-type="float" office:value="711.0491">
            <text:p>711.0491</text:p>
          </table:table-cell>
          <table:table-cell/>
          <table:table-cell office:value-type="float" office:value="76.9312">
            <text:p>76.9312</text:p>
          </table:table-cell>
          <table:table-cell office:value-type="float" office:value="85.003">
            <text:p>85.003</text:p>
          </table:table-cell>
          <table:table-cell office:value-type="float" office:value="905.0378">
            <text:p>905.0378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7.8802">
            <text:p>87.8802</text:p>
          </table:table-cell>
          <table:table-cell office:value-type="float" office:value="121.01">
            <text:p>121.01</text:p>
          </table:table-cell>
          <table:table-cell office:value-type="float" office:value="726.2207">
            <text:p>726.2207</text:p>
          </table:table-cell>
          <table:table-cell/>
          <table:table-cell office:value-type="float" office:value="80.9884">
            <text:p>80.9884</text:p>
          </table:table-cell>
          <table:table-cell office:value-type="float" office:value="114.004">
            <text:p>114.004</text:p>
          </table:table-cell>
          <table:table-cell office:value-type="float" office:value="710.402">
            <text:p>710.402</text:p>
          </table:table-cell>
          <table:table-cell/>
          <table:table-cell office:value-type="float" office:value="77.0033">
            <text:p>77.0033</text:p>
          </table:table-cell>
          <table:table-cell office:value-type="float" office:value="85.001">
            <text:p>85.001</text:p>
          </table:table-cell>
          <table:table-cell office:value-type="float" office:value="905.908">
            <text:p>905.908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7.8698">
            <text:p>87.8698</text:p>
          </table:table-cell>
          <table:table-cell office:value-type="float" office:value="121.002">
            <text:p>121.002</text:p>
          </table:table-cell>
          <table:table-cell office:value-type="float" office:value="726.1832">
            <text:p>726.1832</text:p>
          </table:table-cell>
          <table:table-cell/>
          <table:table-cell office:value-type="float" office:value="81.7354">
            <text:p>81.7354</text:p>
          </table:table-cell>
          <table:table-cell office:value-type="float" office:value="114.001">
            <text:p>114.001</text:p>
          </table:table-cell>
          <table:table-cell office:value-type="float" office:value="716.9702">
            <text:p>716.9702</text:p>
          </table:table-cell>
          <table:table-cell/>
          <table:table-cell office:value-type="float" office:value="75.3978">
            <text:p>75.3978</text:p>
          </table:table-cell>
          <table:table-cell office:value-type="float" office:value="84.001">
            <text:p>84.001</text:p>
          </table:table-cell>
          <table:table-cell office:value-type="float" office:value="897.5786">
            <text:p>897.5786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8.6206">
            <text:p>88.6206</text:p>
          </table:table-cell>
          <table:table-cell office:value-type="float" office:value="122.002">
            <text:p>122.002</text:p>
          </table:table-cell>
          <table:table-cell office:value-type="float" office:value="726.3875">
            <text:p>726.3875</text:p>
          </table:table-cell>
          <table:table-cell/>
          <table:table-cell office:value-type="float" office:value="82.4874">
            <text:p>82.4874</text:p>
          </table:table-cell>
          <table:table-cell office:value-type="float" office:value="114.002">
            <text:p>114.002</text:p>
          </table:table-cell>
          <table:table-cell office:value-type="float" office:value="723.5638">
            <text:p>723.5638</text:p>
          </table:table-cell>
          <table:table-cell/>
          <table:table-cell office:value-type="float" office:value="76.4768">
            <text:p>76.4768</text:p>
          </table:table-cell>
          <table:table-cell office:value-type="float" office:value="84.991">
            <text:p>84.991</text:p>
          </table:table-cell>
          <table:table-cell office:value-type="float" office:value="899.8239">
            <text:p>899.8239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8.1753">
            <text:p>88.1753</text:p>
          </table:table-cell>
          <table:table-cell table:style-name="ce25" office:value-type="float" office:value="121.401">
            <text:p>121.401</text:p>
          </table:table-cell>
          <table:table-cell table:style-name="ce15" office:value-type="float" office:value="726.312">
            <text:p>726.312</text:p>
          </table:table-cell>
          <table:table-cell table:style-name="ce34"/>
          <table:table-cell table:style-name="ce15" office:value-type="float" office:value="81.3903">
            <text:p>81.3903</text:p>
          </table:table-cell>
          <table:table-cell table:style-name="ce25" office:value-type="float" office:value="114.002">
            <text:p>114.002</text:p>
          </table:table-cell>
          <table:table-cell table:style-name="ce15" office:value-type="float" office:value="713.9384">
            <text:p>713.9384</text:p>
          </table:table-cell>
          <table:table-cell table:style-name="ce34"/>
          <table:table-cell table:style-name="ce15" office:value-type="float" office:value="76.4088">
            <text:p>76.4088</text:p>
          </table:table-cell>
          <table:table-cell table:style-name="ce25" office:value-type="float" office:value="84.8">
            <text:p>84.8</text:p>
          </table:table-cell>
          <table:table-cell table:style-name="ce15" office:value-type="float" office:value="901.0432">
            <text:p>901.0432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3665">
            <text:p>0.3665</text:p>
          </table:table-cell>
          <table:table-cell table:style-name="ce24" office:value-type="float" office:value="0.49">
            <text:p>0.49</text:p>
          </table:table-cell>
          <table:table-cell table:style-name="ce13" office:value-type="float" office:value="0.0994">
            <text:p>0.0994</text:p>
          </table:table-cell>
          <table:table-cell table:style-name="ce34"/>
          <table:table-cell table:style-name="ce13" office:value-type="float" office:value="0.6478">
            <text:p>0.6478</text:p>
          </table:table-cell>
          <table:table-cell table:style-name="ce24" office:value-type="float" office:value="0.001">
            <text:p>0.001</text:p>
          </table:table-cell>
          <table:table-cell table:style-name="ce13" office:value-type="float" office:value="5.6838">
            <text:p>5.6838</text:p>
          </table:table-cell>
          <table:table-cell table:style-name="ce34"/>
          <table:table-cell table:style-name="ce13" office:value-type="float" office:value="0.5802">
            <text:p>0.5802</text:p>
          </table:table-cell>
          <table:table-cell table:style-name="ce24" office:value-type="float" office:value="0.399">
            <text:p>0.399</text:p>
          </table:table-cell>
          <table:table-cell table:style-name="ce13" office:value-type="float" office:value="3.7562">
            <text:p>3.756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all pm-power options, building busybox: Enabled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1.4755">
            <text:p>81.4755</text:p>
          </table:table-cell>
          <table:table-cell office:value-type="float" office:value="119.982">
            <text:p>119.982</text:p>
          </table:table-cell>
          <table:table-cell office:value-type="float" office:value="679.0658">
            <text:p>679.0658</text:p>
          </table:table-cell>
          <table:table-cell/>
          <table:table-cell office:value-type="float" office:value="81.1268">
            <text:p>81.1268</text:p>
          </table:table-cell>
          <table:table-cell office:value-type="float" office:value="114.004">
            <text:p>114.004</text:p>
          </table:table-cell>
          <table:table-cell office:value-type="float" office:value="711.6137">
            <text:p>711.6137</text:p>
          </table:table-cell>
          <table:table-cell/>
          <table:table-cell office:value-type="float" office:value="75.4426">
            <text:p>75.4426</text:p>
          </table:table-cell>
          <table:table-cell office:value-type="float" office:value="84.001">
            <text:p>84.001</text:p>
          </table:table-cell>
          <table:table-cell office:value-type="float" office:value="898.1125">
            <text:p>898.112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1.6175">
            <text:p>81.6175</text:p>
          </table:table-cell>
          <table:table-cell office:value-type="float" office:value="119.999">
            <text:p>119.999</text:p>
          </table:table-cell>
          <table:table-cell office:value-type="float" office:value="680.1511">
            <text:p>680.1511</text:p>
          </table:table-cell>
          <table:table-cell/>
          <table:table-cell office:value-type="float" office:value="79.7824">
            <text:p>79.7824</text:p>
          </table:table-cell>
          <table:table-cell office:value-type="float" office:value="112.012">
            <text:p>112.012</text:p>
          </table:table-cell>
          <table:table-cell office:value-type="float" office:value="712.2657">
            <text:p>712.2657</text:p>
          </table:table-cell>
          <table:table-cell/>
          <table:table-cell office:value-type="float" office:value="75.684">
            <text:p>75.684</text:p>
          </table:table-cell>
          <table:table-cell office:value-type="float" office:value="84.001">
            <text:p>84.001</text:p>
          </table:table-cell>
          <table:table-cell office:value-type="float" office:value="900.9853">
            <text:p>900.9853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2.3489">
            <text:p>82.3489</text:p>
          </table:table-cell>
          <table:table-cell office:value-type="float" office:value="121.002">
            <text:p>121.002</text:p>
          </table:table-cell>
          <table:table-cell office:value-type="float" office:value="680.5586">
            <text:p>680.5586</text:p>
          </table:table-cell>
          <table:table-cell/>
          <table:table-cell office:value-type="float" office:value="80.5661">
            <text:p>80.5661</text:p>
          </table:table-cell>
          <table:table-cell office:value-type="float" office:value="113.001">
            <text:p>113.001</text:p>
          </table:table-cell>
          <table:table-cell office:value-type="float" office:value="712.9687">
            <text:p>712.9687</text:p>
          </table:table-cell>
          <table:table-cell/>
          <table:table-cell office:value-type="float" office:value="75.096">
            <text:p>75.096</text:p>
          </table:table-cell>
          <table:table-cell office:value-type="float" office:value="83.001">
            <text:p>83.001</text:p>
          </table:table-cell>
          <table:table-cell office:value-type="float" office:value="904.7591">
            <text:p>904.7591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2.1703">
            <text:p>82.1703</text:p>
          </table:table-cell>
          <table:table-cell office:value-type="float" office:value="121.002">
            <text:p>121.002</text:p>
          </table:table-cell>
          <table:table-cell office:value-type="float" office:value="679.0841">
            <text:p>679.0841</text:p>
          </table:table-cell>
          <table:table-cell/>
          <table:table-cell office:value-type="float" office:value="80.4243">
            <text:p>80.4243</text:p>
          </table:table-cell>
          <table:table-cell office:value-type="float" office:value="112.992">
            <text:p>112.992</text:p>
          </table:table-cell>
          <table:table-cell office:value-type="float" office:value="711.7706">
            <text:p>711.7706</text:p>
          </table:table-cell>
          <table:table-cell/>
          <table:table-cell office:value-type="float" office:value="75.6986">
            <text:p>75.6986</text:p>
          </table:table-cell>
          <table:table-cell office:value-type="float" office:value="83.981">
            <text:p>83.981</text:p>
          </table:table-cell>
          <table:table-cell office:value-type="float" office:value="901.3733">
            <text:p>901.3733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1.2274">
            <text:p>81.2274</text:p>
          </table:table-cell>
          <table:table-cell office:value-type="float" office:value="120.002">
            <text:p>120.002</text:p>
          </table:table-cell>
          <table:table-cell office:value-type="float" office:value="676.8856">
            <text:p>676.8856</text:p>
          </table:table-cell>
          <table:table-cell/>
          <table:table-cell office:value-type="float" office:value="81.1013">
            <text:p>81.1013</text:p>
          </table:table-cell>
          <table:table-cell office:value-type="float" office:value="114.001">
            <text:p>114.001</text:p>
          </table:table-cell>
          <table:table-cell office:value-type="float" office:value="711.4062">
            <text:p>711.4062</text:p>
          </table:table-cell>
          <table:table-cell/>
          <table:table-cell office:value-type="float" office:value="76.0872">
            <text:p>76.0872</text:p>
          </table:table-cell>
          <table:table-cell office:value-type="float" office:value="83.99">
            <text:p>83.99</text:p>
          </table:table-cell>
          <table:table-cell office:value-type="float" office:value="905.9036">
            <text:p>905.9036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1.7679">
            <text:p>81.7679</text:p>
          </table:table-cell>
          <table:table-cell table:style-name="ce25" office:value-type="float" office:value="120.397">
            <text:p>120.397</text:p>
          </table:table-cell>
          <table:table-cell table:style-name="ce15" office:value-type="float" office:value="679.1491">
            <text:p>679.1491</text:p>
          </table:table-cell>
          <table:table-cell table:style-name="ce34"/>
          <table:table-cell table:style-name="ce15" office:value-type="float" office:value="80.6002">
            <text:p>80.6002</text:p>
          </table:table-cell>
          <table:table-cell table:style-name="ce25" office:value-type="float" office:value="113.202">
            <text:p>113.202</text:p>
          </table:table-cell>
          <table:table-cell table:style-name="ce15" office:value-type="float" office:value="712.005">
            <text:p>712.005</text:p>
          </table:table-cell>
          <table:table-cell table:style-name="ce34"/>
          <table:table-cell table:style-name="ce15" office:value-type="float" office:value="75.6017">
            <text:p>75.6017</text:p>
          </table:table-cell>
          <table:table-cell table:style-name="ce25" office:value-type="float" office:value="83.795">
            <text:p>83.795</text:p>
          </table:table-cell>
          <table:table-cell table:style-name="ce15" office:value-type="float" office:value="902.2268">
            <text:p>902.2268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4242">
            <text:p>0.4242</text:p>
          </table:table-cell>
          <table:table-cell table:style-name="ce25" office:value-type="float" office:value="0.494">
            <text:p>0.494</text:p>
          </table:table-cell>
          <table:table-cell table:style-name="ce15" office:value-type="float" office:value="1.2748">
            <text:p>1.2748</text:p>
          </table:table-cell>
          <table:table-cell table:style-name="ce34"/>
          <table:table-cell table:style-name="ce15" office:value-type="float" office:value="0.4958">
            <text:p>0.4958</text:p>
          </table:table-cell>
          <table:table-cell table:style-name="ce25" office:value-type="float" office:value="0.746">
            <text:p>0.746</text:p>
          </table:table-cell>
          <table:table-cell table:style-name="ce15" office:value-type="float" office:value="0.5592">
            <text:p>0.5592</text:p>
          </table:table-cell>
          <table:table-cell table:style-name="ce34"/>
          <table:table-cell table:style-name="ce15" office:value-type="float" office:value="0.3265">
            <text:p>0.3265</text:p>
          </table:table-cell>
          <table:table-cell table:style-name="ce25" office:value-type="float" office:value="0.397">
            <text:p>0.397</text:p>
          </table:table-cell>
          <table:table-cell table:style-name="ce15" office:value-type="float" office:value="2.7975">
            <text:p>2.7975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63]-[.B74]" office:value-type="float" office:value="6.4074">
            <text:p>6.4074</text:p>
          </table:table-cell>
          <table:table-cell table:style-name="ce26" table:formula="of:=[.C63]-[.C74]" office:value-type="float" office:value="1.00399999999999">
            <text:p>1.004</text:p>
          </table:table-cell>
          <table:table-cell table:style-name="ce16" table:formula="of:=[.D63]-[.D74]" office:value-type="float" office:value="47.1629">
            <text:p>47.1629</text:p>
          </table:table-cell>
          <table:table-cell table:style-name="ce27"/>
          <table:table-cell table:style-name="ce16" table:formula="of:=[.F63]-[.F74]" office:value-type="float" office:value="0.790099999999995">
            <text:p>0.7901</text:p>
          </table:table-cell>
          <table:table-cell table:style-name="ce26" table:formula="of:=[.G63]-[.G74]" office:value-type="float" office:value="0.799999999999997">
            <text:p>0.8</text:p>
          </table:table-cell>
          <table:table-cell table:style-name="ce16" table:formula="of:=[.H63]-[.H74]" office:value-type="float" office:value="1.93340000000001">
            <text:p>1.9334</text:p>
          </table:table-cell>
          <table:table-cell table:style-name="ce27"/>
          <table:table-cell table:style-name="ce16" table:formula="of:=[.J63]-[.J74]" office:value-type="float" office:value="0.807100000000006">
            <text:p>0.8071</text:p>
          </table:table-cell>
          <table:table-cell table:style-name="ce26" table:formula="of:=[.K63]-[.K74]" office:value-type="float" office:value="1.005">
            <text:p>1.005</text:p>
          </table:table-cell>
          <table:table-cell table:style-name="ce16" table:formula="of:=[.L63]-[.L74]" office:value-type="float" office:value="-1.18360000000007">
            <text:p>-1.1836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disable Wake-on-Lan (Not 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30.5247">
            <text:p>30.5247</text:p>
          </table:table-cell>
          <table:table-cell table:style-name="ce23" office:value-type="float" office:value="60.011">
            <text:p>60.011</text:p>
          </table:table-cell>
          <table:table-cell table:style-name="ce12" office:value-type="float" office:value="508.6539">
            <text:p>508.6539</text:p>
          </table:table-cell>
          <table:table-cell table:style-name="ce34"/>
          <table:table-cell table:style-name="ce12" office:value-type="float" office:value="31.7669">
            <text:p>31.7669</text:p>
          </table:table-cell>
          <table:table-cell table:style-name="ce23" office:value-type="float" office:value="58.981">
            <text:p>58.981</text:p>
          </table:table-cell>
          <table:table-cell table:style-name="ce12" office:value-type="float" office:value="538.5972">
            <text:p>538.5972</text:p>
          </table:table-cell>
          <table:table-cell table:style-name="ce34"/>
          <table:table-cell table:style-name="ce12" office:value-type="float" office:value="49.5188">
            <text:p>49.5188</text:p>
          </table:table-cell>
          <table:table-cell table:style-name="ce23" office:value-type="float" office:value="59">
            <text:p>59</text:p>
          </table:table-cell>
          <table:table-cell table:style-name="ce12" office:value-type="float" office:value="839.2998">
            <text:p>839.2998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6676">
            <text:p>30.6676</text:p>
          </table:table-cell>
          <table:table-cell office:value-type="float" office:value="60.001">
            <text:p>60.001</text:p>
          </table:table-cell>
          <table:table-cell office:value-type="float" office:value="511.1176">
            <text:p>511.1176</text:p>
          </table:table-cell>
          <table:table-cell/>
          <table:table-cell office:value-type="float" office:value="31.3538">
            <text:p>31.3538</text:p>
          </table:table-cell>
          <table:table-cell office:value-type="float" office:value="58.991">
            <text:p>58.991</text:p>
          </table:table-cell>
          <table:table-cell office:value-type="float" office:value="531.4998">
            <text:p>531.4998</text:p>
          </table:table-cell>
          <table:table-cell/>
          <table:table-cell office:value-type="float" office:value="49.7675">
            <text:p>49.7675</text:p>
          </table:table-cell>
          <table:table-cell office:value-type="float" office:value="60.001">
            <text:p>60.001</text:p>
          </table:table-cell>
          <table:table-cell office:value-type="float" office:value="829.4441">
            <text:p>829.444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1135">
            <text:p>30.1135</text:p>
          </table:table-cell>
          <table:table-cell office:value-type="float" office:value="59.011">
            <text:p>59.011</text:p>
          </table:table-cell>
          <table:table-cell office:value-type="float" office:value="510.3073">
            <text:p>510.3073</text:p>
          </table:table-cell>
          <table:table-cell/>
          <table:table-cell office:value-type="float" office:value="31.4191">
            <text:p>31.4191</text:p>
          </table:table-cell>
          <table:table-cell office:value-type="float" office:value="59.011">
            <text:p>59.011</text:p>
          </table:table-cell>
          <table:table-cell office:value-type="float" office:value="532.4271">
            <text:p>532.4271</text:p>
          </table:table-cell>
          <table:table-cell/>
          <table:table-cell office:value-type="float" office:value="48.9881">
            <text:p>48.9881</text:p>
          </table:table-cell>
          <table:table-cell office:value-type="float" office:value="59.001">
            <text:p>59.001</text:p>
          </table:table-cell>
          <table:table-cell office:value-type="float" office:value="830.296">
            <text:p>830.296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4913">
            <text:p>30.4913</text:p>
          </table:table-cell>
          <table:table-cell office:value-type="float" office:value="60.001">
            <text:p>60.001</text:p>
          </table:table-cell>
          <table:table-cell office:value-type="float" office:value="508.1824">
            <text:p>508.1824</text:p>
          </table:table-cell>
          <table:table-cell/>
          <table:table-cell office:value-type="float" office:value="31.3128">
            <text:p>31.3128</text:p>
          </table:table-cell>
          <table:table-cell office:value-type="float" office:value="59.011">
            <text:p>59.011</text:p>
          </table:table-cell>
          <table:table-cell office:value-type="float" office:value="530.6279">
            <text:p>530.6279</text:p>
          </table:table-cell>
          <table:table-cell/>
          <table:table-cell office:value-type="float" office:value="49.8675">
            <text:p>49.8675</text:p>
          </table:table-cell>
          <table:table-cell office:value-type="float" office:value="59.992">
            <text:p>59.992</text:p>
          </table:table-cell>
          <table:table-cell office:value-type="float" office:value="831.2383">
            <text:p>831.2383</text:p>
          </table:table-cell>
          <table:table-cell/>
        </table:table-row>
        <table:table-row table:style-name="ro1">
          <table:table-cell table:style-name="ce6" office:value-type="string">
            <text:p>Test run <text:s/>5</text:p>
          </table:table-cell>
          <table:table-cell table:style-name="ce13" office:value-type="float" office:value="30.7971">
            <text:p>30.7971</text:p>
          </table:table-cell>
          <table:table-cell table:style-name="ce24" office:value-type="float" office:value="60.011">
            <text:p>60.011</text:p>
          </table:table-cell>
          <table:table-cell table:style-name="ce13" office:value-type="float" office:value="513.195">
            <text:p>513.195</text:p>
          </table:table-cell>
          <table:table-cell table:style-name="ce34"/>
          <table:table-cell table:style-name="ce13" office:value-type="float" office:value="31.265">
            <text:p>31.265</text:p>
          </table:table-cell>
          <table:table-cell table:style-name="ce24" office:value-type="float" office:value="58.991">
            <text:p>58.991</text:p>
          </table:table-cell>
          <table:table-cell table:style-name="ce13" office:value-type="float" office:value="529.9938">
            <text:p>529.9938</text:p>
          </table:table-cell>
          <table:table-cell table:style-name="ce34"/>
          <table:table-cell table:style-name="ce13" office:value-type="float" office:value="50.6968">
            <text:p>50.6968</text:p>
          </table:table-cell>
          <table:table-cell table:style-name="ce24" office:value-type="float" office:value="59.001">
            <text:p>59.001</text:p>
          </table:table-cell>
          <table:table-cell table:style-name="ce13" office:value-type="float" office:value="859.2555">
            <text:p>859.2555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5188">
            <text:p>30.5188</text:p>
          </table:table-cell>
          <table:table-cell table:style-name="ce25" office:value-type="float" office:value="59.807">
            <text:p>59.807</text:p>
          </table:table-cell>
          <table:table-cell table:style-name="ce15" office:value-type="float" office:value="510.2913">
            <text:p>510.2913</text:p>
          </table:table-cell>
          <table:table-cell table:style-name="ce34"/>
          <table:table-cell table:style-name="ce15" office:value-type="float" office:value="31.4235">
            <text:p>31.4235</text:p>
          </table:table-cell>
          <table:table-cell table:style-name="ce25" office:value-type="float" office:value="58.997">
            <text:p>58.997</text:p>
          </table:table-cell>
          <table:table-cell table:style-name="ce15" office:value-type="float" office:value="532.6292">
            <text:p>532.6292</text:p>
          </table:table-cell>
          <table:table-cell table:style-name="ce34"/>
          <table:table-cell table:style-name="ce15" office:value-type="float" office:value="49.7677">
            <text:p>49.7677</text:p>
          </table:table-cell>
          <table:table-cell table:style-name="ce25" office:value-type="float" office:value="59.399">
            <text:p>59.399</text:p>
          </table:table-cell>
          <table:table-cell table:style-name="ce15" office:value-type="float" office:value="837.9067">
            <text:p>837.9067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2301">
            <text:p>0.2301</text:p>
          </table:table-cell>
          <table:table-cell table:style-name="ce24" office:value-type="float" office:value="0.398">
            <text:p>0.398</text:p>
          </table:table-cell>
          <table:table-cell table:style-name="ce13" office:value-type="float" office:value="1.8024">
            <text:p>1.8024</text:p>
          </table:table-cell>
          <table:table-cell table:style-name="ce34"/>
          <table:table-cell table:style-name="ce13" office:value-type="float" office:value="0.179">
            <text:p>0.179</text:p>
          </table:table-cell>
          <table:table-cell table:style-name="ce24" office:value-type="float" office:value="0.012">
            <text:p>0.012</text:p>
          </table:table-cell>
          <table:table-cell table:style-name="ce13" office:value-type="float" office:value="3.0947">
            <text:p>3.0947</text:p>
          </table:table-cell>
          <table:table-cell table:style-name="ce34"/>
          <table:table-cell table:style-name="ce13" office:value-type="float" office:value="0.5555">
            <text:p>0.5555</text:p>
          </table:table-cell>
          <table:table-cell table:style-name="ce24" office:value-type="float" office:value="0.488">
            <text:p>0.488</text:p>
          </table:table-cell>
          <table:table-cell table:style-name="ce13" office:value-type="float" office:value="11.2403">
            <text:p>11.240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disable Wake-on-Lan (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30.0491">
            <text:p>30.0491</text:p>
          </table:table-cell>
          <table:table-cell table:style-name="ce23" office:value-type="float" office:value="59.011">
            <text:p>59.011</text:p>
          </table:table-cell>
          <table:table-cell table:style-name="ce12" office:value-type="float" office:value="509.2104">
            <text:p>509.2104</text:p>
          </table:table-cell>
          <table:table-cell table:style-name="ce34"/>
          <table:table-cell table:style-name="ce12" office:value-type="float" office:value="31.7436">
            <text:p>31.7436</text:p>
          </table:table-cell>
          <table:table-cell table:style-name="ce23" office:value-type="float" office:value="59.993">
            <text:p>59.993</text:p>
          </table:table-cell>
          <table:table-cell table:style-name="ce12" office:value-type="float" office:value="529.1222">
            <text:p>529.1222</text:p>
          </table:table-cell>
          <table:table-cell table:style-name="ce34"/>
          <table:table-cell table:style-name="ce12" office:value-type="float" office:value="49.2162">
            <text:p>49.2162</text:p>
          </table:table-cell>
          <table:table-cell table:style-name="ce23" office:value-type="float" office:value="59.002">
            <text:p>59.002</text:p>
          </table:table-cell>
          <table:table-cell table:style-name="ce12" office:value-type="float" office:value="834.1495">
            <text:p>834.149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29.9295">
            <text:p>29.9295</text:p>
          </table:table-cell>
          <table:table-cell office:value-type="float" office:value="59">
            <text:p>59</text:p>
          </table:table-cell>
          <table:table-cell office:value-type="float" office:value="507.2793">
            <text:p>507.2793</text:p>
          </table:table-cell>
          <table:table-cell/>
          <table:table-cell office:value-type="float" office:value="31.2982">
            <text:p>31.2982</text:p>
          </table:table-cell>
          <table:table-cell office:value-type="float" office:value="59.001">
            <text:p>59.001</text:p>
          </table:table-cell>
          <table:table-cell office:value-type="float" office:value="530.472">
            <text:p>530.472</text:p>
          </table:table-cell>
          <table:table-cell/>
          <table:table-cell office:value-type="float" office:value="49.9048">
            <text:p>49.9048</text:p>
          </table:table-cell>
          <table:table-cell office:value-type="float" office:value="59">
            <text:p>59</text:p>
          </table:table-cell>
          <table:table-cell office:value-type="float" office:value="845.8387">
            <text:p>845.8387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7683">
            <text:p>30.7683</text:p>
          </table:table-cell>
          <table:table-cell office:value-type="float" office:value="60.011">
            <text:p>60.011</text:p>
          </table:table-cell>
          <table:table-cell office:value-type="float" office:value="512.7098">
            <text:p>512.7098</text:p>
          </table:table-cell>
          <table:table-cell/>
          <table:table-cell office:value-type="float" office:value="31.2613">
            <text:p>31.2613</text:p>
          </table:table-cell>
          <table:table-cell office:value-type="float" office:value="59.001">
            <text:p>59.001</text:p>
          </table:table-cell>
          <table:table-cell office:value-type="float" office:value="529.8466">
            <text:p>529.8466</text:p>
          </table:table-cell>
          <table:table-cell/>
          <table:table-cell office:value-type="float" office:value="49.1944">
            <text:p>49.1944</text:p>
          </table:table-cell>
          <table:table-cell office:value-type="float" office:value="58.99">
            <text:p>58.99</text:p>
          </table:table-cell>
          <table:table-cell office:value-type="float" office:value="833.9452">
            <text:p>833.9452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0531">
            <text:p>30.0531</text:p>
          </table:table-cell>
          <table:table-cell office:value-type="float" office:value="59.001">
            <text:p>59.001</text:p>
          </table:table-cell>
          <table:table-cell office:value-type="float" office:value="509.3662">
            <text:p>509.3662</text:p>
          </table:table-cell>
          <table:table-cell/>
          <table:table-cell office:value-type="float" office:value="31.3903">
            <text:p>31.3903</text:p>
          </table:table-cell>
          <table:table-cell office:value-type="float" office:value="58.99">
            <text:p>58.99</text:p>
          </table:table-cell>
          <table:table-cell office:value-type="float" office:value="532.129">
            <text:p>532.129</text:p>
          </table:table-cell>
          <table:table-cell/>
          <table:table-cell office:value-type="float" office:value="49.3732">
            <text:p>49.3732</text:p>
          </table:table-cell>
          <table:table-cell office:value-type="float" office:value="59.011">
            <text:p>59.011</text:p>
          </table:table-cell>
          <table:table-cell office:value-type="float" office:value="836.6713">
            <text:p>836.6713</text:p>
          </table:table-cell>
          <table:table-cell/>
        </table:table-row>
        <table:table-row table:style-name="ro1">
          <table:table-cell table:style-name="ce6" office:value-type="string">
            <text:p>Test run <text:s/>5</text:p>
          </table:table-cell>
          <table:table-cell table:style-name="ce13" office:value-type="float" office:value="29.8579">
            <text:p>29.8579</text:p>
          </table:table-cell>
          <table:table-cell table:style-name="ce24" office:value-type="float" office:value="58.991">
            <text:p>58.991</text:p>
          </table:table-cell>
          <table:table-cell table:style-name="ce13" office:value-type="float" office:value="506.1402">
            <text:p>506.1402</text:p>
          </table:table-cell>
          <table:table-cell table:style-name="ce34"/>
          <table:table-cell table:style-name="ce13" office:value-type="float" office:value="31.3406">
            <text:p>31.3406</text:p>
          </table:table-cell>
          <table:table-cell table:style-name="ce24" office:value-type="float" office:value="58.998">
            <text:p>58.998</text:p>
          </table:table-cell>
          <table:table-cell table:style-name="ce13" office:value-type="float" office:value="531.212">
            <text:p>531.212</text:p>
          </table:table-cell>
          <table:table-cell table:style-name="ce34"/>
          <table:table-cell table:style-name="ce13" office:value-type="float" office:value="49.6066">
            <text:p>49.6066</text:p>
          </table:table-cell>
          <table:table-cell table:style-name="ce24" office:value-type="float" office:value="59.001">
            <text:p>59.001</text:p>
          </table:table-cell>
          <table:table-cell table:style-name="ce13" office:value-type="float" office:value="840.777">
            <text:p>840.777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office:value-type="float" office:value="30.1316">
            <text:p>30.1316</text:p>
          </table:table-cell>
          <table:table-cell office:value-type="float" office:value="59.203">
            <text:p>59.203</text:p>
          </table:table-cell>
          <table:table-cell office:value-type="float" office:value="508.9412">
            <text:p>508.9412</text:p>
          </table:table-cell>
          <table:table-cell/>
          <table:table-cell office:value-type="float" office:value="31.4068">
            <text:p>31.4068</text:p>
          </table:table-cell>
          <table:table-cell office:value-type="float" office:value="59.197">
            <text:p>59.197</text:p>
          </table:table-cell>
          <table:table-cell office:value-type="float" office:value="530.5564">
            <text:p>530.5564</text:p>
          </table:table-cell>
          <table:table-cell/>
          <table:table-cell office:value-type="float" office:value="49.459">
            <text:p>49.459</text:p>
          </table:table-cell>
          <table:table-cell office:value-type="float" office:value="59.001">
            <text:p>59.001</text:p>
          </table:table-cell>
          <table:table-cell office:value-type="float" office:value="838.2763">
            <text:p>838.2763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268">
            <text:p>0.3268</text:p>
          </table:table-cell>
          <table:table-cell table:style-name="ce25" office:value-type="float" office:value="0.404">
            <text:p>0.404</text:p>
          </table:table-cell>
          <table:table-cell table:style-name="ce15" office:value-type="float" office:value="2.2389">
            <text:p>2.2389</text:p>
          </table:table-cell>
          <table:table-cell table:style-name="ce34"/>
          <table:table-cell table:style-name="ce15" office:value-type="float" office:value="0.1738">
            <text:p>0.1738</text:p>
          </table:table-cell>
          <table:table-cell table:style-name="ce25" office:value-type="float" office:value="0.398">
            <text:p>0.398</text:p>
          </table:table-cell>
          <table:table-cell table:style-name="ce15" office:value-type="float" office:value="1.046">
            <text:p>1.046</text:p>
          </table:table-cell>
          <table:table-cell table:style-name="ce34"/>
          <table:table-cell table:style-name="ce15" office:value-type="float" office:value="0.2672">
            <text:p>0.2672</text:p>
          </table:table-cell>
          <table:table-cell table:style-name="ce25" office:value-type="float" office:value="0.007">
            <text:p>0.007</text:p>
          </table:table-cell>
          <table:table-cell table:style-name="ce15" office:value-type="float" office:value="4.5124">
            <text:p>4.5124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88]-[.B99]" office:value-type="float" office:value="0.3872">
            <text:p>0.3872</text:p>
          </table:table-cell>
          <table:table-cell table:style-name="ce26" table:formula="of:=[.C88]-[.C99]" office:value-type="float" office:value="0.603999999999999">
            <text:p>0.604</text:p>
          </table:table-cell>
          <table:table-cell table:style-name="ce16" table:formula="of:=[.D88]-[.D99]" office:value-type="float" office:value="1.3501">
            <text:p>1.3501</text:p>
          </table:table-cell>
          <table:table-cell table:style-name="ce34"/>
          <table:table-cell table:style-name="ce16" table:formula="of:=[.F88]-[.F99]" office:value-type="float" office:value="0.0167000000000002">
            <text:p>0.0167</text:p>
          </table:table-cell>
          <table:table-cell table:style-name="ce26" table:formula="of:=[.G88]-[.G99]" office:value-type="float" office:value="-0.200000000000003">
            <text:p>-0.2</text:p>
          </table:table-cell>
          <table:table-cell table:style-name="ce16" table:formula="of:=[.H88]-[.H99]" office:value-type="float" office:value="2.07279999999992">
            <text:p>2.0728</text:p>
          </table:table-cell>
          <table:table-cell table:style-name="ce27"/>
          <table:table-cell table:style-name="ce16" table:formula="of:=[.J88]-[.J99]" office:value-type="float" office:value="0.308699999999995">
            <text:p>0.3087</text:p>
          </table:table-cell>
          <table:table-cell table:style-name="ce26" table:formula="of:=[.K88]-[.K99]" office:value-type="float" office:value="0.398000000000003">
            <text:p>0.398</text:p>
          </table:table-cell>
          <table:table-cell table:style-name="ce16" table:formula="of:=[.L88]-[.L99]" office:value-type="float" office:value="-0.369599999999991">
            <text:p>-0.3696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Intel Audio Power Save (Not 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12"/>
          <table:table-cell table:style-name="ce23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13"/>
          <table:table-cell table:style-name="ce24" office:value-type="string">
            <text:p>Ah</text:p>
          </table:table-cell>
          <table:table-cell table:style-name="ce13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table:style-name="ce14" office:value-type="string">
            <text:p>Test run <text:s/>1</text:p>
          </table:table-cell>
          <table:table-cell table:style-name="Default" office:value-type="float" office:value="30.3223">
            <text:p>30.3223</text:p>
          </table:table-cell>
          <table:table-cell table:style-name="ce14" office:value-type="float" office:value="59.012">
            <text:p>59.012</text:p>
          </table:table-cell>
          <table:table-cell office:value-type="float" office:value="513.8338">
            <text:p>513.8338</text:p>
          </table:table-cell>
          <table:table-cell/>
          <table:table-cell office:value-type="float" office:value="31.6227">
            <text:p>31.6227</text:p>
          </table:table-cell>
          <table:table-cell office:value-type="float" office:value="59">
            <text:p>59</text:p>
          </table:table-cell>
          <table:table-cell office:value-type="float" office:value="535.9774">
            <text:p>535.9774</text:p>
          </table:table-cell>
          <table:table-cell/>
          <table:table-cell office:value-type="float" office:value="49.2381">
            <text:p>49.2381</text:p>
          </table:table-cell>
          <table:table-cell office:value-type="float" office:value="59.001">
            <text:p>59.001</text:p>
          </table:table-cell>
          <table:table-cell office:value-type="float" office:value="834.5243">
            <text:p>834.5243</text:p>
          </table:table-cell>
          <table:table-cell/>
        </table:table-row>
        <table:table-row table:style-name="ro1">
          <table:table-cell table:style-name="ce14" office:value-type="string">
            <text:p>Test run <text:s/>2</text:p>
          </table:table-cell>
          <table:table-cell table:style-name="Default" office:value-type="float" office:value="30.2969">
            <text:p>30.2969</text:p>
          </table:table-cell>
          <table:table-cell table:style-name="ce14" office:value-type="float" office:value="59.001">
            <text:p>59.001</text:p>
          </table:table-cell>
          <table:table-cell office:value-type="float" office:value="513.5014">
            <text:p>513.5014</text:p>
          </table:table-cell>
          <table:table-cell/>
          <table:table-cell office:value-type="float" office:value="31.578">
            <text:p>31.578</text:p>
          </table:table-cell>
          <table:table-cell office:value-type="float" office:value="59.001">
            <text:p>59.001</text:p>
          </table:table-cell>
          <table:table-cell office:value-type="float" office:value="535.2149">
            <text:p>535.2149</text:p>
          </table:table-cell>
          <table:table-cell/>
          <table:table-cell office:value-type="float" office:value="48.2769">
            <text:p>48.2769</text:p>
          </table:table-cell>
          <table:table-cell office:value-type="float" office:value="59.001">
            <text:p>59.001</text:p>
          </table:table-cell>
          <table:table-cell office:value-type="float" office:value="818.2366">
            <text:p>818.2366</text:p>
          </table:table-cell>
          <table:table-cell/>
        </table:table-row>
        <table:table-row table:style-name="ro1">
          <table:table-cell table:style-name="ce14" office:value-type="string">
            <text:p>Test run <text:s/>3</text:p>
          </table:table-cell>
          <table:table-cell table:style-name="Default" office:value-type="float" office:value="30.3488">
            <text:p>30.3488</text:p>
          </table:table-cell>
          <table:table-cell table:style-name="ce14" office:value-type="float" office:value="59.01">
            <text:p>59.01</text:p>
          </table:table-cell>
          <table:table-cell office:value-type="float" office:value="514.299">
            <text:p>514.299</text:p>
          </table:table-cell>
          <table:table-cell/>
          <table:table-cell office:value-type="float" office:value="31.4932">
            <text:p>31.4932</text:p>
          </table:table-cell>
          <table:table-cell office:value-type="float" office:value="59.001">
            <text:p>59.001</text:p>
          </table:table-cell>
          <table:table-cell office:value-type="float" office:value="533.7776">
            <text:p>533.7776</text:p>
          </table:table-cell>
          <table:table-cell/>
          <table:table-cell office:value-type="float" office:value="48.068">
            <text:p>48.068</text:p>
          </table:table-cell>
          <table:table-cell office:value-type="float" office:value="58.99">
            <text:p>58.99</text:p>
          </table:table-cell>
          <table:table-cell office:value-type="float" office:value="814.8464">
            <text:p>814.8464</text:p>
          </table:table-cell>
          <table:table-cell/>
        </table:table-row>
        <table:table-row table:style-name="ro1">
          <table:table-cell table:style-name="ce14" office:value-type="string">
            <text:p>Test run <text:s/>4</text:p>
          </table:table-cell>
          <table:table-cell table:style-name="Default" office:value-type="float" office:value="30.2297">
            <text:p>30.2297</text:p>
          </table:table-cell>
          <table:table-cell table:style-name="ce14" office:value-type="float" office:value="58.992">
            <text:p>58.992</text:p>
          </table:table-cell>
          <table:table-cell office:value-type="float" office:value="512.4371">
            <text:p>512.4371</text:p>
          </table:table-cell>
          <table:table-cell/>
          <table:table-cell office:value-type="float" office:value="31.5093">
            <text:p>31.5093</text:p>
          </table:table-cell>
          <table:table-cell office:value-type="float" office:value="58.981">
            <text:p>58.981</text:p>
          </table:table-cell>
          <table:table-cell office:value-type="float" office:value="534.2241">
            <text:p>534.2241</text:p>
          </table:table-cell>
          <table:table-cell/>
          <table:table-cell office:value-type="float" office:value="48.8503">
            <text:p>48.8503</text:p>
          </table:table-cell>
          <table:table-cell office:value-type="float" office:value="59.001">
            <text:p>59.001</text:p>
          </table:table-cell>
          <table:table-cell office:value-type="float" office:value="827.9538">
            <text:p>827.9538</text:p>
          </table:table-cell>
          <table:table-cell/>
        </table:table-row>
        <table:table-row table:style-name="ro1">
          <table:table-cell table:style-name="ce14" office:value-type="string">
            <text:p>Test run <text:s/>5</text:p>
          </table:table-cell>
          <table:table-cell table:style-name="Default" office:value-type="float" office:value="30.2723">
            <text:p>30.2723</text:p>
          </table:table-cell>
          <table:table-cell table:style-name="ce14" office:value-type="float" office:value="59.011">
            <text:p>59.011</text:p>
          </table:table-cell>
          <table:table-cell office:value-type="float" office:value="512.9899">
            <text:p>512.9899</text:p>
          </table:table-cell>
          <table:table-cell/>
          <table:table-cell office:value-type="float" office:value="31.5202">
            <text:p>31.5202</text:p>
          </table:table-cell>
          <table:table-cell office:value-type="float" office:value="59.001">
            <text:p>59.001</text:p>
          </table:table-cell>
          <table:table-cell office:value-type="float" office:value="534.2358">
            <text:p>534.2358</text:p>
          </table:table-cell>
          <table:table-cell/>
          <table:table-cell office:value-type="float" office:value="48.1114">
            <text:p>48.1114</text:p>
          </table:table-cell>
          <table:table-cell office:value-type="float" office:value="59.012">
            <text:p>59.012</text:p>
          </table:table-cell>
          <table:table-cell office:value-type="float" office:value="815.2839">
            <text:p>815.2839</text:p>
          </table:table-cell>
          <table:table-cell/>
        </table:table-row>
        <table:table-row table:style-name="ro1">
          <table:table-cell table:style-name="ce15" office:value-type="string">
            <text:p>Average</text:p>
          </table:table-cell>
          <table:table-cell table:style-name="ce25" office:value-type="float" office:value="30.294">
            <text:p>30.294</text:p>
          </table:table-cell>
          <table:table-cell table:style-name="ce15" office:value-type="float" office:value="59.005">
            <text:p>59.005</text:p>
          </table:table-cell>
          <table:table-cell table:style-name="ce15" office:value-type="float" office:value="513.4122">
            <text:p>513.4122</text:p>
          </table:table-cell>
          <table:table-cell table:style-name="ce34"/>
          <table:table-cell table:style-name="ce15" office:value-type="float" office:value="31.5447">
            <text:p>31.5447</text:p>
          </table:table-cell>
          <table:table-cell table:style-name="ce25" office:value-type="float" office:value="58.997">
            <text:p>58.997</text:p>
          </table:table-cell>
          <table:table-cell table:style-name="ce15" office:value-type="float" office:value="534.686">
            <text:p>534.686</text:p>
          </table:table-cell>
          <table:table-cell table:style-name="ce34"/>
          <table:table-cell table:style-name="ce15" office:value-type="float" office:value="48.5089">
            <text:p>48.5089</text:p>
          </table:table-cell>
          <table:table-cell table:style-name="ce25" office:value-type="float" office:value="59.001">
            <text:p>59.001</text:p>
          </table:table-cell>
          <table:table-cell table:style-name="ce15" office:value-type="float" office:value="822.169">
            <text:p>822.169</text:p>
          </table:table-cell>
          <table:table-cell/>
        </table:table-row>
        <table:table-row table:style-name="ro1">
          <table:table-cell table:style-name="ce13" office:value-type="string">
            <text:p>Std.Dev.</text:p>
          </table:table-cell>
          <table:table-cell table:style-name="ce24" office:value-type="float" office:value="0.041">
            <text:p>0.041</text:p>
          </table:table-cell>
          <table:table-cell table:style-name="ce13" office:value-type="float" office:value="0.008">
            <text:p>0.008</text:p>
          </table:table-cell>
          <table:table-cell table:style-name="ce13" office:value-type="float" office:value="0.6483">
            <text:p>0.6483</text:p>
          </table:table-cell>
          <table:table-cell table:style-name="ce34"/>
          <table:table-cell table:style-name="ce13" office:value-type="float" office:value="0.0484">
            <text:p>0.0484</text:p>
          </table:table-cell>
          <table:table-cell table:style-name="ce24" office:value-type="float" office:value="0.008">
            <text:p>0.008</text:p>
          </table:table-cell>
          <table:table-cell table:style-name="ce13" office:value-type="float" office:value="0.7986">
            <text:p>0.7986</text:p>
          </table:table-cell>
          <table:table-cell table:style-name="ce34"/>
          <table:table-cell table:style-name="ce13" office:value-type="float" office:value="0.4593">
            <text:p>0.4593</text:p>
          </table:table-cell>
          <table:table-cell table:style-name="ce24" office:value-type="float" office:value="0.007">
            <text:p>0.007</text:p>
          </table:table-cell>
          <table:table-cell table:style-name="ce13" office:value-type="float" office:value="7.7795">
            <text:p>7.7795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Intel Audio Power Save (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29.0032">
            <text:p>29.0032</text:p>
          </table:table-cell>
          <table:table-cell table:style-name="ce23" office:value-type="float" office:value="59">
            <text:p>59</text:p>
          </table:table-cell>
          <table:table-cell table:style-name="ce12" office:value-type="float" office:value="491.5755">
            <text:p>491.5755</text:p>
          </table:table-cell>
          <table:table-cell table:style-name="ce34"/>
          <table:table-cell table:style-name="ce12" office:value-type="float" office:value="31.5206">
            <text:p>31.5206</text:p>
          </table:table-cell>
          <table:table-cell table:style-name="ce23" office:value-type="float" office:value="60">
            <text:p>60</text:p>
          </table:table-cell>
          <table:table-cell table:style-name="ce12" office:value-type="float" office:value="525.3401">
            <text:p>525.3401</text:p>
          </table:table-cell>
          <table:table-cell table:style-name="ce34"/>
          <table:table-cell table:style-name="ce12" office:value-type="float" office:value="47.9595">
            <text:p>47.9595</text:p>
          </table:table-cell>
          <table:table-cell table:style-name="ce23" office:value-type="float" office:value="59.97">
            <text:p>59.97</text:p>
          </table:table-cell>
          <table:table-cell table:style-name="ce12" office:value-type="float" office:value="799.7215">
            <text:p>799.721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28.8636">
            <text:p>28.8636</text:p>
          </table:table-cell>
          <table:table-cell office:value-type="float" office:value="59.001">
            <text:p>59.001</text:p>
          </table:table-cell>
          <table:table-cell office:value-type="float" office:value="489.2052">
            <text:p>489.2052</text:p>
          </table:table-cell>
          <table:table-cell/>
          <table:table-cell office:value-type="float" office:value="30.8778">
            <text:p>30.8778</text:p>
          </table:table-cell>
          <table:table-cell office:value-type="float" office:value="59.012">
            <text:p>59.012</text:p>
          </table:table-cell>
          <table:table-cell office:value-type="float" office:value="523.25">
            <text:p>523.25</text:p>
          </table:table-cell>
          <table:table-cell/>
          <table:table-cell office:value-type="float" office:value="47.2387">
            <text:p>47.2387</text:p>
          </table:table-cell>
          <table:table-cell office:value-type="float" office:value="59.001">
            <text:p>59.001</text:p>
          </table:table-cell>
          <table:table-cell office:value-type="float" office:value="800.6443">
            <text:p>800.6443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28.54">
            <text:p>28.54</text:p>
          </table:table-cell>
          <table:table-cell office:value-type="float" office:value="59.001">
            <text:p>59.001</text:p>
          </table:table-cell>
          <table:table-cell office:value-type="float" office:value="483.7233">
            <text:p>483.7233</text:p>
          </table:table-cell>
          <table:table-cell/>
          <table:table-cell office:value-type="float" office:value="30.94">
            <text:p>30.94</text:p>
          </table:table-cell>
          <table:table-cell office:value-type="float" office:value="59.001">
            <text:p>59.001</text:p>
          </table:table-cell>
          <table:table-cell office:value-type="float" office:value="524.4002">
            <text:p>524.4002</text:p>
          </table:table-cell>
          <table:table-cell/>
          <table:table-cell office:value-type="float" office:value="47.5108">
            <text:p>47.5108</text:p>
          </table:table-cell>
          <table:table-cell office:value-type="float" office:value="59.001">
            <text:p>59.001</text:p>
          </table:table-cell>
          <table:table-cell office:value-type="float" office:value="805.2581">
            <text:p>805.2581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29.3092">
            <text:p>29.3092</text:p>
          </table:table-cell>
          <table:table-cell office:value-type="float" office:value="59.992">
            <text:p>59.992</text:p>
          </table:table-cell>
          <table:table-cell office:value-type="float" office:value="488.5536">
            <text:p>488.5536</text:p>
          </table:table-cell>
          <table:table-cell/>
          <table:table-cell office:value-type="float" office:value="30.8246">
            <text:p>30.8246</text:p>
          </table:table-cell>
          <table:table-cell office:value-type="float" office:value="59.011">
            <text:p>59.011</text:p>
          </table:table-cell>
          <table:table-cell office:value-type="float" office:value="522.3563">
            <text:p>522.3563</text:p>
          </table:table-cell>
          <table:table-cell/>
          <table:table-cell office:value-type="float" office:value="47.3349">
            <text:p>47.3349</text:p>
          </table:table-cell>
          <table:table-cell office:value-type="float" office:value="59.001">
            <text:p>59.001</text:p>
          </table:table-cell>
          <table:table-cell office:value-type="float" office:value="802.2739">
            <text:p>802.2739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28.9133">
            <text:p>28.9133</text:p>
          </table:table-cell>
          <table:table-cell office:value-type="float" office:value="59">
            <text:p>59</text:p>
          </table:table-cell>
          <table:table-cell office:value-type="float" office:value="490.0534">
            <text:p>490.0534</text:p>
          </table:table-cell>
          <table:table-cell/>
          <table:table-cell office:value-type="float" office:value="30.829">
            <text:p>30.829</text:p>
          </table:table-cell>
          <table:table-cell office:value-type="float" office:value="59.001">
            <text:p>59.001</text:p>
          </table:table-cell>
          <table:table-cell office:value-type="float" office:value="522.5195">
            <text:p>522.5195</text:p>
          </table:table-cell>
          <table:table-cell/>
          <table:table-cell office:value-type="float" office:value="47.4465">
            <text:p>47.4465</text:p>
          </table:table-cell>
          <table:table-cell office:value-type="float" office:value="58.991">
            <text:p>58.991</text:p>
          </table:table-cell>
          <table:table-cell office:value-type="float" office:value="804.3052">
            <text:p>804.3052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28.9259">
            <text:p>28.9259</text:p>
          </table:table-cell>
          <table:table-cell table:style-name="ce25" office:value-type="float" office:value="59.199">
            <text:p>59.199</text:p>
          </table:table-cell>
          <table:table-cell table:style-name="ce15" office:value-type="float" office:value="488.6222">
            <text:p>488.6222</text:p>
          </table:table-cell>
          <table:table-cell table:style-name="ce34"/>
          <table:table-cell table:style-name="ce15" office:value-type="float" office:value="30.9984">
            <text:p>30.9984</text:p>
          </table:table-cell>
          <table:table-cell table:style-name="ce25" office:value-type="float" office:value="59.205">
            <text:p>59.205</text:p>
          </table:table-cell>
          <table:table-cell table:style-name="ce15" office:value-type="float" office:value="523.5732">
            <text:p>523.5732</text:p>
          </table:table-cell>
          <table:table-cell table:style-name="ce34"/>
          <table:table-cell table:style-name="ce15" office:value-type="float" office:value="47.4981">
            <text:p>47.4981</text:p>
          </table:table-cell>
          <table:table-cell table:style-name="ce25" office:value-type="float" office:value="59.193">
            <text:p>59.193</text:p>
          </table:table-cell>
          <table:table-cell table:style-name="ce15" office:value-type="float" office:value="802.4406">
            <text:p>802.4406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2473">
            <text:p>0.2473</text:p>
          </table:table-cell>
          <table:table-cell table:style-name="ce24" office:value-type="float" office:value="0.396">
            <text:p>0.396</text:p>
          </table:table-cell>
          <table:table-cell table:style-name="ce13" office:value-type="float" office:value="2.6501">
            <text:p>2.6501</text:p>
          </table:table-cell>
          <table:table-cell table:style-name="ce34"/>
          <table:table-cell table:style-name="ce13" office:value-type="float" office:value="0.2644">
            <text:p>0.2644</text:p>
          </table:table-cell>
          <table:table-cell table:style-name="ce24" office:value-type="float" office:value="0.398">
            <text:p>0.398</text:p>
          </table:table-cell>
          <table:table-cell table:style-name="ce13" office:value-type="float" office:value="1.1403">
            <text:p>1.1403</text:p>
          </table:table-cell>
          <table:table-cell table:style-name="ce34"/>
          <table:table-cell table:style-name="ce13" office:value-type="float" office:value="0.2489">
            <text:p>0.2489</text:p>
          </table:table-cell>
          <table:table-cell table:style-name="ce24" office:value-type="float" office:value="0.389">
            <text:p>0.389</text:p>
          </table:table-cell>
          <table:table-cell table:style-name="ce13" office:value-type="float" office:value="2.1006">
            <text:p>2.1006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113]-[.B124]" office:value-type="float" office:value="1.3681">
            <text:p>1.3681</text:p>
          </table:table-cell>
          <table:table-cell table:style-name="ce26" table:formula="of:=[.C113]-[.C124]" office:value-type="float" office:value="-0.193999999999996">
            <text:p>-0.194</text:p>
          </table:table-cell>
          <table:table-cell table:style-name="ce16" table:formula="of:=[.D113]-[.D124]" office:value-type="float" office:value="24.79">
            <text:p>24.79</text:p>
          </table:table-cell>
          <table:table-cell table:style-name="ce34"/>
          <table:table-cell table:style-name="ce16" table:formula="of:=[.F113]-[.F124]" office:value-type="float" office:value="0.546299999999999">
            <text:p>0.5463</text:p>
          </table:table-cell>
          <table:table-cell table:style-name="ce26" table:formula="of:=[.G113]-[.G124]" office:value-type="float" office:value="-0.207999999999998">
            <text:p>-0.208</text:p>
          </table:table-cell>
          <table:table-cell table:style-name="ce16" table:formula="of:=[.H113]-[.H124]" office:value-type="float" office:value="11.1128">
            <text:p>11.1128</text:p>
          </table:table-cell>
          <table:table-cell table:style-name="ce27"/>
          <table:table-cell table:style-name="ce16" table:formula="of:=[.J113]-[.J124]" office:value-type="float" office:value="1.0108">
            <text:p>1.0108</text:p>
          </table:table-cell>
          <table:table-cell table:style-name="ce26" table:formula="of:=[.K113]-[.K124]" office:value-type="float" office:value="-0.192">
            <text:p>-0.192</text:p>
          </table:table-cell>
          <table:table-cell table:style-name="ce16" table:formula="of:=[.L113]-[.L124]" office:value-type="float" office:value="19.7284">
            <text:p>19.7284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Journal Commit, building busybox (Not 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68.0464">
            <text:p>68.0464</text:p>
          </table:table-cell>
          <table:table-cell office:value-type="float" office:value="95.99">
            <text:p>95.99</text:p>
          </table:table-cell>
          <table:table-cell office:value-type="float" office:value="708.8888">
            <text:p>708.8888</text:p>
          </table:table-cell>
          <table:table-cell/>
          <table:table-cell office:value-type="float" office:value="66.3611">
            <text:p>66.3611</text:p>
          </table:table-cell>
          <table:table-cell office:value-type="float" office:value="90.981">
            <text:p>90.981</text:p>
          </table:table-cell>
          <table:table-cell office:value-type="float" office:value="729.3942">
            <text:p>729.3942</text:p>
          </table:table-cell>
          <table:table-cell/>
          <table:table-cell office:value-type="float" office:value="43.8763">
            <text:p>43.8763</text:p>
          </table:table-cell>
          <table:table-cell office:value-type="float" office:value="46">
            <text:p>46</text:p>
          </table:table-cell>
          <table:table-cell office:value-type="float" office:value="953.8343">
            <text:p>953.8343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67.5439">
            <text:p>67.5439</text:p>
          </table:table-cell>
          <table:table-cell office:value-type="float" office:value="95.011">
            <text:p>95.011</text:p>
          </table:table-cell>
          <table:table-cell office:value-type="float" office:value="710.9078">
            <text:p>710.9078</text:p>
          </table:table-cell>
          <table:table-cell/>
          <table:table-cell office:value-type="float" office:value="65.8106">
            <text:p>65.8106</text:p>
          </table:table-cell>
          <table:table-cell office:value-type="float" office:value="89.992">
            <text:p>89.992</text:p>
          </table:table-cell>
          <table:table-cell office:value-type="float" office:value="731.2964">
            <text:p>731.2964</text:p>
          </table:table-cell>
          <table:table-cell/>
          <table:table-cell office:value-type="float" office:value="43.7718">
            <text:p>43.7718</text:p>
          </table:table-cell>
          <table:table-cell office:value-type="float" office:value="46">
            <text:p>46</text:p>
          </table:table-cell>
          <table:table-cell office:value-type="float" office:value="951.5559">
            <text:p>951.5559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68.162">
            <text:p>68.162</text:p>
          </table:table-cell>
          <table:table-cell office:value-type="float" office:value="96.001">
            <text:p>96.001</text:p>
          </table:table-cell>
          <table:table-cell office:value-type="float" office:value="710.0108">
            <text:p>710.0108</text:p>
          </table:table-cell>
          <table:table-cell/>
          <table:table-cell office:value-type="float" office:value="66.3468">
            <text:p>66.3468</text:p>
          </table:table-cell>
          <table:table-cell office:value-type="float" office:value="90.001">
            <text:p>90.001</text:p>
          </table:table-cell>
          <table:table-cell office:value-type="float" office:value="737.1776">
            <text:p>737.1776</text:p>
          </table:table-cell>
          <table:table-cell/>
          <table:table-cell office:value-type="float" office:value="45.4413">
            <text:p>45.4413</text:p>
          </table:table-cell>
          <table:table-cell office:value-type="float" office:value="47.991">
            <text:p>47.991</text:p>
          </table:table-cell>
          <table:table-cell office:value-type="float" office:value="946.8735">
            <text:p>946.8735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67.5297">
            <text:p>67.5297</text:p>
          </table:table-cell>
          <table:table-cell office:value-type="float" office:value="95.001">
            <text:p>95.001</text:p>
          </table:table-cell>
          <table:table-cell office:value-type="float" office:value="710.8347">
            <text:p>710.8347</text:p>
          </table:table-cell>
          <table:table-cell/>
          <table:table-cell office:value-type="float" office:value="68.2743">
            <text:p>68.2743</text:p>
          </table:table-cell>
          <table:table-cell office:value-type="float" office:value="92.001">
            <text:p>92.001</text:p>
          </table:table-cell>
          <table:table-cell office:value-type="float" office:value="742.1068">
            <text:p>742.1068</text:p>
          </table:table-cell>
          <table:table-cell/>
          <table:table-cell office:value-type="float" office:value="43.7431">
            <text:p>43.7431</text:p>
          </table:table-cell>
          <table:table-cell office:value-type="float" office:value="46.001">
            <text:p>46.001</text:p>
          </table:table-cell>
          <table:table-cell office:value-type="float" office:value="950.9239">
            <text:p>950.9239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67.3698">
            <text:p>67.3698</text:p>
          </table:table-cell>
          <table:table-cell office:value-type="float" office:value="94.99">
            <text:p>94.99</text:p>
          </table:table-cell>
          <table:table-cell office:value-type="float" office:value="709.2274">
            <text:p>709.2274</text:p>
          </table:table-cell>
          <table:table-cell/>
          <table:table-cell office:value-type="float" office:value="67.7437">
            <text:p>67.7437</text:p>
          </table:table-cell>
          <table:table-cell office:value-type="float" office:value="90.99">
            <text:p>90.99</text:p>
          </table:table-cell>
          <table:table-cell office:value-type="float" office:value="744.517">
            <text:p>744.517</text:p>
          </table:table-cell>
          <table:table-cell/>
          <table:table-cell office:value-type="float" office:value="44.8923">
            <text:p>44.8923</text:p>
          </table:table-cell>
          <table:table-cell office:value-type="float" office:value="46.99">
            <text:p>46.99</text:p>
          </table:table-cell>
          <table:table-cell office:value-type="float" office:value="955.349">
            <text:p>955.349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67.7303">
            <text:p>67.7303</text:p>
          </table:table-cell>
          <table:table-cell table:style-name="ce25" office:value-type="float" office:value="95.399">
            <text:p>95.399</text:p>
          </table:table-cell>
          <table:table-cell table:style-name="ce15" office:value-type="float" office:value="709.9739">
            <text:p>709.9739</text:p>
          </table:table-cell>
          <table:table-cell table:style-name="ce34"/>
          <table:table-cell table:style-name="ce15" office:value-type="float" office:value="66.9073">
            <text:p>66.9073</text:p>
          </table:table-cell>
          <table:table-cell table:style-name="ce25" office:value-type="float" office:value="90.793">
            <text:p>90.793</text:p>
          </table:table-cell>
          <table:table-cell table:style-name="ce15" office:value-type="float" office:value="736.8984">
            <text:p>736.8984</text:p>
          </table:table-cell>
          <table:table-cell table:style-name="ce34"/>
          <table:table-cell table:style-name="ce15" office:value-type="float" office:value="44.345">
            <text:p>44.345</text:p>
          </table:table-cell>
          <table:table-cell table:style-name="ce25" office:value-type="float" office:value="46.596">
            <text:p>46.596</text:p>
          </table:table-cell>
          <table:table-cell table:style-name="ce15" office:value-type="float" office:value="951.7073">
            <text:p>951.7073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3135">
            <text:p>0.3135</text:p>
          </table:table-cell>
          <table:table-cell table:style-name="ce24" office:value-type="float" office:value="0.488">
            <text:p>0.488</text:p>
          </table:table-cell>
          <table:table-cell table:style-name="ce13" office:value-type="float" office:value="0.8185">
            <text:p>0.8185</text:p>
          </table:table-cell>
          <table:table-cell table:style-name="ce34"/>
          <table:table-cell table:style-name="ce13" office:value-type="float" office:value="0.9363">
            <text:p>0.9363</text:p>
          </table:table-cell>
          <table:table-cell table:style-name="ce24" office:value-type="float" office:value="0.749">
            <text:p>0.749</text:p>
          </table:table-cell>
          <table:table-cell table:style-name="ce13" office:value-type="float" office:value="5.8812">
            <text:p>5.8812</text:p>
          </table:table-cell>
          <table:table-cell table:style-name="ce34"/>
          <table:table-cell table:style-name="ce13" office:value-type="float" office:value="0.6945">
            <text:p>0.6945</text:p>
          </table:table-cell>
          <table:table-cell table:style-name="ce24" office:value-type="float" office:value="0.796">
            <text:p>0.796</text:p>
          </table:table-cell>
          <table:table-cell table:style-name="ce13" office:value-type="float" office:value="2.891">
            <text:p>2.89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Journal Commit, building busybox (En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67.466">
            <text:p>67.466</text:p>
          </table:table-cell>
          <table:table-cell office:value-type="float" office:value="94.973">
            <text:p>94.973</text:p>
          </table:table-cell>
          <table:table-cell office:value-type="float" office:value="710.3674">
            <text:p>710.3674</text:p>
          </table:table-cell>
          <table:table-cell/>
          <table:table-cell office:value-type="float" office:value="66.744">
            <text:p>66.744</text:p>
          </table:table-cell>
          <table:table-cell office:value-type="float" office:value="89.001">
            <text:p>89.001</text:p>
          </table:table-cell>
          <table:table-cell office:value-type="float" office:value="749.9211">
            <text:p>749.9211</text:p>
          </table:table-cell>
          <table:table-cell/>
          <table:table-cell office:value-type="float" office:value="43.915">
            <text:p>43.915</text:p>
          </table:table-cell>
          <table:table-cell office:value-type="float" office:value="46.001">
            <text:p>46.001</text:p>
          </table:table-cell>
          <table:table-cell office:value-type="float" office:value="954.6594">
            <text:p>954.6594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67.9543">
            <text:p>67.9543</text:p>
          </table:table-cell>
          <table:table-cell office:value-type="float" office:value="96.001">
            <text:p>96.001</text:p>
          </table:table-cell>
          <table:table-cell office:value-type="float" office:value="707.8476">
            <text:p>707.8476</text:p>
          </table:table-cell>
          <table:table-cell/>
          <table:table-cell office:value-type="float" office:value="66.4452">
            <text:p>66.4452</text:p>
          </table:table-cell>
          <table:table-cell office:value-type="float" office:value="89">
            <text:p>89</text:p>
          </table:table-cell>
          <table:table-cell office:value-type="float" office:value="746.5726">
            <text:p>746.5726</text:p>
          </table:table-cell>
          <table:table-cell/>
          <table:table-cell office:value-type="float" office:value="44.3557">
            <text:p>44.3557</text:p>
          </table:table-cell>
          <table:table-cell office:value-type="float" office:value="45.991">
            <text:p>45.991</text:p>
          </table:table-cell>
          <table:table-cell office:value-type="float" office:value="964.4499">
            <text:p>964.4499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68.1066">
            <text:p>68.1066</text:p>
          </table:table-cell>
          <table:table-cell office:value-type="float" office:value="95.982">
            <text:p>95.982</text:p>
          </table:table-cell>
          <table:table-cell office:value-type="float" office:value="709.581">
            <text:p>709.581</text:p>
          </table:table-cell>
          <table:table-cell/>
          <table:table-cell office:value-type="float" office:value="66.4798">
            <text:p>66.4798</text:p>
          </table:table-cell>
          <table:table-cell office:value-type="float" office:value="89.019">
            <text:p>89.019</text:p>
          </table:table-cell>
          <table:table-cell office:value-type="float" office:value="746.8069">
            <text:p>746.8069</text:p>
          </table:table-cell>
          <table:table-cell/>
          <table:table-cell office:value-type="float" office:value="43.9985">
            <text:p>43.9985</text:p>
          </table:table-cell>
          <table:table-cell office:value-type="float" office:value="46.001">
            <text:p>46.001</text:p>
          </table:table-cell>
          <table:table-cell office:value-type="float" office:value="956.4774">
            <text:p>956.4774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68.4266">
            <text:p>68.4266</text:p>
          </table:table-cell>
          <table:table-cell office:value-type="float" office:value="96.001">
            <text:p>96.001</text:p>
          </table:table-cell>
          <table:table-cell office:value-type="float" office:value="712.7666">
            <text:p>712.7666</text:p>
          </table:table-cell>
          <table:table-cell/>
          <table:table-cell office:value-type="float" office:value="66.5659">
            <text:p>66.5659</text:p>
          </table:table-cell>
          <table:table-cell office:value-type="float" office:value="89.001">
            <text:p>89.001</text:p>
          </table:table-cell>
          <table:table-cell office:value-type="float" office:value="747.922">
            <text:p>747.922</text:p>
          </table:table-cell>
          <table:table-cell/>
          <table:table-cell office:value-type="float" office:value="44.6091">
            <text:p>44.6091</text:p>
          </table:table-cell>
          <table:table-cell office:value-type="float" office:value="47.001">
            <text:p>47.001</text:p>
          </table:table-cell>
          <table:table-cell office:value-type="float" office:value="949.1096">
            <text:p>949.1096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67.361">
            <text:p>67.361</text:p>
          </table:table-cell>
          <table:table-cell office:value-type="float" office:value="95.001">
            <text:p>95.001</text:p>
          </table:table-cell>
          <table:table-cell office:value-type="float" office:value="709.0536">
            <text:p>709.0536</text:p>
          </table:table-cell>
          <table:table-cell/>
          <table:table-cell office:value-type="float" office:value="66.6775">
            <text:p>66.6775</text:p>
          </table:table-cell>
          <table:table-cell office:value-type="float" office:value="89.011">
            <text:p>89.011</text:p>
          </table:table-cell>
          <table:table-cell office:value-type="float" office:value="749.0889">
            <text:p>749.0889</text:p>
          </table:table-cell>
          <table:table-cell/>
          <table:table-cell office:value-type="float" office:value="43.6636">
            <text:p>43.6636</text:p>
          </table:table-cell>
          <table:table-cell office:value-type="float" office:value="46">
            <text:p>46</text:p>
          </table:table-cell>
          <table:table-cell office:value-type="float" office:value="949.2049">
            <text:p>949.2049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67.8629">
            <text:p>67.8629</text:p>
          </table:table-cell>
          <table:table-cell table:style-name="ce25" office:value-type="float" office:value="95.592">
            <text:p>95.592</text:p>
          </table:table-cell>
          <table:table-cell table:style-name="ce15" office:value-type="float" office:value="709.9232">
            <text:p>709.9232</text:p>
          </table:table-cell>
          <table:table-cell table:style-name="ce34"/>
          <table:table-cell table:style-name="ce15" office:value-type="float" office:value="66.5825">
            <text:p>66.5825</text:p>
          </table:table-cell>
          <table:table-cell table:style-name="ce25" office:value-type="float" office:value="89.007">
            <text:p>89.007</text:p>
          </table:table-cell>
          <table:table-cell table:style-name="ce15" office:value-type="float" office:value="748.0623">
            <text:p>748.0623</text:p>
          </table:table-cell>
          <table:table-cell table:style-name="ce34"/>
          <table:table-cell table:style-name="ce15" office:value-type="float" office:value="44.1084">
            <text:p>44.1084</text:p>
          </table:table-cell>
          <table:table-cell table:style-name="ce25" office:value-type="float" office:value="46.199">
            <text:p>46.199</text:p>
          </table:table-cell>
          <table:table-cell table:style-name="ce15" office:value-type="float" office:value="954.7802">
            <text:p>954.7802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987">
            <text:p>0.3987</text:p>
          </table:table-cell>
          <table:table-cell table:style-name="ce25" office:value-type="float" office:value="0.494">
            <text:p>0.494</text:p>
          </table:table-cell>
          <table:table-cell table:style-name="ce15" office:value-type="float" office:value="1.641">
            <text:p>1.641</text:p>
          </table:table-cell>
          <table:table-cell table:style-name="ce34"/>
          <table:table-cell table:style-name="ce15" office:value-type="float" office:value="0.1138">
            <text:p>0.1138</text:p>
          </table:table-cell>
          <table:table-cell table:style-name="ce25" office:value-type="float" office:value="0.007">
            <text:p>0.007</text:p>
          </table:table-cell>
          <table:table-cell table:style-name="ce15" office:value-type="float" office:value="1.2903">
            <text:p>1.2903</text:p>
          </table:table-cell>
          <table:table-cell table:style-name="ce34"/>
          <table:table-cell table:style-name="ce15" office:value-type="float" office:value="0.3344">
            <text:p>0.3344</text:p>
          </table:table-cell>
          <table:table-cell table:style-name="ce25" office:value-type="float" office:value="0.401">
            <text:p>0.401</text:p>
          </table:table-cell>
          <table:table-cell table:style-name="ce15" office:value-type="float" office:value="5.6504">
            <text:p>5.6504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138]-[.B149]" office:value-type="float" office:value="-0.132599999999997">
            <text:p>-0.1326</text:p>
          </table:table-cell>
          <table:table-cell table:style-name="ce26" table:formula="of:=[.C138]-[.C149]" office:value-type="float" office:value="-0.192999999999998">
            <text:p>-0.193</text:p>
          </table:table-cell>
          <table:table-cell table:style-name="ce16" table:formula="of:=[.D138]-[.D149]" office:value-type="float" office:value="0.0507000000000062">
            <text:p>0.0507</text:p>
          </table:table-cell>
          <table:table-cell table:style-name="ce27"/>
          <table:table-cell table:style-name="ce16" table:formula="of:=[.F138]-[.F149]" office:value-type="float" office:value="0.32480000000001">
            <text:p>0.3248</text:p>
          </table:table-cell>
          <table:table-cell table:style-name="ce26" table:formula="of:=[.G138]-[.G149]" office:value-type="float" office:value="1.786">
            <text:p>1.786</text:p>
          </table:table-cell>
          <table:table-cell table:style-name="ce41" table:formula="of:=[.H138]-[.H149]" office:value-type="float" office:value="-11.1639">
            <text:p>-11.1639</text:p>
          </table:table-cell>
          <table:table-cell table:style-name="ce27"/>
          <table:table-cell table:style-name="ce16" table:formula="of:=[.J138]-[.J149]" office:value-type="float" office:value="0.236599999999996">
            <text:p>0.2366</text:p>
          </table:table-cell>
          <table:table-cell table:style-name="ce26" table:formula="of:=[.K138]-[.K149]" office:value-type="float" office:value="0.396999999999998">
            <text:p>0.397</text:p>
          </table:table-cell>
          <table:table-cell table:style-name="ce41" table:formula="of:=[.L138]-[.L149]" office:value-type="float" office:value="-3.0729">
            <text:p>-3.0729</text:p>
          </table:table-cell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9" office:value-type="string" table:number-columns-spanned="12" table:number-rows-spanned="1">
            <text:p>Journal commit wastes power and also sets the commit to 10 minutes which risks data loss. Recommend removing this script</text:p>
          </table:table-cell>
          <table:covered-table-cell table:number-columns-repeated="7" table:style-name="ce22"/>
          <table:covered-table-cell/>
          <table:covered-table-cell table:style-name="Default"/>
          <table:covered-table-cell/>
          <table:covered-table-cell table:style-name="ce39"/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Laptop Mode, Idle System (Not 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30.0495">
            <text:p>30.0495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509.3067">
            <text:p>509.3067</text:p>
          </table:table-cell>
          <table:table-cell table:style-name="ce34"/>
          <table:table-cell table:style-name="ce12" office:value-type="float" office:value="32.1518">
            <text:p>32.1518</text:p>
          </table:table-cell>
          <table:table-cell table:style-name="ce23" office:value-type="float" office:value="59.01">
            <text:p>59.01</text:p>
          </table:table-cell>
          <table:table-cell table:style-name="ce12" office:value-type="float" office:value="544.8523">
            <text:p>544.8523</text:p>
          </table:table-cell>
          <table:table-cell table:style-name="ce34"/>
          <table:table-cell table:style-name="ce12" office:value-type="float" office:value="48.8641">
            <text:p>48.8641</text:p>
          </table:table-cell>
          <table:table-cell table:style-name="ce23" office:value-type="float" office:value="59.011">
            <text:p>59.011</text:p>
          </table:table-cell>
          <table:table-cell table:style-name="ce12" office:value-type="float" office:value="828.05">
            <text:p>828.0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5921">
            <text:p>30.5921</text:p>
          </table:table-cell>
          <table:table-cell office:value-type="float" office:value="60.001">
            <text:p>60.001</text:p>
          </table:table-cell>
          <table:table-cell office:value-type="float" office:value="509.8611">
            <text:p>509.8611</text:p>
          </table:table-cell>
          <table:table-cell/>
          <table:table-cell office:value-type="float" office:value="31.3094">
            <text:p>31.3094</text:p>
          </table:table-cell>
          <table:table-cell office:value-type="float" office:value="59">
            <text:p>59</text:p>
          </table:table-cell>
          <table:table-cell office:value-type="float" office:value="530.6645">
            <text:p>530.6645</text:p>
          </table:table-cell>
          <table:table-cell/>
          <table:table-cell office:value-type="float" office:value="49.853">
            <text:p>49.853</text:p>
          </table:table-cell>
          <table:table-cell office:value-type="float" office:value="59">
            <text:p>59</text:p>
          </table:table-cell>
          <table:table-cell office:value-type="float" office:value="844.9597">
            <text:p>844.9597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29.9968">
            <text:p>29.9968</text:p>
          </table:table-cell>
          <table:table-cell office:value-type="float" office:value="58.993">
            <text:p>58.993</text:p>
          </table:table-cell>
          <table:table-cell office:value-type="float" office:value="508.4806">
            <text:p>508.4806</text:p>
          </table:table-cell>
          <table:table-cell/>
          <table:table-cell office:value-type="float" office:value="31.2893">
            <text:p>31.2893</text:p>
          </table:table-cell>
          <table:table-cell office:value-type="float" office:value="58.99">
            <text:p>58.99</text:p>
          </table:table-cell>
          <table:table-cell office:value-type="float" office:value="530.4213">
            <text:p>530.4213</text:p>
          </table:table-cell>
          <table:table-cell/>
          <table:table-cell office:value-type="float" office:value="50.5327">
            <text:p>50.5327</text:p>
          </table:table-cell>
          <table:table-cell office:value-type="float" office:value="59">
            <text:p>59</text:p>
          </table:table-cell>
          <table:table-cell office:value-type="float" office:value="856.4798">
            <text:p>856.4798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1202">
            <text:p>30.1202</text:p>
          </table:table-cell>
          <table:table-cell office:value-type="float" office:value="59.001">
            <text:p>59.001</text:p>
          </table:table-cell>
          <table:table-cell office:value-type="float" office:value="510.5066">
            <text:p>510.5066</text:p>
          </table:table-cell>
          <table:table-cell/>
          <table:table-cell office:value-type="float" office:value="31.7817">
            <text:p>31.7817</text:p>
          </table:table-cell>
          <table:table-cell office:value-type="float" office:value="60">
            <text:p>60</text:p>
          </table:table-cell>
          <table:table-cell office:value-type="float" office:value="529.6913">
            <text:p>529.6913</text:p>
          </table:table-cell>
          <table:table-cell/>
          <table:table-cell office:value-type="float" office:value="49.842">
            <text:p>49.842</text:p>
          </table:table-cell>
          <table:table-cell office:value-type="float" office:value="60.001">
            <text:p>60.001</text:p>
          </table:table-cell>
          <table:table-cell office:value-type="float" office:value="830.6908">
            <text:p>830.6908</text:p>
          </table:table-cell>
          <table:table-cell/>
        </table:table-row>
        <table:table-row table:style-name="ro1">
          <table:table-cell table:style-name="ce6" office:value-type="string">
            <text:p>Test run <text:s/>5</text:p>
          </table:table-cell>
          <table:table-cell table:style-name="ce13" office:value-type="float" office:value="30.1808">
            <text:p>30.1808</text:p>
          </table:table-cell>
          <table:table-cell table:style-name="ce24" office:value-type="float" office:value="58.998">
            <text:p>58.998</text:p>
          </table:table-cell>
          <table:table-cell table:style-name="ce13" office:value-type="float" office:value="511.5574">
            <text:p>511.5574</text:p>
          </table:table-cell>
          <table:table-cell table:style-name="ce34"/>
          <table:table-cell table:style-name="ce13" office:value-type="float" office:value="31.9454">
            <text:p>31.9454</text:p>
          </table:table-cell>
          <table:table-cell table:style-name="ce24" office:value-type="float" office:value="60.001">
            <text:p>60.001</text:p>
          </table:table-cell>
          <table:table-cell table:style-name="ce13" office:value-type="float" office:value="532.4177">
            <text:p>532.4177</text:p>
          </table:table-cell>
          <table:table-cell table:style-name="ce34"/>
          <table:table-cell table:style-name="ce13" office:value-type="float" office:value="49.2966">
            <text:p>49.2966</text:p>
          </table:table-cell>
          <table:table-cell table:style-name="ce24" office:value-type="float" office:value="58.97">
            <text:p>58.97</text:p>
          </table:table-cell>
          <table:table-cell table:style-name="ce13" office:value-type="float" office:value="835.9569">
            <text:p>835.9569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1879">
            <text:p>30.1879</text:p>
          </table:table-cell>
          <table:table-cell table:style-name="ce25" office:value-type="float" office:value="59.199">
            <text:p>59.199</text:p>
          </table:table-cell>
          <table:table-cell table:style-name="ce15" office:value-type="float" office:value="509.9425">
            <text:p>509.9425</text:p>
          </table:table-cell>
          <table:table-cell table:style-name="ce34"/>
          <table:table-cell table:style-name="ce15" office:value-type="float" office:value="31.6955">
            <text:p>31.6955</text:p>
          </table:table-cell>
          <table:table-cell table:style-name="ce25" office:value-type="float" office:value="59.4">
            <text:p>59.4</text:p>
          </table:table-cell>
          <table:table-cell table:style-name="ce15" office:value-type="float" office:value="533.6094">
            <text:p>533.6094</text:p>
          </table:table-cell>
          <table:table-cell table:style-name="ce34"/>
          <table:table-cell table:style-name="ce15" office:value-type="float" office:value="49.6777">
            <text:p>49.6777</text:p>
          </table:table-cell>
          <table:table-cell table:style-name="ce25" office:value-type="float" office:value="59.197">
            <text:p>59.197</text:p>
          </table:table-cell>
          <table:table-cell table:style-name="ce15" office:value-type="float" office:value="839.2274">
            <text:p>839.2274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2115">
            <text:p>0.2115</text:p>
          </table:table-cell>
          <table:table-cell table:style-name="ce24" office:value-type="float" office:value="0.401">
            <text:p>0.401</text:p>
          </table:table-cell>
          <table:table-cell table:style-name="ce13" office:value-type="float" office:value="1.0463">
            <text:p>1.0463</text:p>
          </table:table-cell>
          <table:table-cell table:style-name="ce34"/>
          <table:table-cell table:style-name="ce13" office:value-type="float" office:value="0.3441">
            <text:p>0.3441</text:p>
          </table:table-cell>
          <table:table-cell table:style-name="ce24" office:value-type="float" office:value="0.49">
            <text:p>0.49</text:p>
          </table:table-cell>
          <table:table-cell table:style-name="ce13" office:value-type="float" office:value="5.6923">
            <text:p>5.6923</text:p>
          </table:table-cell>
          <table:table-cell table:style-name="ce34"/>
          <table:table-cell table:style-name="ce13" office:value-type="float" office:value="0.565">
            <text:p>0.565</text:p>
          </table:table-cell>
          <table:table-cell table:style-name="ce24" office:value-type="float" office:value="0.402">
            <text:p>0.402</text:p>
          </table:table-cell>
          <table:table-cell table:style-name="ce13" office:value-type="float" office:value="10.3828">
            <text:p>10.382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Laptop Mode, Idle System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37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38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30.1191">
            <text:p>30.1191</text:p>
          </table:table-cell>
          <table:table-cell office:value-type="float" office:value="59.01">
            <text:p>59.01</text:p>
          </table:table-cell>
          <table:table-cell office:value-type="float" office:value="510.4041">
            <text:p>510.4041</text:p>
          </table:table-cell>
          <table:table-cell/>
          <table:table-cell office:value-type="float" office:value="31.1891">
            <text:p>31.1891</text:p>
          </table:table-cell>
          <table:table-cell office:value-type="float" office:value="59.001">
            <text:p>59.001</text:p>
          </table:table-cell>
          <table:table-cell office:value-type="float" office:value="528.6243">
            <text:p>528.6243</text:p>
          </table:table-cell>
          <table:table-cell/>
          <table:table-cell office:value-type="float" office:value="49.347">
            <text:p>49.347</text:p>
          </table:table-cell>
          <table:table-cell office:value-type="float" office:value="59.002">
            <text:p>59.002</text:p>
          </table:table-cell>
          <table:table-cell table:style-name="ce39" office:value-type="float" office:value="836.3659">
            <text:p>836.3659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0514">
            <text:p>30.0514</text:p>
          </table:table-cell>
          <table:table-cell office:value-type="float" office:value="58.99">
            <text:p>58.99</text:p>
          </table:table-cell>
          <table:table-cell office:value-type="float" office:value="509.431">
            <text:p>509.431</text:p>
          </table:table-cell>
          <table:table-cell/>
          <table:table-cell office:value-type="float" office:value="31.9262">
            <text:p>31.9262</text:p>
          </table:table-cell>
          <table:table-cell office:value-type="float" office:value="60.001">
            <text:p>60.001</text:p>
          </table:table-cell>
          <table:table-cell office:value-type="float" office:value="532.0942">
            <text:p>532.0942</text:p>
          </table:table-cell>
          <table:table-cell/>
          <table:table-cell office:value-type="float" office:value="49.2803">
            <text:p>49.2803</text:p>
          </table:table-cell>
          <table:table-cell office:value-type="float" office:value="59.001">
            <text:p>59.001</text:p>
          </table:table-cell>
          <table:table-cell table:style-name="ce39" office:value-type="float" office:value="835.2501">
            <text:p>835.250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055">
            <text:p>30.055</text:p>
          </table:table-cell>
          <table:table-cell office:value-type="float" office:value="58.981">
            <text:p>58.981</text:p>
          </table:table-cell>
          <table:table-cell office:value-type="float" office:value="509.5706">
            <text:p>509.5706</text:p>
          </table:table-cell>
          <table:table-cell/>
          <table:table-cell office:value-type="float" office:value="31.2396">
            <text:p>31.2396</text:p>
          </table:table-cell>
          <table:table-cell office:value-type="float" office:value="59.001">
            <text:p>59.001</text:p>
          </table:table-cell>
          <table:table-cell office:value-type="float" office:value="529.4775">
            <text:p>529.4775</text:p>
          </table:table-cell>
          <table:table-cell/>
          <table:table-cell office:value-type="float" office:value="50.4991">
            <text:p>50.4991</text:p>
          </table:table-cell>
          <table:table-cell office:value-type="float" office:value="59">
            <text:p>59</text:p>
          </table:table-cell>
          <table:table-cell table:style-name="ce39" office:value-type="float" office:value="855.9118">
            <text:p>855.9118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29.9328">
            <text:p>29.9328</text:p>
          </table:table-cell>
          <table:table-cell office:value-type="float" office:value="59.001">
            <text:p>59.001</text:p>
          </table:table-cell>
          <table:table-cell office:value-type="float" office:value="507.3292">
            <text:p>507.3292</text:p>
          </table:table-cell>
          <table:table-cell/>
          <table:table-cell office:value-type="float" office:value="31.8586">
            <text:p>31.8586</text:p>
          </table:table-cell>
          <table:table-cell office:value-type="float" office:value="60.011">
            <text:p>60.011</text:p>
          </table:table-cell>
          <table:table-cell office:value-type="float" office:value="530.8767">
            <text:p>530.8767</text:p>
          </table:table-cell>
          <table:table-cell/>
          <table:table-cell office:value-type="float" office:value="50.0172">
            <text:p>50.0172</text:p>
          </table:table-cell>
          <table:table-cell office:value-type="float" office:value="60.001">
            <text:p>60.001</text:p>
          </table:table-cell>
          <table:table-cell table:style-name="ce39" office:value-type="float" office:value="833.6091">
            <text:p>833.6091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29.9752">
            <text:p>29.9752</text:p>
          </table:table-cell>
          <table:table-cell office:value-type="float" office:value="59.001">
            <text:p>59.001</text:p>
          </table:table-cell>
          <table:table-cell office:value-type="float" office:value="508.0462">
            <text:p>508.0462</text:p>
          </table:table-cell>
          <table:table-cell/>
          <table:table-cell office:value-type="float" office:value="31.9001">
            <text:p>31.9001</text:p>
          </table:table-cell>
          <table:table-cell office:value-type="float" office:value="60.001">
            <text:p>60.001</text:p>
          </table:table-cell>
          <table:table-cell office:value-type="float" office:value="531.6615">
            <text:p>531.6615</text:p>
          </table:table-cell>
          <table:table-cell/>
          <table:table-cell office:value-type="float" office:value="48.8498">
            <text:p>48.8498</text:p>
          </table:table-cell>
          <table:table-cell office:value-type="float" office:value="59.001">
            <text:p>59.001</text:p>
          </table:table-cell>
          <table:table-cell table:style-name="ce39" office:value-type="float" office:value="827.9546">
            <text:p>827.9546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0267">
            <text:p>30.0267</text:p>
          </table:table-cell>
          <table:table-cell table:style-name="ce25" office:value-type="float" office:value="58.997">
            <text:p>58.997</text:p>
          </table:table-cell>
          <table:table-cell table:style-name="ce15" office:value-type="float" office:value="508.9562">
            <text:p>508.9562</text:p>
          </table:table-cell>
          <table:table-cell table:style-name="ce34"/>
          <table:table-cell table:style-name="ce15" office:value-type="float" office:value="31.6227">
            <text:p>31.6227</text:p>
          </table:table-cell>
          <table:table-cell table:style-name="ce25" office:value-type="float" office:value="59.603">
            <text:p>59.603</text:p>
          </table:table-cell>
          <table:table-cell table:style-name="ce15" office:value-type="float" office:value="530.5469">
            <text:p>530.5469</text:p>
          </table:table-cell>
          <table:table-cell table:style-name="ce34"/>
          <table:table-cell table:style-name="ce15" office:value-type="float" office:value="49.5987">
            <text:p>49.5987</text:p>
          </table:table-cell>
          <table:table-cell table:style-name="ce25" office:value-type="float" office:value="59.201">
            <text:p>59.201</text:p>
          </table:table-cell>
          <table:table-cell table:style-name="ce40" office:value-type="float" office:value="837.8183">
            <text:p>837.8183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0654">
            <text:p>0.0654</text:p>
          </table:table-cell>
          <table:table-cell table:style-name="ce25" office:value-type="float" office:value="0.01">
            <text:p>0.01</text:p>
          </table:table-cell>
          <table:table-cell table:style-name="ce15" office:value-type="float" office:value="1.1113">
            <text:p>1.1113</text:p>
          </table:table-cell>
          <table:table-cell table:style-name="ce34"/>
          <table:table-cell table:style-name="ce15" office:value-type="float" office:value="0.3345">
            <text:p>0.3345</text:p>
          </table:table-cell>
          <table:table-cell table:style-name="ce25" office:value-type="float" office:value="0.492">
            <text:p>0.492</text:p>
          </table:table-cell>
          <table:table-cell table:style-name="ce15" office:value-type="float" office:value="1.3104">
            <text:p>1.3104</text:p>
          </table:table-cell>
          <table:table-cell table:style-name="ce34"/>
          <table:table-cell table:style-name="ce15" office:value-type="float" office:value="0.5851">
            <text:p>0.5851</text:p>
          </table:table-cell>
          <table:table-cell table:style-name="ce25" office:value-type="float" office:value="0.4">
            <text:p>0.4</text:p>
          </table:table-cell>
          <table:table-cell table:style-name="ce40" office:value-type="float" office:value="9.4983">
            <text:p>9.4983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163]-[.B174]" office:value-type="float" office:value="0.161199999999997">
            <text:p>0.1612</text:p>
          </table:table-cell>
          <table:table-cell table:style-name="ce26" table:formula="of:=[.C163]-[.C174]" office:value-type="float" office:value="0.201999999999998">
            <text:p>0.202</text:p>
          </table:table-cell>
          <table:table-cell table:style-name="ce16" table:formula="of:=[.D163]-[.D174]" office:value-type="float" office:value="0.986299999999972">
            <text:p>0.9863</text:p>
          </table:table-cell>
          <table:table-cell table:style-name="ce27"/>
          <table:table-cell table:style-name="ce16" table:formula="of:=[.F163]-[.F174]" office:value-type="float" office:value="0.0727999999999973">
            <text:p>0.0728</text:p>
          </table:table-cell>
          <table:table-cell table:style-name="ce26" table:formula="of:=[.G163]-[.G174]" office:value-type="float" office:value="-0.203000000000003">
            <text:p>-0.203</text:p>
          </table:table-cell>
          <table:table-cell table:style-name="ce16" table:formula="of:=[.H163]-[.H174]" office:value-type="float" office:value="3.0625">
            <text:p>3.0625</text:p>
          </table:table-cell>
          <table:table-cell table:style-name="ce27"/>
          <table:table-cell table:style-name="ce16" table:formula="of:=[.J163]-[.J174]" office:value-type="float" office:value="0.0790000000000006">
            <text:p>0.079</text:p>
          </table:table-cell>
          <table:table-cell table:style-name="ce26" table:formula="of:=[.K163]-[.K174]" office:value-type="float" office:value="-0.00399999999999778">
            <text:p>-0.004</text:p>
          </table:table-cell>
          <table:table-cell table:style-name="ce46" table:formula="of:=[.L163]-[.L174]" office:value-type="float" office:value="1.40909999999997">
            <text:p>1.4091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Laptop Mode, building busybox, (Not 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8.5295">
            <text:p>88.5295</text:p>
          </table:table-cell>
          <table:table-cell office:value-type="float" office:value="121.981">
            <text:p>121.981</text:p>
          </table:table-cell>
          <table:table-cell office:value-type="float" office:value="725.7623">
            <text:p>725.7623</text:p>
          </table:table-cell>
          <table:table-cell/>
          <table:table-cell office:value-type="float" office:value="80.9423">
            <text:p>80.9423</text:p>
          </table:table-cell>
          <table:table-cell office:value-type="float" office:value="114.001">
            <text:p>114.001</text:p>
          </table:table-cell>
          <table:table-cell office:value-type="float" office:value="710.0114">
            <text:p>710.0114</text:p>
          </table:table-cell>
          <table:table-cell/>
          <table:table-cell office:value-type="float" office:value="77.057">
            <text:p>77.057</text:p>
          </table:table-cell>
          <table:table-cell office:value-type="float" office:value="86.001">
            <text:p>86.001</text:p>
          </table:table-cell>
          <table:table-cell office:value-type="float" office:value="895.999">
            <text:p>895.999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7.1109">
            <text:p>87.1109</text:p>
          </table:table-cell>
          <table:table-cell office:value-type="float" office:value="120.002">
            <text:p>120.002</text:p>
          </table:table-cell>
          <table:table-cell office:value-type="float" office:value="725.9144">
            <text:p>725.9144</text:p>
          </table:table-cell>
          <table:table-cell/>
          <table:table-cell office:value-type="float" office:value="81.0937">
            <text:p>81.0937</text:p>
          </table:table-cell>
          <table:table-cell office:value-type="float" office:value="114.001">
            <text:p>114.001</text:p>
          </table:table-cell>
          <table:table-cell office:value-type="float" office:value="711.3395">
            <text:p>711.3395</text:p>
          </table:table-cell>
          <table:table-cell/>
          <table:table-cell office:value-type="float" office:value="76.4116">
            <text:p>76.4116</text:p>
          </table:table-cell>
          <table:table-cell office:value-type="float" office:value="84.991">
            <text:p>84.991</text:p>
          </table:table-cell>
          <table:table-cell office:value-type="float" office:value="899.0601">
            <text:p>899.060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8.3829">
            <text:p>88.3829</text:p>
          </table:table-cell>
          <table:table-cell office:value-type="float" office:value="122.002">
            <text:p>122.002</text:p>
          </table:table-cell>
          <table:table-cell office:value-type="float" office:value="724.4411">
            <text:p>724.4411</text:p>
          </table:table-cell>
          <table:table-cell/>
          <table:table-cell office:value-type="float" office:value="82.9519">
            <text:p>82.9519</text:p>
          </table:table-cell>
          <table:table-cell office:value-type="float" office:value="116.002">
            <text:p>116.002</text:p>
          </table:table-cell>
          <table:table-cell office:value-type="float" office:value="715.0927">
            <text:p>715.0927</text:p>
          </table:table-cell>
          <table:table-cell/>
          <table:table-cell office:value-type="float" office:value="76.5792">
            <text:p>76.5792</text:p>
          </table:table-cell>
          <table:table-cell office:value-type="float" office:value="85.002">
            <text:p>85.002</text:p>
          </table:table-cell>
          <table:table-cell office:value-type="float" office:value="900.9134">
            <text:p>900.9134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7.1048">
            <text:p>87.1048</text:p>
          </table:table-cell>
          <table:table-cell office:value-type="float" office:value="120.001">
            <text:p>120.001</text:p>
          </table:table-cell>
          <table:table-cell office:value-type="float" office:value="725.8665">
            <text:p>725.8665</text:p>
          </table:table-cell>
          <table:table-cell/>
          <table:table-cell office:value-type="float" office:value="82.4747">
            <text:p>82.4747</text:p>
          </table:table-cell>
          <table:table-cell office:value-type="float" office:value="114.001">
            <text:p>114.001</text:p>
          </table:table-cell>
          <table:table-cell office:value-type="float" office:value="723.4533">
            <text:p>723.4533</text:p>
          </table:table-cell>
          <table:table-cell/>
          <table:table-cell office:value-type="float" office:value="76.6551">
            <text:p>76.6551</text:p>
          </table:table-cell>
          <table:table-cell office:value-type="float" office:value="85.021">
            <text:p>85.021</text:p>
          </table:table-cell>
          <table:table-cell office:value-type="float" office:value="901.6041">
            <text:p>901.6041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7.7963">
            <text:p>87.7963</text:p>
          </table:table-cell>
          <table:table-cell office:value-type="float" office:value="121.002">
            <text:p>121.002</text:p>
          </table:table-cell>
          <table:table-cell office:value-type="float" office:value="725.5776">
            <text:p>725.5776</text:p>
          </table:table-cell>
          <table:table-cell/>
          <table:table-cell office:value-type="float" office:value="82.3517">
            <text:p>82.3517</text:p>
          </table:table-cell>
          <table:table-cell office:value-type="float" office:value="114.001">
            <text:p>114.001</text:p>
          </table:table-cell>
          <table:table-cell office:value-type="float" office:value="722.375">
            <text:p>722.375</text:p>
          </table:table-cell>
          <table:table-cell/>
          <table:table-cell office:value-type="float" office:value="77.0462">
            <text:p>77.0462</text:p>
          </table:table-cell>
          <table:table-cell office:value-type="float" office:value="84.992">
            <text:p>84.992</text:p>
          </table:table-cell>
          <table:table-cell office:value-type="float" office:value="906.5085">
            <text:p>906.5085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office:value-type="float" office:value="87.7849">
            <text:p>87.7849</text:p>
          </table:table-cell>
          <table:table-cell office:value-type="float" office:value="120.998">
            <text:p>120.998</text:p>
          </table:table-cell>
          <table:table-cell office:value-type="float" office:value="725.5124">
            <text:p>725.5124</text:p>
          </table:table-cell>
          <table:table-cell/>
          <table:table-cell office:value-type="float" office:value="81.9629">
            <text:p>81.9629</text:p>
          </table:table-cell>
          <table:table-cell office:value-type="float" office:value="114.401">
            <text:p>114.401</text:p>
          </table:table-cell>
          <table:table-cell office:value-type="float" office:value="716.4544">
            <text:p>716.4544</text:p>
          </table:table-cell>
          <table:table-cell/>
          <table:table-cell office:value-type="float" office:value="76.7498">
            <text:p>76.7498</text:p>
          </table:table-cell>
          <table:table-cell office:value-type="float" office:value="85.201">
            <text:p>85.201</text:p>
          </table:table-cell>
          <table:table-cell office:value-type="float" office:value="900.817">
            <text:p>900.817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6048">
            <text:p>0.6048</text:p>
          </table:table-cell>
          <table:table-cell table:style-name="ce24" office:value-type="float" office:value="0.89">
            <text:p>0.89</text:p>
          </table:table-cell>
          <table:table-cell table:style-name="ce13" office:value-type="float" office:value="0.548">
            <text:p>0.548</text:p>
          </table:table-cell>
          <table:table-cell table:style-name="ce34"/>
          <table:table-cell table:style-name="ce13" office:value-type="float" office:value="0.7985">
            <text:p>0.7985</text:p>
          </table:table-cell>
          <table:table-cell table:style-name="ce24" office:value-type="float" office:value="0.8">
            <text:p>0.8</text:p>
          </table:table-cell>
          <table:table-cell table:style-name="ce13" office:value-type="float" office:value="5.542">
            <text:p>5.542</text:p>
          </table:table-cell>
          <table:table-cell table:style-name="ce34"/>
          <table:table-cell table:style-name="ce13" office:value-type="float" office:value="0.2587">
            <text:p>0.2587</text:p>
          </table:table-cell>
          <table:table-cell table:style-name="ce24" office:value-type="float" office:value="0.4">
            <text:p>0.4</text:p>
          </table:table-cell>
          <table:table-cell table:style-name="ce13" office:value-type="float" office:value="3.4445">
            <text:p>3.4445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Laptop Mode, building busybox,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2.1587">
            <text:p>82.1587</text:p>
          </table:table-cell>
          <table:table-cell office:value-type="float" office:value="121.01">
            <text:p>121.01</text:p>
          </table:table-cell>
          <table:table-cell office:value-type="float" office:value="678.9405">
            <text:p>678.9405</text:p>
          </table:table-cell>
          <table:table-cell/>
          <table:table-cell office:value-type="float" office:value="80.4403">
            <text:p>80.4403</text:p>
          </table:table-cell>
          <table:table-cell office:value-type="float" office:value="112.991">
            <text:p>112.991</text:p>
          </table:table-cell>
          <table:table-cell office:value-type="float" office:value="711.9196">
            <text:p>711.9196</text:p>
          </table:table-cell>
          <table:table-cell/>
          <table:table-cell office:value-type="float" office:value="74.8704">
            <text:p>74.8704</text:p>
          </table:table-cell>
          <table:table-cell office:value-type="float" office:value="83.022">
            <text:p>83.022</text:p>
          </table:table-cell>
          <table:table-cell office:value-type="float" office:value="901.8162">
            <text:p>901.8162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1.505">
            <text:p>81.505</text:p>
          </table:table-cell>
          <table:table-cell office:value-type="float" office:value="120.001">
            <text:p>120.001</text:p>
          </table:table-cell>
          <table:table-cell office:value-type="float" office:value="679.2009">
            <text:p>679.2009</text:p>
          </table:table-cell>
          <table:table-cell/>
          <table:table-cell office:value-type="float" office:value="81.069">
            <text:p>81.069</text:p>
          </table:table-cell>
          <table:table-cell office:value-type="float" office:value="114.001">
            <text:p>114.001</text:p>
          </table:table-cell>
          <table:table-cell office:value-type="float" office:value="711.1226">
            <text:p>711.1226</text:p>
          </table:table-cell>
          <table:table-cell/>
          <table:table-cell office:value-type="float" office:value="75.4932">
            <text:p>75.4932</text:p>
          </table:table-cell>
          <table:table-cell office:value-type="float" office:value="84.01">
            <text:p>84.01</text:p>
          </table:table-cell>
          <table:table-cell office:value-type="float" office:value="898.6207">
            <text:p>898.6207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1.5194">
            <text:p>81.5194</text:p>
          </table:table-cell>
          <table:table-cell office:value-type="float" office:value="119.993">
            <text:p>119.993</text:p>
          </table:table-cell>
          <table:table-cell office:value-type="float" office:value="679.37">
            <text:p>679.37</text:p>
          </table:table-cell>
          <table:table-cell/>
          <table:table-cell office:value-type="float" office:value="81.0209">
            <text:p>81.0209</text:p>
          </table:table-cell>
          <table:table-cell office:value-type="float" office:value="114.014">
            <text:p>114.014</text:p>
          </table:table-cell>
          <table:table-cell office:value-type="float" office:value="710.6244">
            <text:p>710.6244</text:p>
          </table:table-cell>
          <table:table-cell/>
          <table:table-cell office:value-type="float" office:value="75.8559">
            <text:p>75.8559</text:p>
          </table:table-cell>
          <table:table-cell office:value-type="float" office:value="84.001">
            <text:p>84.001</text:p>
          </table:table-cell>
          <table:table-cell office:value-type="float" office:value="903.0333">
            <text:p>903.033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1.6451">
            <text:p>81.6451</text:p>
          </table:table-cell>
          <table:table-cell office:value-type="float" office:value="119.992">
            <text:p>119.992</text:p>
          </table:table-cell>
          <table:table-cell office:value-type="float" office:value="680.4225">
            <text:p>680.4225</text:p>
          </table:table-cell>
          <table:table-cell/>
          <table:table-cell office:value-type="float" office:value="80.2457">
            <text:p>80.2457</text:p>
          </table:table-cell>
          <table:table-cell office:value-type="float" office:value="112.981">
            <text:p>112.981</text:p>
          </table:table-cell>
          <table:table-cell office:value-type="float" office:value="710.2571">
            <text:p>710.2571</text:p>
          </table:table-cell>
          <table:table-cell/>
          <table:table-cell office:value-type="float" office:value="74.8934">
            <text:p>74.8934</text:p>
          </table:table-cell>
          <table:table-cell office:value-type="float" office:value="83.003">
            <text:p>83.003</text:p>
          </table:table-cell>
          <table:table-cell office:value-type="float" office:value="902.2976">
            <text:p>902.2976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1.4547">
            <text:p>81.4547</text:p>
          </table:table-cell>
          <table:table-cell office:value-type="float" office:value="120.001">
            <text:p>120.001</text:p>
          </table:table-cell>
          <table:table-cell office:value-type="float" office:value="678.7811">
            <text:p>678.7811</text:p>
          </table:table-cell>
          <table:table-cell/>
          <table:table-cell office:value-type="float" office:value="81.1138">
            <text:p>81.1138</text:p>
          </table:table-cell>
          <table:table-cell office:value-type="float" office:value="114.002">
            <text:p>114.002</text:p>
          </table:table-cell>
          <table:table-cell office:value-type="float" office:value="711.5147">
            <text:p>711.5147</text:p>
          </table:table-cell>
          <table:table-cell/>
          <table:table-cell office:value-type="float" office:value="75.5322">
            <text:p>75.5322</text:p>
          </table:table-cell>
          <table:table-cell office:value-type="float" office:value="83.981">
            <text:p>83.981</text:p>
          </table:table-cell>
          <table:table-cell office:value-type="float" office:value="899.3928">
            <text:p>899.392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1.6566">
            <text:p>81.6566</text:p>
          </table:table-cell>
          <table:table-cell table:style-name="ce25" office:value-type="float" office:value="120.199">
            <text:p>120.199</text:p>
          </table:table-cell>
          <table:table-cell table:style-name="ce15" office:value-type="float" office:value="679.343">
            <text:p>679.343</text:p>
          </table:table-cell>
          <table:table-cell table:style-name="ce34"/>
          <table:table-cell table:style-name="ce15" office:value-type="float" office:value="80.7779">
            <text:p>80.7779</text:p>
          </table:table-cell>
          <table:table-cell table:style-name="ce25" office:value-type="float" office:value="113.598">
            <text:p>113.598</text:p>
          </table:table-cell>
          <table:table-cell table:style-name="ce15" office:value-type="float" office:value="711.0877">
            <text:p>711.0877</text:p>
          </table:table-cell>
          <table:table-cell table:style-name="ce34"/>
          <table:table-cell table:style-name="ce15" office:value-type="float" office:value="75.329">
            <text:p>75.329</text:p>
          </table:table-cell>
          <table:table-cell table:style-name="ce25" office:value-type="float" office:value="83.603">
            <text:p>83.603</text:p>
          </table:table-cell>
          <table:table-cell table:style-name="ce15" office:value-type="float" office:value="901.0321">
            <text:p>901.0321</text:p>
          </table:table-cell>
          <table:table-cell/>
        </table:table-row>
        <table:table-row table:style-name="ro1">
          <table:table-cell office:value-type="string">
            <text:p>Std.Dev.</text:p>
          </table:table-cell>
          <table:table-cell office:value-type="float" office:value="0.2588">
            <text:p>0.2588</text:p>
          </table:table-cell>
          <table:table-cell office:value-type="float" office:value="0.405">
            <text:p>0.405</text:p>
          </table:table-cell>
          <table:table-cell office:value-type="float" office:value="0.5769">
            <text:p>0.5769</text:p>
          </table:table-cell>
          <table:table-cell/>
          <table:table-cell office:value-type="float" office:value="0.3616">
            <text:p>0.3616</text:p>
          </table:table-cell>
          <table:table-cell office:value-type="float" office:value="0.5">
            <text:p>0.5</text:p>
          </table:table-cell>
          <table:table-cell office:value-type="float" office:value="0.5967">
            <text:p>0.5967</text:p>
          </table:table-cell>
          <table:table-cell/>
          <table:table-cell office:value-type="float" office:value="0.3863">
            <text:p>0.3863</text:p>
          </table:table-cell>
          <table:table-cell office:value-type="float" office:value="0.483">
            <text:p>0.483</text:p>
          </table:table-cell>
          <table:table-cell office:value-type="float" office:value="1.716">
            <text:p>1.716</text:p>
          </table:table-cell>
          <table:table-cell/>
        </table:table-row>
        <table:table-row table:style-name="ro1">
          <table:table-cell table:style-name="ce8" office:value-type="string">
            <text:p>Saving</text:p>
          </table:table-cell>
          <table:table-cell table:style-name="ce21" table:formula="of:=[.B188]-[.B199]" office:value-type="float" office:value="6.1283">
            <text:p>6.1283</text:p>
          </table:table-cell>
          <table:table-cell table:style-name="ce30" table:formula="of:=[.C188]-[.C199]" office:value-type="float" office:value="0.799000000000007">
            <text:p>0.799</text:p>
          </table:table-cell>
          <table:table-cell table:style-name="ce21" table:formula="of:=[.D188]-[.D199]" office:value-type="float" office:value="46.1694">
            <text:p>46.1694</text:p>
          </table:table-cell>
          <table:table-cell table:style-name="ce27"/>
          <table:table-cell table:style-name="ce21" table:formula="of:=[.F188]-[.F199]" office:value-type="float" office:value="1.185">
            <text:p>1.185</text:p>
          </table:table-cell>
          <table:table-cell table:style-name="ce30" table:formula="of:=[.G188]-[.G199]" office:value-type="float" office:value="0.802999999999997">
            <text:p>0.803</text:p>
          </table:table-cell>
          <table:table-cell table:style-name="ce21" table:formula="of:=[.H188]-[.H199]" office:value-type="float" office:value="5.36669999999992">
            <text:p>5.3667</text:p>
          </table:table-cell>
          <table:table-cell table:style-name="ce27"/>
          <table:table-cell table:style-name="ce21" table:formula="of:=[.J188]-[.J199]" office:value-type="float" office:value="1.4208">
            <text:p>1.4208</text:p>
          </table:table-cell>
          <table:table-cell table:style-name="ce30" table:formula="of:=[.K188]-[.K199]" office:value-type="float" office:value="1.598">
            <text:p>1.598</text:p>
          </table:table-cell>
          <table:table-cell table:style-name="ce31" table:formula="of:=[.L188]-[.L199]" office:value-type="float" office:value="-0.215100000000007">
            <text:p>-0.2151</text:p>
          </table:table-cell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10" office:value-type="string">
            <text:p>* Need to investigate further why laptop mode is not a win for the X220i, but the minor loss is within the variation of the data.</text:p>
          </table:table-cell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PCIe ASPM, Idle System (Not 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29.994">
            <text:p>29.994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508.3669">
            <text:p>508.3669</text:p>
          </table:table-cell>
          <table:table-cell table:style-name="ce34"/>
          <table:table-cell table:style-name="ce12" office:value-type="float" office:value="31.8505">
            <text:p>31.8505</text:p>
          </table:table-cell>
          <table:table-cell table:style-name="ce23" office:value-type="float" office:value="59.011">
            <text:p>59.011</text:p>
          </table:table-cell>
          <table:table-cell table:style-name="ce12" office:value-type="float" office:value="539.7353">
            <text:p>539.7353</text:p>
          </table:table-cell>
          <table:table-cell table:style-name="ce34"/>
          <table:table-cell table:style-name="ce12" office:value-type="float" office:value="49.224">
            <text:p>49.224</text:p>
          </table:table-cell>
          <table:table-cell table:style-name="ce23" office:value-type="float" office:value="58.998">
            <text:p>58.998</text:p>
          </table:table-cell>
          <table:table-cell table:style-name="ce12" office:value-type="float" office:value="834.3273">
            <text:p>834.3273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7414">
            <text:p>30.7414</text:p>
          </table:table-cell>
          <table:table-cell office:value-type="float" office:value="60.001">
            <text:p>60.001</text:p>
          </table:table-cell>
          <table:table-cell office:value-type="float" office:value="512.3518">
            <text:p>512.3518</text:p>
          </table:table-cell>
          <table:table-cell/>
          <table:table-cell office:value-type="float" office:value="31.4003">
            <text:p>31.4003</text:p>
          </table:table-cell>
          <table:table-cell office:value-type="float" office:value="59.011">
            <text:p>59.011</text:p>
          </table:table-cell>
          <table:table-cell office:value-type="float" office:value="532.1077">
            <text:p>532.1077</text:p>
          </table:table-cell>
          <table:table-cell/>
          <table:table-cell office:value-type="float" office:value="50.1047">
            <text:p>50.1047</text:p>
          </table:table-cell>
          <table:table-cell office:value-type="float" office:value="60.011">
            <text:p>60.011</text:p>
          </table:table-cell>
          <table:table-cell office:value-type="float" office:value="834.9194">
            <text:p>834.9194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0772">
            <text:p>30.0772</text:p>
          </table:table-cell>
          <table:table-cell office:value-type="float" office:value="58.981">
            <text:p>58.981</text:p>
          </table:table-cell>
          <table:table-cell office:value-type="float" office:value="509.95">
            <text:p>509.95</text:p>
          </table:table-cell>
          <table:table-cell/>
          <table:table-cell office:value-type="float" office:value="31.2168">
            <text:p>31.2168</text:p>
          </table:table-cell>
          <table:table-cell office:value-type="float" office:value="59.001">
            <text:p>59.001</text:p>
          </table:table-cell>
          <table:table-cell office:value-type="float" office:value="529.0864">
            <text:p>529.0864</text:p>
          </table:table-cell>
          <table:table-cell/>
          <table:table-cell office:value-type="float" office:value="49.084">
            <text:p>49.084</text:p>
          </table:table-cell>
          <table:table-cell office:value-type="float" office:value="59.001">
            <text:p>59.001</text:p>
          </table:table-cell>
          <table:table-cell office:value-type="float" office:value="831.9203">
            <text:p>831.920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0404">
            <text:p>30.0404</text:p>
          </table:table-cell>
          <table:table-cell office:value-type="float" office:value="59.011">
            <text:p>59.011</text:p>
          </table:table-cell>
          <table:table-cell office:value-type="float" office:value="509.0677">
            <text:p>509.0677</text:p>
          </table:table-cell>
          <table:table-cell/>
          <table:table-cell office:value-type="float" office:value="31.841">
            <text:p>31.841</text:p>
          </table:table-cell>
          <table:table-cell office:value-type="float" office:value="60.001">
            <text:p>60.001</text:p>
          </table:table-cell>
          <table:table-cell office:value-type="float" office:value="530.6759">
            <text:p>530.6759</text:p>
          </table:table-cell>
          <table:table-cell/>
          <table:table-cell office:value-type="float" office:value="49.0338">
            <text:p>49.0338</text:p>
          </table:table-cell>
          <table:table-cell office:value-type="float" office:value="58.992">
            <text:p>58.992</text:p>
          </table:table-cell>
          <table:table-cell office:value-type="float" office:value="831.2003">
            <text:p>831.2003</text:p>
          </table:table-cell>
          <table:table-cell/>
        </table:table-row>
        <table:table-row table:style-name="ro1">
          <table:table-cell table:style-name="ce6" office:value-type="string">
            <text:p>Test run <text:s/>5</text:p>
          </table:table-cell>
          <table:table-cell table:style-name="ce13" office:value-type="float" office:value="30.1419">
            <text:p>30.1419</text:p>
          </table:table-cell>
          <table:table-cell table:style-name="ce24" office:value-type="float" office:value="59.001">
            <text:p>59.001</text:p>
          </table:table-cell>
          <table:table-cell table:style-name="ce13" office:value-type="float" office:value="510.8731">
            <text:p>510.8731</text:p>
          </table:table-cell>
          <table:table-cell table:style-name="ce34"/>
          <table:table-cell table:style-name="ce13" office:value-type="float" office:value="31.3035">
            <text:p>31.3035</text:p>
          </table:table-cell>
          <table:table-cell table:style-name="ce24" office:value-type="float" office:value="59.001">
            <text:p>59.001</text:p>
          </table:table-cell>
          <table:table-cell table:style-name="ce13" office:value-type="float" office:value="530.5622">
            <text:p>530.5622</text:p>
          </table:table-cell>
          <table:table-cell table:style-name="ce34"/>
          <table:table-cell table:style-name="ce13" office:value-type="float" office:value="48.4743">
            <text:p>48.4743</text:p>
          </table:table-cell>
          <table:table-cell table:style-name="ce24" office:value-type="float" office:value="59.001">
            <text:p>59.001</text:p>
          </table:table-cell>
          <table:table-cell table:style-name="ce13" office:value-type="float" office:value="821.5867">
            <text:p>821.5867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199">
            <text:p>30.199</text:p>
          </table:table-cell>
          <table:table-cell table:style-name="ce25" office:value-type="float" office:value="59.199">
            <text:p>59.199</text:p>
          </table:table-cell>
          <table:table-cell table:style-name="ce15" office:value-type="float" office:value="510.1219">
            <text:p>510.1219</text:p>
          </table:table-cell>
          <table:table-cell table:style-name="ce34"/>
          <table:table-cell table:style-name="ce15" office:value-type="float" office:value="31.5224">
            <text:p>31.5224</text:p>
          </table:table-cell>
          <table:table-cell table:style-name="ce25" office:value-type="float" office:value="59.205">
            <text:p>59.205</text:p>
          </table:table-cell>
          <table:table-cell table:style-name="ce15" office:value-type="float" office:value="532.4335">
            <text:p>532.4335</text:p>
          </table:table-cell>
          <table:table-cell table:style-name="ce34"/>
          <table:table-cell table:style-name="ce15" office:value-type="float" office:value="49.1842">
            <text:p>49.1842</text:p>
          </table:table-cell>
          <table:table-cell table:style-name="ce25" office:value-type="float" office:value="59.201">
            <text:p>59.201</text:p>
          </table:table-cell>
          <table:table-cell table:style-name="ce15" office:value-type="float" office:value="830.7908">
            <text:p>830.7908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2755">
            <text:p>0.2755</text:p>
          </table:table-cell>
          <table:table-cell table:style-name="ce24" office:value-type="float" office:value="0.401">
            <text:p>0.401</text:p>
          </table:table-cell>
          <table:table-cell table:style-name="ce13" office:value-type="float" office:value="1.397">
            <text:p>1.397</text:p>
          </table:table-cell>
          <table:table-cell table:style-name="ce34"/>
          <table:table-cell table:style-name="ce13" office:value-type="float" office:value="0.2703">
            <text:p>0.2703</text:p>
          </table:table-cell>
          <table:table-cell table:style-name="ce24" office:value-type="float" office:value="0.398">
            <text:p>0.398</text:p>
          </table:table-cell>
          <table:table-cell table:style-name="ce13" office:value-type="float" office:value="3.774">
            <text:p>3.774</text:p>
          </table:table-cell>
          <table:table-cell table:style-name="ce34"/>
          <table:table-cell table:style-name="ce13" office:value-type="float" office:value="0.5264">
            <text:p>0.5264</text:p>
          </table:table-cell>
          <table:table-cell table:style-name="ce24" office:value-type="float" office:value="0.405">
            <text:p>0.405</text:p>
          </table:table-cell>
          <table:table-cell table:style-name="ce13" office:value-type="float" office:value="4.8107">
            <text:p>4.810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PCIe ASPM, Idle System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30.09">
            <text:p>30.09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509.9937">
            <text:p>509.9937</text:p>
          </table:table-cell>
          <table:table-cell table:style-name="ce34"/>
          <table:table-cell table:style-name="ce12" office:value-type="float" office:value="31.2125">
            <text:p>31.2125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529.0164">
            <text:p>529.0164</text:p>
          </table:table-cell>
          <table:table-cell table:style-name="ce34"/>
          <table:table-cell table:style-name="ce12" office:value-type="float" office:value="48.0583">
            <text:p>48.0583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814.5394">
            <text:p>814.5394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30.81">
            <text:p>30.81</text:p>
          </table:table-cell>
          <table:table-cell office:value-type="float" office:value="60.001">
            <text:p>60.001</text:p>
          </table:table-cell>
          <table:table-cell office:value-type="float" office:value="513.4942">
            <text:p>513.4942</text:p>
          </table:table-cell>
          <table:table-cell/>
          <table:table-cell office:value-type="float" office:value="31.2322">
            <text:p>31.2322</text:p>
          </table:table-cell>
          <table:table-cell office:value-type="float" office:value="59.012">
            <text:p>59.012</text:p>
          </table:table-cell>
          <table:table-cell office:value-type="float" office:value="529.2553">
            <text:p>529.2553</text:p>
          </table:table-cell>
          <table:table-cell/>
          <table:table-cell office:value-type="float" office:value="49.5344">
            <text:p>49.5344</text:p>
          </table:table-cell>
          <table:table-cell office:value-type="float" office:value="59.001">
            <text:p>59.001</text:p>
          </table:table-cell>
          <table:table-cell office:value-type="float" office:value="839.5561">
            <text:p>839.556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0751">
            <text:p>30.0751</text:p>
          </table:table-cell>
          <table:table-cell office:value-type="float" office:value="59.011">
            <text:p>59.011</text:p>
          </table:table-cell>
          <table:table-cell office:value-type="float" office:value="509.6518">
            <text:p>509.6518</text:p>
          </table:table-cell>
          <table:table-cell/>
          <table:table-cell office:value-type="float" office:value="31.3026">
            <text:p>31.3026</text:p>
          </table:table-cell>
          <table:table-cell office:value-type="float" office:value="59.001">
            <text:p>59.001</text:p>
          </table:table-cell>
          <table:table-cell office:value-type="float" office:value="530.5413">
            <text:p>530.5413</text:p>
          </table:table-cell>
          <table:table-cell/>
          <table:table-cell office:value-type="float" office:value="48.2117">
            <text:p>48.2117</text:p>
          </table:table-cell>
          <table:table-cell office:value-type="float" office:value="59.011">
            <text:p>59.011</text:p>
          </table:table-cell>
          <table:table-cell office:value-type="float" office:value="816.9953">
            <text:p>816.995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2401">
            <text:p>30.2401</text:p>
          </table:table-cell>
          <table:table-cell office:value-type="float" office:value="59.011">
            <text:p>59.011</text:p>
          </table:table-cell>
          <table:table-cell office:value-type="float" office:value="512.4468">
            <text:p>512.4468</text:p>
          </table:table-cell>
          <table:table-cell/>
          <table:table-cell office:value-type="float" office:value="31.2307">
            <text:p>31.2307</text:p>
          </table:table-cell>
          <table:table-cell office:value-type="float" office:value="59.001">
            <text:p>59.001</text:p>
          </table:table-cell>
          <table:table-cell office:value-type="float" office:value="529.3289">
            <text:p>529.3289</text:p>
          </table:table-cell>
          <table:table-cell/>
          <table:table-cell office:value-type="float" office:value="48.9351">
            <text:p>48.9351</text:p>
          </table:table-cell>
          <table:table-cell office:value-type="float" office:value="60.011">
            <text:p>60.011</text:p>
          </table:table-cell>
          <table:table-cell office:value-type="float" office:value="815.4303">
            <text:p>815.4303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30.8942">
            <text:p>30.8942</text:p>
          </table:table-cell>
          <table:table-cell office:value-type="float" office:value="60.001">
            <text:p>60.001</text:p>
          </table:table-cell>
          <table:table-cell office:value-type="float" office:value="514.895">
            <text:p>514.895</text:p>
          </table:table-cell>
          <table:table-cell/>
          <table:table-cell office:value-type="float" office:value="31.8222">
            <text:p>31.8222</text:p>
          </table:table-cell>
          <table:table-cell office:value-type="float" office:value="60.001">
            <text:p>60.001</text:p>
          </table:table-cell>
          <table:table-cell office:value-type="float" office:value="530.3609">
            <text:p>530.3609</text:p>
          </table:table-cell>
          <table:table-cell/>
          <table:table-cell office:value-type="float" office:value="48.5502">
            <text:p>48.5502</text:p>
          </table:table-cell>
          <table:table-cell office:value-type="float" office:value="59.201">
            <text:p>59.201</text:p>
          </table:table-cell>
          <table:table-cell office:value-type="float" office:value="820.0878">
            <text:p>820.087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4219">
            <text:p>30.4219</text:p>
          </table:table-cell>
          <table:table-cell table:style-name="ce25" office:value-type="float" office:value="59.405">
            <text:p>59.405</text:p>
          </table:table-cell>
          <table:table-cell table:style-name="ce15" office:value-type="float" office:value="512.0963">
            <text:p>512.0963</text:p>
          </table:table-cell>
          <table:table-cell table:style-name="ce34"/>
          <table:table-cell table:style-name="ce15" office:value-type="float" office:value="31.36">
            <text:p>31.36</text:p>
          </table:table-cell>
          <table:table-cell table:style-name="ce25" office:value-type="float" office:value="59.203">
            <text:p>59.203</text:p>
          </table:table-cell>
          <table:table-cell table:style-name="ce15" office:value-type="float" office:value="529.7006">
            <text:p>529.7006</text:p>
          </table:table-cell>
          <table:table-cell table:style-name="ce34"/>
          <table:table-cell table:style-name="ce15" office:value-type="float" office:value="48.6579">
            <text:p>48.6579</text:p>
          </table:table-cell>
          <table:table-cell table:style-name="ce25" office:value-type="float" office:value="59.245">
            <text:p>59.245</text:p>
          </table:table-cell>
          <table:table-cell table:style-name="ce15" office:value-type="float" office:value="821.3218">
            <text:p>821.3218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57">
            <text:p>0.357</text:p>
          </table:table-cell>
          <table:table-cell table:style-name="ce25" office:value-type="float" office:value="0.487">
            <text:p>0.487</text:p>
          </table:table-cell>
          <table:table-cell table:style-name="ce15" office:value-type="float" office:value="2.0153">
            <text:p>2.0153</text:p>
          </table:table-cell>
          <table:table-cell table:style-name="ce34"/>
          <table:table-cell table:style-name="ce15" office:value-type="float" office:value="0.2332">
            <text:p>0.2332</text:p>
          </table:table-cell>
          <table:table-cell table:style-name="ce25" office:value-type="float" office:value="0.399">
            <text:p>0.399</text:p>
          </table:table-cell>
          <table:table-cell table:style-name="ce15" office:value-type="float" office:value="0.6241">
            <text:p>0.6241</text:p>
          </table:table-cell>
          <table:table-cell table:style-name="ce34"/>
          <table:table-cell table:style-name="ce15" office:value-type="float" office:value="0.532">
            <text:p>0.532</text:p>
          </table:table-cell>
          <table:table-cell table:style-name="ce25" office:value-type="float" office:value="0.391">
            <text:p>0.391</text:p>
          </table:table-cell>
          <table:table-cell table:style-name="ce15" office:value-type="float" office:value="9.3107">
            <text:p>9.3107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213]-[.B224]" office:value-type="float" office:value="-0.222899999999999">
            <text:p>-0.2229</text:p>
          </table:table-cell>
          <table:table-cell table:style-name="ce26" table:formula="of:=[.C213]-[.C224]" office:value-type="float" office:value="-0.206000000000003">
            <text:p>-0.206</text:p>
          </table:table-cell>
          <table:table-cell table:style-name="ce16" table:formula="of:=[.D213]-[.D224]" office:value-type="float" office:value="-1.97440000000006">
            <text:p>-1.9744</text:p>
          </table:table-cell>
          <table:table-cell table:style-name="ce27"/>
          <table:table-cell table:style-name="ce16" table:formula="of:=[.F213]-[.F224]" office:value-type="float" office:value="0.162400000000002">
            <text:p>0.1624</text:p>
          </table:table-cell>
          <table:table-cell table:style-name="ce26" table:formula="of:=[.G213]-[.G224]" office:value-type="float" office:value="0.00199999999999534">
            <text:p>0.002</text:p>
          </table:table-cell>
          <table:table-cell table:style-name="ce16" table:formula="of:=[.H213]-[.H224]" office:value-type="float" office:value="2.73289999999997">
            <text:p>2.7329</text:p>
          </table:table-cell>
          <table:table-cell table:style-name="ce27"/>
          <table:table-cell table:style-name="ce16" table:formula="of:=[.J213]-[.J224]" office:value-type="float" office:value="0.526299999999999">
            <text:p>0.5263</text:p>
          </table:table-cell>
          <table:table-cell table:style-name="ce26" table:formula="of:=[.K213]-[.K224]" office:value-type="float" office:value="-0.0439999999999969">
            <text:p>-0.044</text:p>
          </table:table-cell>
          <table:table-cell table:style-name="ce16" table:formula="of:=[.L213]-[.L224]" office:value-type="float" office:value="9.46899999999994">
            <text:p>9.469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Readahead, building busybox, (Dis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2.5287">
            <text:p>82.5287</text:p>
          </table:table-cell>
          <table:table-cell office:value-type="float" office:value="122.002">
            <text:p>122.002</text:p>
          </table:table-cell>
          <table:table-cell office:value-type="float" office:value="676.4557">
            <text:p>676.4557</text:p>
          </table:table-cell>
          <table:table-cell/>
          <table:table-cell office:value-type="float" office:value="78.8354">
            <text:p>78.8354</text:p>
          </table:table-cell>
          <table:table-cell office:value-type="float" office:value="113.002">
            <text:p>113.002</text:p>
          </table:table-cell>
          <table:table-cell office:value-type="float" office:value="697.6483">
            <text:p>697.6483</text:p>
          </table:table-cell>
          <table:table-cell/>
          <table:table-cell office:value-type="float" office:value="75.6962">
            <text:p>75.6962</text:p>
          </table:table-cell>
          <table:table-cell office:value-type="float" office:value="85.001">
            <text:p>85.001</text:p>
          </table:table-cell>
          <table:table-cell office:value-type="float" office:value="890.5279">
            <text:p>890.5279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1.9793">
            <text:p>81.9793</text:p>
          </table:table-cell>
          <table:table-cell office:value-type="float" office:value="121.002">
            <text:p>121.002</text:p>
          </table:table-cell>
          <table:table-cell office:value-type="float" office:value="677.5065">
            <text:p>677.5065</text:p>
          </table:table-cell>
          <table:table-cell/>
          <table:table-cell office:value-type="float" office:value="78.7018">
            <text:p>78.7018</text:p>
          </table:table-cell>
          <table:table-cell office:value-type="float" office:value="113.001">
            <text:p>113.001</text:p>
          </table:table-cell>
          <table:table-cell office:value-type="float" office:value="696.4722">
            <text:p>696.4722</text:p>
          </table:table-cell>
          <table:table-cell/>
          <table:table-cell office:value-type="float" office:value="76.5259">
            <text:p>76.5259</text:p>
          </table:table-cell>
          <table:table-cell office:value-type="float" office:value="85.011">
            <text:p>85.011</text:p>
          </table:table-cell>
          <table:table-cell office:value-type="float" office:value="900.1871">
            <text:p>900.1871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2.0212">
            <text:p>82.0212</text:p>
          </table:table-cell>
          <table:table-cell office:value-type="float" office:value="121.011">
            <text:p>121.011</text:p>
          </table:table-cell>
          <table:table-cell office:value-type="float" office:value="677.7967">
            <text:p>677.7967</text:p>
          </table:table-cell>
          <table:table-cell/>
          <table:table-cell office:value-type="float" office:value="78.9442">
            <text:p>78.9442</text:p>
          </table:table-cell>
          <table:table-cell office:value-type="float" office:value="113.002">
            <text:p>113.002</text:p>
          </table:table-cell>
          <table:table-cell office:value-type="float" office:value="698.6097">
            <text:p>698.6097</text:p>
          </table:table-cell>
          <table:table-cell/>
          <table:table-cell office:value-type="float" office:value="76.9844">
            <text:p>76.9844</text:p>
          </table:table-cell>
          <table:table-cell office:value-type="float" office:value="84.992">
            <text:p>84.992</text:p>
          </table:table-cell>
          <table:table-cell office:value-type="float" office:value="905.7873">
            <text:p>905.787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2.0281">
            <text:p>82.0281</text:p>
          </table:table-cell>
          <table:table-cell office:value-type="float" office:value="120.991">
            <text:p>120.991</text:p>
          </table:table-cell>
          <table:table-cell office:value-type="float" office:value="677.9664">
            <text:p>677.9664</text:p>
          </table:table-cell>
          <table:table-cell/>
          <table:table-cell office:value-type="float" office:value="79.0367">
            <text:p>79.0367</text:p>
          </table:table-cell>
          <table:table-cell office:value-type="float" office:value="113.001">
            <text:p>113.001</text:p>
          </table:table-cell>
          <table:table-cell office:value-type="float" office:value="699.4312">
            <text:p>699.4312</text:p>
          </table:table-cell>
          <table:table-cell/>
          <table:table-cell office:value-type="float" office:value="76.9117">
            <text:p>76.9117</text:p>
          </table:table-cell>
          <table:table-cell office:value-type="float" office:value="85.001">
            <text:p>85.001</text:p>
          </table:table-cell>
          <table:table-cell office:value-type="float" office:value="904.8291">
            <text:p>904.8291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2.7833">
            <text:p>82.7833</text:p>
          </table:table-cell>
          <table:table-cell office:value-type="float" office:value="121.991">
            <text:p>121.991</text:p>
          </table:table-cell>
          <table:table-cell office:value-type="float" office:value="678.6004">
            <text:p>678.6004</text:p>
          </table:table-cell>
          <table:table-cell/>
          <table:table-cell office:value-type="float" office:value="81.0244">
            <text:p>81.0244</text:p>
          </table:table-cell>
          <table:table-cell office:value-type="float" office:value="113.992">
            <text:p>113.992</text:p>
          </table:table-cell>
          <table:table-cell office:value-type="float" office:value="710.7889">
            <text:p>710.7889</text:p>
          </table:table-cell>
          <table:table-cell/>
          <table:table-cell office:value-type="float" office:value="76.0971">
            <text:p>76.0971</text:p>
          </table:table-cell>
          <table:table-cell office:value-type="float" office:value="85.001">
            <text:p>85.001</text:p>
          </table:table-cell>
          <table:table-cell office:value-type="float" office:value="895.2471">
            <text:p>895.2471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2.2681">
            <text:p>82.2681</text:p>
          </table:table-cell>
          <table:table-cell table:style-name="ce25" office:value-type="float" office:value="121.399">
            <text:p>121.399</text:p>
          </table:table-cell>
          <table:table-cell table:style-name="ce15" office:value-type="float" office:value="677.6651">
            <text:p>677.6651</text:p>
          </table:table-cell>
          <table:table-cell table:style-name="ce34"/>
          <table:table-cell table:style-name="ce15" office:value-type="float" office:value="79.3085">
            <text:p>79.3085</text:p>
          </table:table-cell>
          <table:table-cell table:style-name="ce25" office:value-type="float" office:value="113.2">
            <text:p>113.2</text:p>
          </table:table-cell>
          <table:table-cell table:style-name="ce15" office:value-type="float" office:value="700.5901">
            <text:p>700.5901</text:p>
          </table:table-cell>
          <table:table-cell table:style-name="ce34"/>
          <table:table-cell table:style-name="ce15" office:value-type="float" office:value="76.4431">
            <text:p>76.4431</text:p>
          </table:table-cell>
          <table:table-cell table:style-name="ce25" office:value-type="float" office:value="85.001">
            <text:p>85.001</text:p>
          </table:table-cell>
          <table:table-cell table:style-name="ce15" office:value-type="float" office:value="899.3157">
            <text:p>899.3157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3272">
            <text:p>0.3272</text:p>
          </table:table-cell>
          <table:table-cell table:style-name="ce24" office:value-type="float" office:value="0.488">
            <text:p>0.488</text:p>
          </table:table-cell>
          <table:table-cell table:style-name="ce13" office:value-type="float" office:value="0.7029">
            <text:p>0.7029</text:p>
          </table:table-cell>
          <table:table-cell table:style-name="ce34"/>
          <table:table-cell table:style-name="ce13" office:value-type="float" office:value="0.8652">
            <text:p>0.8652</text:p>
          </table:table-cell>
          <table:table-cell table:style-name="ce24" office:value-type="float" office:value="0.396">
            <text:p>0.396</text:p>
          </table:table-cell>
          <table:table-cell table:style-name="ce13" office:value-type="float" office:value="5.1941">
            <text:p>5.1941</text:p>
          </table:table-cell>
          <table:table-cell table:style-name="ce34"/>
          <table:table-cell table:style-name="ce13" office:value-type="float" office:value="0.4893">
            <text:p>0.4893</text:p>
          </table:table-cell>
          <table:table-cell table:style-name="ce24" office:value-type="float" office:value="0.006">
            <text:p>0.006</text:p>
          </table:table-cell>
          <table:table-cell table:style-name="ce13" office:value-type="float" office:value="5.7761">
            <text:p>5.776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Readahead, building busybox,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2.2459">
            <text:p>82.2459</text:p>
          </table:table-cell>
          <table:table-cell office:value-type="float" office:value="120.991">
            <text:p>120.991</text:p>
          </table:table-cell>
          <table:table-cell office:value-type="float" office:value="679.7667">
            <text:p>679.7667</text:p>
          </table:table-cell>
          <table:table-cell/>
          <table:table-cell office:value-type="float" office:value="81.1609">
            <text:p>81.1609</text:p>
          </table:table-cell>
          <table:table-cell office:value-type="float" office:value="113.991">
            <text:p>113.991</text:p>
          </table:table-cell>
          <table:table-cell office:value-type="float" office:value="711.9935">
            <text:p>711.9935</text:p>
          </table:table-cell>
          <table:table-cell/>
          <table:table-cell office:value-type="float" office:value="75.408">
            <text:p>75.408</text:p>
          </table:table-cell>
          <table:table-cell office:value-type="float" office:value="83.981">
            <text:p>83.981</text:p>
          </table:table-cell>
          <table:table-cell office:value-type="float" office:value="897.9165">
            <text:p>897.916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2.1168">
            <text:p>82.1168</text:p>
          </table:table-cell>
          <table:table-cell office:value-type="float" office:value="120.981">
            <text:p>120.981</text:p>
          </table:table-cell>
          <table:table-cell office:value-type="float" office:value="678.756">
            <text:p>678.756</text:p>
          </table:table-cell>
          <table:table-cell/>
          <table:table-cell office:value-type="float" office:value="80.4119">
            <text:p>80.4119</text:p>
          </table:table-cell>
          <table:table-cell office:value-type="float" office:value="113.002">
            <text:p>113.002</text:p>
          </table:table-cell>
          <table:table-cell office:value-type="float" office:value="711.5972">
            <text:p>711.5972</text:p>
          </table:table-cell>
          <table:table-cell/>
          <table:table-cell office:value-type="float" office:value="75.5653">
            <text:p>75.5653</text:p>
          </table:table-cell>
          <table:table-cell office:value-type="float" office:value="83.992">
            <text:p>83.992</text:p>
          </table:table-cell>
          <table:table-cell office:value-type="float" office:value="899.6712">
            <text:p>899.6712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2.3199">
            <text:p>82.3199</text:p>
          </table:table-cell>
          <table:table-cell office:value-type="float" office:value="121.011">
            <text:p>121.011</text:p>
          </table:table-cell>
          <table:table-cell office:value-type="float" office:value="680.2656">
            <text:p>680.2656</text:p>
          </table:table-cell>
          <table:table-cell/>
          <table:table-cell office:value-type="float" office:value="81.2417">
            <text:p>81.2417</text:p>
          </table:table-cell>
          <table:table-cell office:value-type="float" office:value="114.004">
            <text:p>114.004</text:p>
          </table:table-cell>
          <table:table-cell office:value-type="float" office:value="712.6223">
            <text:p>712.6223</text:p>
          </table:table-cell>
          <table:table-cell/>
          <table:table-cell office:value-type="float" office:value="75.6723">
            <text:p>75.6723</text:p>
          </table:table-cell>
          <table:table-cell office:value-type="float" office:value="84.001">
            <text:p>84.001</text:p>
          </table:table-cell>
          <table:table-cell office:value-type="float" office:value="900.8473">
            <text:p>900.847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1.4507">
            <text:p>81.4507</text:p>
          </table:table-cell>
          <table:table-cell office:value-type="float" office:value="120.002">
            <text:p>120.002</text:p>
          </table:table-cell>
          <table:table-cell office:value-type="float" office:value="678.7476">
            <text:p>678.7476</text:p>
          </table:table-cell>
          <table:table-cell/>
          <table:table-cell office:value-type="float" office:value="80.5599">
            <text:p>80.5599</text:p>
          </table:table-cell>
          <table:table-cell office:value-type="float" office:value="113.001">
            <text:p>113.001</text:p>
          </table:table-cell>
          <table:table-cell office:value-type="float" office:value="712.9112">
            <text:p>712.9112</text:p>
          </table:table-cell>
          <table:table-cell/>
          <table:table-cell office:value-type="float" office:value="76.7087">
            <text:p>76.7087</text:p>
          </table:table-cell>
          <table:table-cell office:value-type="float" office:value="85.001">
            <text:p>85.001</text:p>
          </table:table-cell>
          <table:table-cell office:value-type="float" office:value="902.443">
            <text:p>902.443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2.0005">
            <text:p>82.0005</text:p>
          </table:table-cell>
          <table:table-cell office:value-type="float" office:value="121.002">
            <text:p>121.002</text:p>
          </table:table-cell>
          <table:table-cell office:value-type="float" office:value="677.6809">
            <text:p>677.6809</text:p>
          </table:table-cell>
          <table:table-cell/>
          <table:table-cell office:value-type="float" office:value="80.4284">
            <text:p>80.4284</text:p>
          </table:table-cell>
          <table:table-cell office:value-type="float" office:value="113.001">
            <text:p>113.001</text:p>
          </table:table-cell>
          <table:table-cell office:value-type="float" office:value="711.748">
            <text:p>711.748</text:p>
          </table:table-cell>
          <table:table-cell/>
          <table:table-cell office:value-type="float" office:value="75.7918">
            <text:p>75.7918</text:p>
          </table:table-cell>
          <table:table-cell office:value-type="float" office:value="84.011">
            <text:p>84.011</text:p>
          </table:table-cell>
          <table:table-cell office:value-type="float" office:value="902.1691">
            <text:p>902.1691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2.0268">
            <text:p>82.0268</text:p>
          </table:table-cell>
          <table:table-cell table:style-name="ce25" office:value-type="float" office:value="120.797">
            <text:p>120.797</text:p>
          </table:table-cell>
          <table:table-cell table:style-name="ce15" office:value-type="float" office:value="679.0434">
            <text:p>679.0434</text:p>
          </table:table-cell>
          <table:table-cell table:style-name="ce34"/>
          <table:table-cell table:style-name="ce15" office:value-type="float" office:value="80.7606">
            <text:p>80.7606</text:p>
          </table:table-cell>
          <table:table-cell table:style-name="ce25" office:value-type="float" office:value="113.4">
            <text:p>113.4</text:p>
          </table:table-cell>
          <table:table-cell table:style-name="ce15" office:value-type="float" office:value="712.1744">
            <text:p>712.1744</text:p>
          </table:table-cell>
          <table:table-cell table:style-name="ce34"/>
          <table:table-cell table:style-name="ce15" office:value-type="float" office:value="75.8292">
            <text:p>75.8292</text:p>
          </table:table-cell>
          <table:table-cell table:style-name="ce25" office:value-type="float" office:value="84.197">
            <text:p>84.197</text:p>
          </table:table-cell>
          <table:table-cell table:style-name="ce15" office:value-type="float" office:value="900.6094">
            <text:p>900.6094</text:p>
          </table:table-cell>
          <table:table-cell/>
        </table:table-row>
        <table:table-row table:style-name="ro1">
          <table:table-cell office:value-type="string">
            <text:p>Std.Dev.</text:p>
          </table:table-cell>
          <table:table-cell office:value-type="float" office:value="0.3081">
            <text:p>0.3081</text:p>
          </table:table-cell>
          <table:table-cell office:value-type="float" office:value="0.398">
            <text:p>0.398</text:p>
          </table:table-cell>
          <table:table-cell office:value-type="float" office:value="0.8993">
            <text:p>0.8993</text:p>
          </table:table-cell>
          <table:table-cell/>
          <table:table-cell office:value-type="float" office:value="0.3644">
            <text:p>0.3644</text:p>
          </table:table-cell>
          <table:table-cell office:value-type="float" office:value="0.488">
            <text:p>0.488</text:p>
          </table:table-cell>
          <table:table-cell office:value-type="float" office:value="0.5082">
            <text:p>0.5082</text:p>
          </table:table-cell>
          <table:table-cell/>
          <table:table-cell office:value-type="float" office:value="0.4575">
            <text:p>0.4575</text:p>
          </table:table-cell>
          <table:table-cell office:value-type="float" office:value="0.402">
            <text:p>0.402</text:p>
          </table:table-cell>
          <table:table-cell office:value-type="float" office:value="1.6723">
            <text:p>1.6723</text:p>
          </table:table-cell>
          <table:table-cell/>
        </table:table-row>
        <table:table-row table:style-name="ro1">
          <table:table-cell table:style-name="ce8" office:value-type="string">
            <text:p>Saving</text:p>
          </table:table-cell>
          <table:table-cell table:style-name="ce21" table:formula="of:=[.B238]-[.B250]" office:value-type="float" office:value="0.24130000000001">
            <text:p>0.2413</text:p>
          </table:table-cell>
          <table:table-cell table:style-name="ce30" table:formula="of:=[.C238]-[.C250]" office:value-type="float" office:value="0.602000000000004">
            <text:p>0.602</text:p>
          </table:table-cell>
          <table:table-cell table:style-name="ce31" table:formula="of:=[.D238]-[.D250]" office:value-type="float" office:value="-1.37829999999997">
            <text:p>-1.3783</text:p>
          </table:table-cell>
          <table:table-cell table:style-name="ce27"/>
          <table:table-cell table:style-name="ce21" table:formula="of:=[.F238]-[.F250]" office:value-type="float" office:value="-1.4521">
            <text:p>-1.4521</text:p>
          </table:table-cell>
          <table:table-cell table:style-name="ce30" table:formula="of:=[.G238]-[.G250]" office:value-type="float" office:value="-0.200000000000003">
            <text:p>-0.2</text:p>
          </table:table-cell>
          <table:table-cell table:style-name="ce31" table:formula="of:=[.H238]-[.H250]" office:value-type="float" office:value="-11.5843">
            <text:p>-11.5843</text:p>
          </table:table-cell>
          <table:table-cell table:style-name="ce27"/>
          <table:table-cell table:style-name="ce21" table:formula="of:=[.J238]-[.J250]" office:value-type="float" office:value="0.613900000000001">
            <text:p>0.6139</text:p>
          </table:table-cell>
          <table:table-cell table:style-name="ce30" table:formula="of:=[.K238]-[.K250]" office:value-type="float" office:value="0.804000000000002">
            <text:p>0.804</text:p>
          </table:table-cell>
          <table:table-cell table:style-name="ce31" table:formula="of:=[.L238]-[.L250]" office:value-type="float" office:value="-1.29370000000006">
            <text:p>-1.2937</text:p>
          </table:table-cell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9" office:value-type="string" table:number-columns-spanned="12" table:number-rows-spanned="1">
            <text:p>Readahead on SSD wastes power, on HDD the saving is comparable to the errors in the results, so it is hard to justify keeping this script.</text:p>
          </table:table-cell>
          <table:covered-table-cell table:number-columns-repeated="7" table:style-name="ce22"/>
          <table:covered-table-cell/>
          <table:covered-table-cell table:style-name="Default"/>
          <table:covered-table-cell/>
          <table:covered-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ATA ALPM, idle system, <text:s/>(Not 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5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table:style-name="ce3" office:value-type="string">
            <text:p>Ah</text:p>
          </table:table-cell>
          <table:table-cell table:style-name="ce14"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30.1801">
            <text:p>30.1801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511.5209">
            <text:p>511.5209</text:p>
          </table:table-cell>
          <table:table-cell table:style-name="ce34"/>
          <table:table-cell table:style-name="ce5" office:value-type="float" office:value="31.8938">
            <text:p>31.8938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540.5726">
            <text:p>540.5726</text:p>
          </table:table-cell>
          <table:table-cell table:style-name="ce34"/>
          <table:table-cell table:style-name="ce12" office:value-type="float" office:value="49.3708">
            <text:p>49.3708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836.7812">
            <text:p>836.7812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29.9465">
            <text:p>29.9465</text:p>
          </table:table-cell>
          <table:table-cell office:value-type="float" office:value="58.991">
            <text:p>58.991</text:p>
          </table:table-cell>
          <table:table-cell office:value-type="float" office:value="507.6492">
            <text:p>507.6492</text:p>
          </table:table-cell>
          <table:table-cell/>
          <table:table-cell table:style-name="ce3" office:value-type="float" office:value="31.2616">
            <text:p>31.2616</text:p>
          </table:table-cell>
          <table:table-cell table:style-name="ce14" office:value-type="float" office:value="59.001">
            <text:p>59.001</text:p>
          </table:table-cell>
          <table:table-cell office:value-type="float" office:value="529.8474">
            <text:p>529.8474</text:p>
          </table:table-cell>
          <table:table-cell/>
          <table:table-cell office:value-type="float" office:value="49.0472">
            <text:p>49.0472</text:p>
          </table:table-cell>
          <table:table-cell office:value-type="float" office:value="59.001">
            <text:p>59.001</text:p>
          </table:table-cell>
          <table:table-cell office:value-type="float" office:value="831.2882">
            <text:p>831.2882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30.894">
            <text:p>30.894</text:p>
          </table:table-cell>
          <table:table-cell office:value-type="float" office:value="60.001">
            <text:p>60.001</text:p>
          </table:table-cell>
          <table:table-cell office:value-type="float" office:value="514.8894">
            <text:p>514.8894</text:p>
          </table:table-cell>
          <table:table-cell/>
          <table:table-cell table:style-name="ce3" office:value-type="float" office:value="31.2737">
            <text:p>31.2737</text:p>
          </table:table-cell>
          <table:table-cell table:style-name="ce14" office:value-type="float" office:value="59.011">
            <text:p>59.011</text:p>
          </table:table-cell>
          <table:table-cell office:value-type="float" office:value="529.9645">
            <text:p>529.9645</text:p>
          </table:table-cell>
          <table:table-cell/>
          <table:table-cell office:value-type="float" office:value="48.9814">
            <text:p>48.9814</text:p>
          </table:table-cell>
          <table:table-cell office:value-type="float" office:value="59.001">
            <text:p>59.001</text:p>
          </table:table-cell>
          <table:table-cell office:value-type="float" office:value="830.1827">
            <text:p>830.1827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30.1658">
            <text:p>30.1658</text:p>
          </table:table-cell>
          <table:table-cell office:value-type="float" office:value="58.991">
            <text:p>58.991</text:p>
          </table:table-cell>
          <table:table-cell office:value-type="float" office:value="511.3663">
            <text:p>511.3663</text:p>
          </table:table-cell>
          <table:table-cell/>
          <table:table-cell table:style-name="ce3" office:value-type="float" office:value="31.2114">
            <text:p>31.2114</text:p>
          </table:table-cell>
          <table:table-cell table:style-name="ce14" office:value-type="float" office:value="59.001">
            <text:p>59.001</text:p>
          </table:table-cell>
          <table:table-cell office:value-type="float" office:value="528.9993">
            <text:p>528.9993</text:p>
          </table:table-cell>
          <table:table-cell/>
          <table:table-cell office:value-type="float" office:value="48.5807">
            <text:p>48.5807</text:p>
          </table:table-cell>
          <table:table-cell office:value-type="float" office:value="59">
            <text:p>59</text:p>
          </table:table-cell>
          <table:table-cell office:value-type="float" office:value="823.4006">
            <text:p>823.4006</text:p>
          </table:table-cell>
          <table:table-cell/>
        </table:table-row>
        <table:table-row table:style-name="ro1">
          <table:table-cell table:style-name="ce6" office:value-type="string">
            <text:p>Test run <text:s/>5</text:p>
          </table:table-cell>
          <table:table-cell table:style-name="ce13" office:value-type="float" office:value="30.1454">
            <text:p>30.1454</text:p>
          </table:table-cell>
          <table:table-cell table:style-name="ce24" office:value-type="float" office:value="59.01">
            <text:p>59.01</text:p>
          </table:table-cell>
          <table:table-cell table:style-name="ce13" office:value-type="float" office:value="510.8484">
            <text:p>510.8484</text:p>
          </table:table-cell>
          <table:table-cell table:style-name="ce34"/>
          <table:table-cell table:style-name="ce6" office:value-type="float" office:value="31.2452">
            <text:p>31.2452</text:p>
          </table:table-cell>
          <table:table-cell table:style-name="ce13" office:value-type="float" office:value="59.001">
            <text:p>59.001</text:p>
          </table:table-cell>
          <table:table-cell table:style-name="ce13" office:value-type="float" office:value="529.5715">
            <text:p>529.5715</text:p>
          </table:table-cell>
          <table:table-cell table:style-name="ce34"/>
          <table:table-cell table:style-name="ce13" office:value-type="float" office:value="48.2054">
            <text:p>48.2054</text:p>
          </table:table-cell>
          <table:table-cell table:style-name="ce24" office:value-type="float" office:value="59.01">
            <text:p>59.01</text:p>
          </table:table-cell>
          <table:table-cell table:style-name="ce13" office:value-type="float" office:value="816.9027">
            <text:p>816.9027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30.2664">
            <text:p>30.2664</text:p>
          </table:table-cell>
          <table:table-cell table:style-name="ce25" office:value-type="float" office:value="59.199">
            <text:p>59.199</text:p>
          </table:table-cell>
          <table:table-cell table:style-name="ce15" office:value-type="float" office:value="511.2548">
            <text:p>511.2548</text:p>
          </table:table-cell>
          <table:table-cell table:style-name="ce34"/>
          <table:table-cell table:style-name="ce7" office:value-type="float" office:value="31.3771">
            <text:p>31.3771</text:p>
          </table:table-cell>
          <table:table-cell table:style-name="ce15" office:value-type="float" office:value="59.003">
            <text:p>59.003</text:p>
          </table:table-cell>
          <table:table-cell table:style-name="ce15" office:value-type="float" office:value="531.7911">
            <text:p>531.7911</text:p>
          </table:table-cell>
          <table:table-cell table:style-name="ce34"/>
          <table:table-cell table:style-name="ce15" office:value-type="float" office:value="48.8371">
            <text:p>48.8371</text:p>
          </table:table-cell>
          <table:table-cell table:style-name="ce25" office:value-type="float" office:value="59.003">
            <text:p>59.003</text:p>
          </table:table-cell>
          <table:table-cell table:style-name="ce15" office:value-type="float" office:value="827.7111">
            <text:p>827.7111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3251">
            <text:p>0.3251</text:p>
          </table:table-cell>
          <table:table-cell table:style-name="ce24" office:value-type="float" office:value="0.401">
            <text:p>0.401</text:p>
          </table:table-cell>
          <table:table-cell table:style-name="ce13" office:value-type="float" office:value="2.3004">
            <text:p>2.3004</text:p>
          </table:table-cell>
          <table:table-cell table:style-name="ce34"/>
          <table:table-cell table:style-name="ce6" office:value-type="float" office:value="0.2592">
            <text:p>0.2592</text:p>
          </table:table-cell>
          <table:table-cell table:style-name="ce13" office:value-type="float" office:value="0.004">
            <text:p>0.004</text:p>
          </table:table-cell>
          <table:table-cell table:style-name="ce13" office:value-type="float" office:value="4.4034">
            <text:p>4.4034</text:p>
          </table:table-cell>
          <table:table-cell table:style-name="ce34"/>
          <table:table-cell table:style-name="ce13" office:value-type="float" office:value="0.4036">
            <text:p>0.4036</text:p>
          </table:table-cell>
          <table:table-cell table:style-name="ce24" office:value-type="float" office:value="0.004">
            <text:p>0.004</text:p>
          </table:table-cell>
          <table:table-cell table:style-name="ce13" office:value-type="float" office:value="6.8786">
            <text:p>6.8786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ATA ALPM, idle system,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  <table:table-cell office:value-type="string">
            <text:p>Ah</text:p>
          </table:table-cell>
          <table:table-cell office:value-type="string">
            <text:p>(Secs)</text:p>
          </table:table-cell>
          <table:table-cell office:value-type="string">
            <text:p>(mA)</text:p>
          </table:table-cell>
          <table:table-cell/>
        </table:table-row>
        <table:table-row table:style-name="ro1">
          <table:table-cell table:style-name="ce5" office:value-type="string">
            <text:p>Test run <text:s/>1</text:p>
          </table:table-cell>
          <table:table-cell table:style-name="ce12" office:value-type="float" office:value="28.6246">
            <text:p>28.6246</text:p>
          </table:table-cell>
          <table:table-cell table:style-name="ce23" office:value-type="float" office:value="60.001">
            <text:p>60.001</text:p>
          </table:table-cell>
          <table:table-cell table:style-name="ce12" office:value-type="float" office:value="477.0687">
            <text:p>477.0687</text:p>
          </table:table-cell>
          <table:table-cell table:style-name="ce34"/>
          <table:table-cell table:style-name="ce12" office:value-type="float" office:value="31.3617">
            <text:p>31.3617</text:p>
          </table:table-cell>
          <table:table-cell table:style-name="ce23" office:value-type="float" office:value="59.011">
            <text:p>59.011</text:p>
          </table:table-cell>
          <table:table-cell table:style-name="ce12" office:value-type="float" office:value="531.4544">
            <text:p>531.4544</text:p>
          </table:table-cell>
          <table:table-cell table:style-name="ce34"/>
          <table:table-cell table:style-name="ce12" office:value-type="float" office:value="46.1014">
            <text:p>46.1014</text:p>
          </table:table-cell>
          <table:table-cell table:style-name="ce23" office:value-type="float" office:value="59.001">
            <text:p>59.001</text:p>
          </table:table-cell>
          <table:table-cell table:style-name="ce12" office:value-type="float" office:value="781.3709">
            <text:p>781.3709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28.0469">
            <text:p>28.0469</text:p>
          </table:table-cell>
          <table:table-cell office:value-type="float" office:value="59.001">
            <text:p>59.001</text:p>
          </table:table-cell>
          <table:table-cell office:value-type="float" office:value="475.3665">
            <text:p>475.3665</text:p>
          </table:table-cell>
          <table:table-cell/>
          <table:table-cell office:value-type="float" office:value="31.3326">
            <text:p>31.3326</text:p>
          </table:table-cell>
          <table:table-cell office:value-type="float" office:value="59.001">
            <text:p>59.001</text:p>
          </table:table-cell>
          <table:table-cell office:value-type="float" office:value="531.0547">
            <text:p>531.0547</text:p>
          </table:table-cell>
          <table:table-cell/>
          <table:table-cell office:value-type="float" office:value="46.8398">
            <text:p>46.8398</text:p>
          </table:table-cell>
          <table:table-cell office:value-type="float" office:value="59.001">
            <text:p>59.001</text:p>
          </table:table-cell>
          <table:table-cell office:value-type="float" office:value="793.8752">
            <text:p>793.8752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27.9148">
            <text:p>27.9148</text:p>
          </table:table-cell>
          <table:table-cell office:value-type="float" office:value="59">
            <text:p>59</text:p>
          </table:table-cell>
          <table:table-cell office:value-type="float" office:value="473.1323">
            <text:p>473.1323</text:p>
          </table:table-cell>
          <table:table-cell/>
          <table:table-cell office:value-type="float" office:value="31.237">
            <text:p>31.237</text:p>
          </table:table-cell>
          <table:table-cell office:value-type="float" office:value="59.001">
            <text:p>59.001</text:p>
          </table:table-cell>
          <table:table-cell office:value-type="float" office:value="529.4355">
            <text:p>529.4355</text:p>
          </table:table-cell>
          <table:table-cell/>
          <table:table-cell office:value-type="float" office:value="46.0537">
            <text:p>46.0537</text:p>
          </table:table-cell>
          <table:table-cell office:value-type="float" office:value="59">
            <text:p>59</text:p>
          </table:table-cell>
          <table:table-cell office:value-type="float" office:value="780.5665">
            <text:p>780.5665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27.9829">
            <text:p>27.9829</text:p>
          </table:table-cell>
          <table:table-cell office:value-type="float" office:value="59.001">
            <text:p>59.001</text:p>
          </table:table-cell>
          <table:table-cell office:value-type="float" office:value="474.2812">
            <text:p>474.2812</text:p>
          </table:table-cell>
          <table:table-cell/>
          <table:table-cell office:value-type="float" office:value="31.2399">
            <text:p>31.2399</text:p>
          </table:table-cell>
          <table:table-cell office:value-type="float" office:value="59.001">
            <text:p>59.001</text:p>
          </table:table-cell>
          <table:table-cell office:value-type="float" office:value="529.4836">
            <text:p>529.4836</text:p>
          </table:table-cell>
          <table:table-cell/>
          <table:table-cell office:value-type="float" office:value="46.365">
            <text:p>46.365</text:p>
          </table:table-cell>
          <table:table-cell office:value-type="float" office:value="59">
            <text:p>59</text:p>
          </table:table-cell>
          <table:table-cell office:value-type="float" office:value="785.8476">
            <text:p>785.8476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28.5719">
            <text:p>28.5719</text:p>
          </table:table-cell>
          <table:table-cell office:value-type="float" office:value="60.011">
            <text:p>60.011</text:p>
          </table:table-cell>
          <table:table-cell office:value-type="float" office:value="476.1153">
            <text:p>476.1153</text:p>
          </table:table-cell>
          <table:table-cell/>
          <table:table-cell office:value-type="float" office:value="31.2957">
            <text:p>31.2957</text:p>
          </table:table-cell>
          <table:table-cell office:value-type="float" office:value="59.001">
            <text:p>59.001</text:p>
          </table:table-cell>
          <table:table-cell office:value-type="float" office:value="530.4273">
            <text:p>530.4273</text:p>
          </table:table-cell>
          <table:table-cell/>
          <table:table-cell office:value-type="float" office:value="47.0903">
            <text:p>47.0903</text:p>
          </table:table-cell>
          <table:table-cell office:value-type="float" office:value="59.012">
            <text:p>59.012</text:p>
          </table:table-cell>
          <table:table-cell office:value-type="float" office:value="797.9733">
            <text:p>797.9733</text:p>
          </table:table-cell>
          <table:table-cell/>
        </table:table-row>
        <table:table-row table:style-name="ro1">
          <table:table-cell table:style-name="ce6" office:value-type="string">
            <text:p>Average</text:p>
          </table:table-cell>
          <table:table-cell table:style-name="ce13" office:value-type="float" office:value="28.2282">
            <text:p>28.2282</text:p>
          </table:table-cell>
          <table:table-cell table:style-name="ce24" office:value-type="float" office:value="59.403">
            <text:p>59.403</text:p>
          </table:table-cell>
          <table:table-cell table:style-name="ce13" office:value-type="float" office:value="475.1928">
            <text:p>475.1928</text:p>
          </table:table-cell>
          <table:table-cell table:style-name="ce34"/>
          <table:table-cell table:style-name="ce13" office:value-type="float" office:value="31.2934">
            <text:p>31.2934</text:p>
          </table:table-cell>
          <table:table-cell table:style-name="ce24" office:value-type="float" office:value="59.003">
            <text:p>59.003</text:p>
          </table:table-cell>
          <table:table-cell table:style-name="ce13" office:value-type="float" office:value="530.3711">
            <text:p>530.3711</text:p>
          </table:table-cell>
          <table:table-cell table:style-name="ce34"/>
          <table:table-cell table:style-name="ce13" office:value-type="float" office:value="46.4901">
            <text:p>46.4901</text:p>
          </table:table-cell>
          <table:table-cell table:style-name="ce24" office:value-type="float" office:value="59.003">
            <text:p>59.003</text:p>
          </table:table-cell>
          <table:table-cell table:style-name="ce13" office:value-type="float" office:value="787.9267">
            <text:p>787.9267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055">
            <text:p>0.3055</text:p>
          </table:table-cell>
          <table:table-cell table:style-name="ce25" office:value-type="float" office:value="0.493">
            <text:p>0.493</text:p>
          </table:table-cell>
          <table:table-cell table:style-name="ce15" office:value-type="float" office:value="1.3767">
            <text:p>1.3767</text:p>
          </table:table-cell>
          <table:table-cell table:style-name="ce34"/>
          <table:table-cell table:style-name="ce15" office:value-type="float" office:value="0.0495">
            <text:p>0.0495</text:p>
          </table:table-cell>
          <table:table-cell table:style-name="ce25" office:value-type="float" office:value="0.004">
            <text:p>0.004</text:p>
          </table:table-cell>
          <table:table-cell table:style-name="ce15" office:value-type="float" office:value="0.8132">
            <text:p>0.8132</text:p>
          </table:table-cell>
          <table:table-cell table:style-name="ce34"/>
          <table:table-cell table:style-name="ce15" office:value-type="float" office:value="0.4098">
            <text:p>0.4098</text:p>
          </table:table-cell>
          <table:table-cell table:style-name="ce25" office:value-type="float" office:value="0.005">
            <text:p>0.005</text:p>
          </table:table-cell>
          <table:table-cell table:style-name="ce15" office:value-type="float" office:value="6.8963">
            <text:p>6.8963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264]-[.B275]" office:value-type="float" office:value="2.0382">
            <text:p>2.0382</text:p>
          </table:table-cell>
          <table:table-cell table:style-name="ce26" table:formula="of:=[.C264]-[.C275]" office:value-type="float" office:value="-0.204000000000001">
            <text:p>-0.204</text:p>
          </table:table-cell>
          <table:table-cell table:style-name="ce16" table:formula="of:=[.D264]-[.D275]" office:value-type="float" office:value="36.062">
            <text:p>36.062</text:p>
          </table:table-cell>
          <table:table-cell table:style-name="ce27"/>
          <table:table-cell table:style-name="ce16" table:formula="of:=[.F264]-[.F275]" office:value-type="float" office:value="0.0837000000000003">
            <text:p>0.0837</text:p>
          </table:table-cell>
          <table:table-cell table:style-name="ce26" table:formula="of:=[.G264]-[.G275]" office:value-type="float" office:value="0">
            <text:p>0</text:p>
          </table:table-cell>
          <table:table-cell table:style-name="ce16" table:formula="of:=[.H264]-[.H275]" office:value-type="float" office:value="1.42000000000007">
            <text:p>1.42</text:p>
          </table:table-cell>
          <table:table-cell table:style-name="ce27"/>
          <table:table-cell table:style-name="ce16" table:formula="of:=[.J264]-[.J275]" office:value-type="float" office:value="2.347">
            <text:p>2.347</text:p>
          </table:table-cell>
          <table:table-cell table:style-name="ce26" table:formula="of:=[.K264]-[.K275]" office:value-type="float" office:value="0">
            <text:p>0</text:p>
          </table:table-cell>
          <table:table-cell table:style-name="ce16" table:formula="of:=[.L264]-[.L275]" office:value-type="float" office:value="39.7844">
            <text:p>39.7844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ATA ALPM, build busybox, (Disabled)</text:p>
          </table:table-cell>
          <table:table-cell table:style-name="ce20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80.6979">
            <text:p>80.6979</text:p>
          </table:table-cell>
          <table:table-cell office:value-type="float" office:value="121.002">
            <text:p>121.002</text:p>
          </table:table-cell>
          <table:table-cell office:value-type="float" office:value="666.9149">
            <text:p>666.9149</text:p>
          </table:table-cell>
          <table:table-cell/>
          <table:table-cell office:value-type="float" office:value="78.5865">
            <text:p>78.5865</text:p>
          </table:table-cell>
          <table:table-cell office:value-type="float" office:value="112.971">
            <text:p>112.971</text:p>
          </table:table-cell>
          <table:table-cell office:value-type="float" office:value="695.6353">
            <text:p>695.6353</text:p>
          </table:table-cell>
          <table:table-cell/>
          <table:table-cell office:value-type="float" office:value="73.9955">
            <text:p>73.9955</text:p>
          </table:table-cell>
          <table:table-cell office:value-type="float" office:value="84.001">
            <text:p>84.001</text:p>
          </table:table-cell>
          <table:table-cell office:value-type="float" office:value="880.8855">
            <text:p>880.8855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80.942">
            <text:p>80.942</text:p>
          </table:table-cell>
          <table:table-cell office:value-type="float" office:value="120.982">
            <text:p>120.982</text:p>
          </table:table-cell>
          <table:table-cell office:value-type="float" office:value="669.0403">
            <text:p>669.0403</text:p>
          </table:table-cell>
          <table:table-cell/>
          <table:table-cell office:value-type="float" office:value="79.0293">
            <text:p>79.0293</text:p>
          </table:table-cell>
          <table:table-cell office:value-type="float" office:value="113.002">
            <text:p>113.002</text:p>
          </table:table-cell>
          <table:table-cell office:value-type="float" office:value="699.3643">
            <text:p>699.3643</text:p>
          </table:table-cell>
          <table:table-cell/>
          <table:table-cell office:value-type="float" office:value="74.282">
            <text:p>74.282</text:p>
          </table:table-cell>
          <table:table-cell office:value-type="float" office:value="85.001">
            <text:p>85.001</text:p>
          </table:table-cell>
          <table:table-cell office:value-type="float" office:value="873.893">
            <text:p>873.893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80.8611">
            <text:p>80.8611</text:p>
          </table:table-cell>
          <table:table-cell office:value-type="float" office:value="121.012">
            <text:p>121.012</text:p>
          </table:table-cell>
          <table:table-cell office:value-type="float" office:value="668.2062">
            <text:p>668.2062</text:p>
          </table:table-cell>
          <table:table-cell/>
          <table:table-cell office:value-type="float" office:value="78.8444">
            <text:p>78.8444</text:p>
          </table:table-cell>
          <table:table-cell office:value-type="float" office:value="113.001">
            <text:p>113.001</text:p>
          </table:table-cell>
          <table:table-cell office:value-type="float" office:value="697.7325">
            <text:p>697.7325</text:p>
          </table:table-cell>
          <table:table-cell/>
          <table:table-cell office:value-type="float" office:value="74.67">
            <text:p>74.67</text:p>
          </table:table-cell>
          <table:table-cell office:value-type="float" office:value="85.001">
            <text:p>85.001</text:p>
          </table:table-cell>
          <table:table-cell office:value-type="float" office:value="878.4575">
            <text:p>878.4575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80.7704">
            <text:p>80.7704</text:p>
          </table:table-cell>
          <table:table-cell office:value-type="float" office:value="120.991">
            <text:p>120.991</text:p>
          </table:table-cell>
          <table:table-cell office:value-type="float" office:value="667.5724">
            <text:p>667.5724</text:p>
          </table:table-cell>
          <table:table-cell/>
          <table:table-cell office:value-type="float" office:value="79.1242">
            <text:p>79.1242</text:p>
          </table:table-cell>
          <table:table-cell office:value-type="float" office:value="113.001">
            <text:p>113.001</text:p>
          </table:table-cell>
          <table:table-cell office:value-type="float" office:value="700.2082">
            <text:p>700.2082</text:p>
          </table:table-cell>
          <table:table-cell/>
          <table:table-cell office:value-type="float" office:value="75.0962">
            <text:p>75.0962</text:p>
          </table:table-cell>
          <table:table-cell office:value-type="float" office:value="84.981">
            <text:p>84.981</text:p>
          </table:table-cell>
          <table:table-cell office:value-type="float" office:value="883.681">
            <text:p>883.681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80.8719">
            <text:p>80.8719</text:p>
          </table:table-cell>
          <table:table-cell office:value-type="float" office:value="121.013">
            <text:p>121.013</text:p>
          </table:table-cell>
          <table:table-cell office:value-type="float" office:value="668.2909">
            <text:p>668.2909</text:p>
          </table:table-cell>
          <table:table-cell/>
          <table:table-cell office:value-type="float" office:value="80.9693">
            <text:p>80.9693</text:p>
          </table:table-cell>
          <table:table-cell office:value-type="float" office:value="114.002">
            <text:p>114.002</text:p>
          </table:table-cell>
          <table:table-cell office:value-type="float" office:value="710.2464">
            <text:p>710.2464</text:p>
          </table:table-cell>
          <table:table-cell/>
          <table:table-cell office:value-type="float" office:value="74.6109">
            <text:p>74.6109</text:p>
          </table:table-cell>
          <table:table-cell office:value-type="float" office:value="84.001">
            <text:p>84.001</text:p>
          </table:table-cell>
          <table:table-cell office:value-type="float" office:value="888.2118">
            <text:p>888.211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80.8286">
            <text:p>80.8286</text:p>
          </table:table-cell>
          <table:table-cell table:style-name="ce25" office:value-type="float" office:value="121">
            <text:p>121</text:p>
          </table:table-cell>
          <table:table-cell table:style-name="ce15" office:value-type="float" office:value="668.0049">
            <text:p>668.0049</text:p>
          </table:table-cell>
          <table:table-cell table:style-name="ce34"/>
          <table:table-cell table:style-name="ce15" office:value-type="float" office:value="79.3107">
            <text:p>79.3107</text:p>
          </table:table-cell>
          <table:table-cell table:style-name="ce25" office:value-type="float" office:value="113.195">
            <text:p>113.195</text:p>
          </table:table-cell>
          <table:table-cell table:style-name="ce15" office:value-type="float" office:value="700.6373">
            <text:p>700.6373</text:p>
          </table:table-cell>
          <table:table-cell table:style-name="ce34"/>
          <table:table-cell table:style-name="ce15" office:value-type="float" office:value="74.5309">
            <text:p>74.5309</text:p>
          </table:table-cell>
          <table:table-cell table:style-name="ce25" office:value-type="float" office:value="84.597">
            <text:p>84.597</text:p>
          </table:table-cell>
          <table:table-cell table:style-name="ce15" office:value-type="float" office:value="881.0258">
            <text:p>881.0258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0852">
            <text:p>0.0852</text:p>
          </table:table-cell>
          <table:table-cell table:style-name="ce24" office:value-type="float" office:value="0.012">
            <text:p>0.012</text:p>
          </table:table-cell>
          <table:table-cell table:style-name="ce13" office:value-type="float" office:value="0.7169">
            <text:p>0.7169</text:p>
          </table:table-cell>
          <table:table-cell table:style-name="ce34"/>
          <table:table-cell table:style-name="ce13" office:value-type="float" office:value="0.8493">
            <text:p>0.8493</text:p>
          </table:table-cell>
          <table:table-cell table:style-name="ce24" office:value-type="float" office:value="0.403">
            <text:p>0.403</text:p>
          </table:table-cell>
          <table:table-cell table:style-name="ce13" office:value-type="float" office:value="5.0517">
            <text:p>5.0517</text:p>
          </table:table-cell>
          <table:table-cell table:style-name="ce34"/>
          <table:table-cell table:style-name="ce13" office:value-type="float" office:value="0.3725">
            <text:p>0.3725</text:p>
          </table:table-cell>
          <table:table-cell table:style-name="ce24" office:value-type="float" office:value="0.487">
            <text:p>0.487</text:p>
          </table:table-cell>
          <table:table-cell table:style-name="ce13" office:value-type="float" office:value="4.8204">
            <text:p>4.8204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ATA ALPM, build busybox, (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78.0017">
            <text:p>78.0017</text:p>
          </table:table-cell>
          <table:table-cell office:value-type="float" office:value="120.992">
            <text:p>120.992</text:p>
          </table:table-cell>
          <table:table-cell office:value-type="float" office:value="644.6829">
            <text:p>644.6829</text:p>
          </table:table-cell>
          <table:table-cell/>
          <table:table-cell office:value-type="float" office:value="80.378">
            <text:p>80.378</text:p>
          </table:table-cell>
          <table:table-cell office:value-type="float" office:value="113.002">
            <text:p>113.002</text:p>
          </table:table-cell>
          <table:table-cell office:value-type="float" office:value="711.2995">
            <text:p>711.2995</text:p>
          </table:table-cell>
          <table:table-cell/>
          <table:table-cell office:value-type="float" office:value="73.6848">
            <text:p>73.6848</text:p>
          </table:table-cell>
          <table:table-cell office:value-type="float" office:value="85.001">
            <text:p>85.001</text:p>
          </table:table-cell>
          <table:table-cell office:value-type="float" office:value="866.8687">
            <text:p>866.8687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78.1211">
            <text:p>78.1211</text:p>
          </table:table-cell>
          <table:table-cell office:value-type="float" office:value="121.001">
            <text:p>121.001</text:p>
          </table:table-cell>
          <table:table-cell office:value-type="float" office:value="645.6219">
            <text:p>645.6219</text:p>
          </table:table-cell>
          <table:table-cell/>
          <table:table-cell office:value-type="float" office:value="80.5067">
            <text:p>80.5067</text:p>
          </table:table-cell>
          <table:table-cell office:value-type="float" office:value="112.99">
            <text:p>112.99</text:p>
          </table:table-cell>
          <table:table-cell office:value-type="float" office:value="712.5118">
            <text:p>712.5118</text:p>
          </table:table-cell>
          <table:table-cell/>
          <table:table-cell office:value-type="float" office:value="73.9113">
            <text:p>73.9113</text:p>
          </table:table-cell>
          <table:table-cell office:value-type="float" office:value="84.99">
            <text:p>84.99</text:p>
          </table:table-cell>
          <table:table-cell office:value-type="float" office:value="869.6439">
            <text:p>869.6439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78.1997">
            <text:p>78.1997</text:p>
          </table:table-cell>
          <table:table-cell office:value-type="float" office:value="121.002">
            <text:p>121.002</text:p>
          </table:table-cell>
          <table:table-cell office:value-type="float" office:value="646.2706">
            <text:p>646.2706</text:p>
          </table:table-cell>
          <table:table-cell/>
          <table:table-cell office:value-type="float" office:value="80.9776">
            <text:p>80.9776</text:p>
          </table:table-cell>
          <table:table-cell office:value-type="float" office:value="114.003">
            <text:p>114.003</text:p>
          </table:table-cell>
          <table:table-cell office:value-type="float" office:value="710.3096">
            <text:p>710.3096</text:p>
          </table:table-cell>
          <table:table-cell/>
          <table:table-cell office:value-type="float" office:value="74.8356">
            <text:p>74.8356</text:p>
          </table:table-cell>
          <table:table-cell office:value-type="float" office:value="86.001">
            <text:p>86.001</text:p>
          </table:table-cell>
          <table:table-cell office:value-type="float" office:value="870.1685">
            <text:p>870.1685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78.5648">
            <text:p>78.5648</text:p>
          </table:table-cell>
          <table:table-cell office:value-type="float" office:value="122.002">
            <text:p>122.002</text:p>
          </table:table-cell>
          <table:table-cell office:value-type="float" office:value="643.9633">
            <text:p>643.9633</text:p>
          </table:table-cell>
          <table:table-cell/>
          <table:table-cell office:value-type="float" office:value="81.0899">
            <text:p>81.0899</text:p>
          </table:table-cell>
          <table:table-cell office:value-type="float" office:value="114.002">
            <text:p>114.002</text:p>
          </table:table-cell>
          <table:table-cell office:value-type="float" office:value="711.3046">
            <text:p>711.3046</text:p>
          </table:table-cell>
          <table:table-cell/>
          <table:table-cell office:value-type="float" office:value="73.8182">
            <text:p>73.8182</text:p>
          </table:table-cell>
          <table:table-cell office:value-type="float" office:value="84.99">
            <text:p>84.99</text:p>
          </table:table-cell>
          <table:table-cell office:value-type="float" office:value="868.5489">
            <text:p>868.5489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77.4211">
            <text:p>77.4211</text:p>
          </table:table-cell>
          <table:table-cell office:value-type="float" office:value="120.002">
            <text:p>120.002</text:p>
          </table:table-cell>
          <table:table-cell office:value-type="float" office:value="645.1663">
            <text:p>645.1663</text:p>
          </table:table-cell>
          <table:table-cell/>
          <table:table-cell office:value-type="float" office:value="80.4393">
            <text:p>80.4393</text:p>
          </table:table-cell>
          <table:table-cell office:value-type="float" office:value="113.002">
            <text:p>113.002</text:p>
          </table:table-cell>
          <table:table-cell office:value-type="float" office:value="711.8425">
            <text:p>711.8425</text:p>
          </table:table-cell>
          <table:table-cell/>
          <table:table-cell office:value-type="float" office:value="73.1774">
            <text:p>73.1774</text:p>
          </table:table-cell>
          <table:table-cell office:value-type="float" office:value="85.012">
            <text:p>85.012</text:p>
          </table:table-cell>
          <table:table-cell office:value-type="float" office:value="860.7902">
            <text:p>860.7902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78.0617">
            <text:p>78.0617</text:p>
          </table:table-cell>
          <table:table-cell table:style-name="ce25" office:value-type="float" office:value="121">
            <text:p>121</text:p>
          </table:table-cell>
          <table:table-cell table:style-name="ce15" office:value-type="float" office:value="645.141">
            <text:p>645.141</text:p>
          </table:table-cell>
          <table:table-cell table:style-name="ce34"/>
          <table:table-cell table:style-name="ce15" office:value-type="float" office:value="80.6783">
            <text:p>80.6783</text:p>
          </table:table-cell>
          <table:table-cell table:style-name="ce25" office:value-type="float" office:value="113.4">
            <text:p>113.4</text:p>
          </table:table-cell>
          <table:table-cell table:style-name="ce15" office:value-type="float" office:value="711.4536">
            <text:p>711.4536</text:p>
          </table:table-cell>
          <table:table-cell table:style-name="ce34"/>
          <table:table-cell table:style-name="ce15" office:value-type="float" office:value="73.8855">
            <text:p>73.8855</text:p>
          </table:table-cell>
          <table:table-cell table:style-name="ce25" office:value-type="float" office:value="85.199">
            <text:p>85.199</text:p>
          </table:table-cell>
          <table:table-cell table:style-name="ce15" office:value-type="float" office:value="867.204">
            <text:p>867.204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714">
            <text:p>0.3714</text:p>
          </table:table-cell>
          <table:table-cell table:style-name="ce25" office:value-type="float" office:value="0.633">
            <text:p>0.633</text:p>
          </table:table-cell>
          <table:table-cell table:style-name="ce15" office:value-type="float" office:value="0.788">
            <text:p>0.788</text:p>
          </table:table-cell>
          <table:table-cell table:style-name="ce34"/>
          <table:table-cell table:style-name="ce15" office:value-type="float" office:value="0.2952">
            <text:p>0.2952</text:p>
          </table:table-cell>
          <table:table-cell table:style-name="ce25" office:value-type="float" office:value="0.492">
            <text:p>0.492</text:p>
          </table:table-cell>
          <table:table-cell table:style-name="ce15" office:value-type="float" office:value="0.7247">
            <text:p>0.7247</text:p>
          </table:table-cell>
          <table:table-cell table:style-name="ce34"/>
          <table:table-cell table:style-name="ce15" office:value-type="float" office:value="0.5384">
            <text:p>0.5384</text:p>
          </table:table-cell>
          <table:table-cell table:style-name="ce25" office:value-type="float" office:value="0.401">
            <text:p>0.401</text:p>
          </table:table-cell>
          <table:table-cell table:style-name="ce15" office:value-type="float" office:value="3.4">
            <text:p>3.4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288]-[.B299]" office:value-type="float" office:value="3.4508">
            <text:p>3.4508</text:p>
          </table:table-cell>
          <table:table-cell table:style-name="ce26" table:formula="of:=[.C288]-[.C299]" office:value-type="float" office:value="1.01100000000001">
            <text:p>1.011</text:p>
          </table:table-cell>
          <table:table-cell table:style-name="ce16" table:formula="of:=[.D288]-[.D299]" office:value-type="float" office:value="23.1246">
            <text:p>23.1246</text:p>
          </table:table-cell>
          <table:table-cell table:style-name="ce27"/>
          <table:table-cell table:style-name="ce16" table:formula="of:=[.F288]-[.F299]" office:value-type="float" office:value="0.530000000000001">
            <text:p>0.53</text:p>
          </table:table-cell>
          <table:table-cell table:style-name="ce26" table:formula="of:=[.G288]-[.G299]" office:value-type="float" office:value="1">
            <text:p>1</text:p>
          </table:table-cell>
          <table:table-cell table:style-name="ce16" table:formula="of:=[.H288]-[.H299]" office:value-type="float" office:value="-1.59609999999998">
            <text:p>-1.5961</text:p>
          </table:table-cell>
          <table:table-cell table:style-name="ce27"/>
          <table:table-cell table:style-name="ce16" table:formula="of:=[.J288]-[.J299]" office:value-type="float" office:value="1.4335">
            <text:p>1.4335</text:p>
          </table:table-cell>
          <table:table-cell table:style-name="ce26" table:formula="of:=[.K288]-[.K299]" office:value-type="float" office:value="-1.011">
            <text:p>-1.011</text:p>
          </table:table-cell>
          <table:table-cell table:style-name="ce16" table:formula="of:=[.L288]-[.L299]" office:value-type="float" office:value="27.4216">
            <text:p>27.4216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ched Powersave, building busybox, (Not 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66.1771">
            <text:p>66.1771</text:p>
          </table:table-cell>
          <table:table-cell office:value-type="float" office:value="95.012">
            <text:p>95.012</text:p>
          </table:table-cell>
          <table:table-cell office:value-type="float" office:value="696.5132">
            <text:p>696.5132</text:p>
          </table:table-cell>
          <table:table-cell/>
          <table:table-cell office:value-type="float" office:value="66.3794">
            <text:p>66.3794</text:p>
          </table:table-cell>
          <table:table-cell office:value-type="float" office:value="89.001">
            <text:p>89.001</text:p>
          </table:table-cell>
          <table:table-cell office:value-type="float" office:value="745.8242">
            <text:p>745.8242</text:p>
          </table:table-cell>
          <table:table-cell/>
          <table:table-cell office:value-type="float" office:value="44.294">
            <text:p>44.294</text:p>
          </table:table-cell>
          <table:table-cell office:value-type="float" office:value="46.991">
            <text:p>46.991</text:p>
          </table:table-cell>
          <table:table-cell office:value-type="float" office:value="942.6127">
            <text:p>942.6127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67.7156">
            <text:p>67.7156</text:p>
          </table:table-cell>
          <table:table-cell office:value-type="float" office:value="96.99">
            <text:p>96.99</text:p>
          </table:table-cell>
          <table:table-cell office:value-type="float" office:value="698.1676">
            <text:p>698.1676</text:p>
          </table:table-cell>
          <table:table-cell/>
          <table:table-cell office:value-type="float" office:value="66.4314">
            <text:p>66.4314</text:p>
          </table:table-cell>
          <table:table-cell office:value-type="float" office:value="89.002">
            <text:p>89.002</text:p>
          </table:table-cell>
          <table:table-cell office:value-type="float" office:value="746.4056">
            <text:p>746.4056</text:p>
          </table:table-cell>
          <table:table-cell/>
          <table:table-cell office:value-type="float" office:value="43.7227">
            <text:p>43.7227</text:p>
          </table:table-cell>
          <table:table-cell office:value-type="float" office:value="46">
            <text:p>46</text:p>
          </table:table-cell>
          <table:table-cell office:value-type="float" office:value="950.493">
            <text:p>950.493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67.1361">
            <text:p>67.1361</text:p>
          </table:table-cell>
          <table:table-cell office:value-type="float" office:value="96.001">
            <text:p>96.001</text:p>
          </table:table-cell>
          <table:table-cell office:value-type="float" office:value="699.3311">
            <text:p>699.3311</text:p>
          </table:table-cell>
          <table:table-cell/>
          <table:table-cell office:value-type="float" office:value="66.4252">
            <text:p>66.4252</text:p>
          </table:table-cell>
          <table:table-cell office:value-type="float" office:value="88.991">
            <text:p>88.991</text:p>
          </table:table-cell>
          <table:table-cell office:value-type="float" office:value="746.4285">
            <text:p>746.4285</text:p>
          </table:table-cell>
          <table:table-cell/>
          <table:table-cell office:value-type="float" office:value="45.3628">
            <text:p>45.3628</text:p>
          </table:table-cell>
          <table:table-cell office:value-type="float" office:value="47.99">
            <text:p>47.99</text:p>
          </table:table-cell>
          <table:table-cell office:value-type="float" office:value="945.2513">
            <text:p>945.2513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66.9872">
            <text:p>66.9872</text:p>
          </table:table-cell>
          <table:table-cell office:value-type="float" office:value="96.001">
            <text:p>96.001</text:p>
          </table:table-cell>
          <table:table-cell office:value-type="float" office:value="697.7747">
            <text:p>697.7747</text:p>
          </table:table-cell>
          <table:table-cell/>
          <table:table-cell office:value-type="float" office:value="66.4134">
            <text:p>66.4134</text:p>
          </table:table-cell>
          <table:table-cell office:value-type="float" office:value="88.992">
            <text:p>88.992</text:p>
          </table:table-cell>
          <table:table-cell office:value-type="float" office:value="746.286">
            <text:p>746.286</text:p>
          </table:table-cell>
          <table:table-cell/>
          <table:table-cell office:value-type="float" office:value="44.6577">
            <text:p>44.6577</text:p>
          </table:table-cell>
          <table:table-cell office:value-type="float" office:value="47.001">
            <text:p>47.001</text:p>
          </table:table-cell>
          <table:table-cell office:value-type="float" office:value="950.1516">
            <text:p>950.1516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66.5909">
            <text:p>66.5909</text:p>
          </table:table-cell>
          <table:table-cell office:value-type="float" office:value="95.001">
            <text:p>95.001</text:p>
          </table:table-cell>
          <table:table-cell office:value-type="float" office:value="700.9471">
            <text:p>700.9471</text:p>
          </table:table-cell>
          <table:table-cell/>
          <table:table-cell office:value-type="float" office:value="66.5204">
            <text:p>66.5204</text:p>
          </table:table-cell>
          <table:table-cell office:value-type="float" office:value="89">
            <text:p>89</text:p>
          </table:table-cell>
          <table:table-cell office:value-type="float" office:value="747.4196">
            <text:p>747.4196</text:p>
          </table:table-cell>
          <table:table-cell/>
          <table:table-cell office:value-type="float" office:value="43.7675">
            <text:p>43.7675</text:p>
          </table:table-cell>
          <table:table-cell office:value-type="float" office:value="46.01">
            <text:p>46.01</text:p>
          </table:table-cell>
          <table:table-cell office:value-type="float" office:value="951.2638">
            <text:p>951.2638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66.9214">
            <text:p>66.9214</text:p>
          </table:table-cell>
          <table:table-cell table:style-name="ce25" office:value-type="float" office:value="95.801">
            <text:p>95.801</text:p>
          </table:table-cell>
          <table:table-cell table:style-name="ce15" office:value-type="float" office:value="698.5467">
            <text:p>698.5467</text:p>
          </table:table-cell>
          <table:table-cell table:style-name="ce34"/>
          <table:table-cell table:style-name="ce15" office:value-type="float" office:value="66.434">
            <text:p>66.434</text:p>
          </table:table-cell>
          <table:table-cell table:style-name="ce25" office:value-type="float" office:value="88.997">
            <text:p>88.997</text:p>
          </table:table-cell>
          <table:table-cell table:style-name="ce15" office:value-type="float" office:value="746.4728">
            <text:p>746.4728</text:p>
          </table:table-cell>
          <table:table-cell table:style-name="ce34"/>
          <table:table-cell table:style-name="ce15" office:value-type="float" office:value="44.361">
            <text:p>44.361</text:p>
          </table:table-cell>
          <table:table-cell table:style-name="ce25" office:value-type="float" office:value="46.798">
            <text:p>46.798</text:p>
          </table:table-cell>
          <table:table-cell table:style-name="ce15" office:value-type="float" office:value="947.9545">
            <text:p>947.9545</text:p>
          </table:table-cell>
          <table:table-cell/>
        </table:table-row>
        <table:table-row table:style-name="ro1">
          <table:table-cell table:style-name="ce6" office:value-type="string">
            <text:p>Std.Dev.</text:p>
          </table:table-cell>
          <table:table-cell table:style-name="ce13" office:value-type="float" office:value="0.5185">
            <text:p>0.5185</text:p>
          </table:table-cell>
          <table:table-cell table:style-name="ce24" office:value-type="float" office:value="0.743">
            <text:p>0.743</text:p>
          </table:table-cell>
          <table:table-cell table:style-name="ce13" office:value-type="float" office:value="1.5001">
            <text:p>1.5001</text:p>
          </table:table-cell>
          <table:table-cell table:style-name="ce34"/>
          <table:table-cell table:style-name="ce13" office:value-type="float" office:value="0.0468">
            <text:p>0.0468</text:p>
          </table:table-cell>
          <table:table-cell table:style-name="ce24" office:value-type="float" office:value="0.005">
            <text:p>0.005</text:p>
          </table:table-cell>
          <table:table-cell table:style-name="ce13" office:value-type="float" office:value="0.5212">
            <text:p>0.5212</text:p>
          </table:table-cell>
          <table:table-cell table:style-name="ce34"/>
          <table:table-cell table:style-name="ce13" office:value-type="float" office:value="0.6092">
            <text:p>0.6092</text:p>
          </table:table-cell>
          <table:table-cell table:style-name="ce24" office:value-type="float" office:value="0.743">
            <text:p>0.743</text:p>
          </table:table-cell>
          <table:table-cell table:style-name="ce13" office:value-type="float" office:value="3.4078">
            <text:p>3.407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Sched Powersave, building busybox, (Enabled)</text:p>
          </table:table-cell>
          <table:table-cell table:style-name="ce20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6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office:value-type="string">
            <text:p>Test run <text:s/>1</text:p>
          </table:table-cell>
          <table:table-cell office:value-type="float" office:value="66.2789">
            <text:p>66.2789</text:p>
          </table:table-cell>
          <table:table-cell office:value-type="float" office:value="94.993">
            <text:p>94.993</text:p>
          </table:table-cell>
          <table:table-cell office:value-type="float" office:value="697.7267">
            <text:p>697.7267</text:p>
          </table:table-cell>
          <table:table-cell/>
          <table:table-cell office:value-type="float" office:value="66.6044">
            <text:p>66.6044</text:p>
          </table:table-cell>
          <table:table-cell office:value-type="float" office:value="89.001">
            <text:p>89.001</text:p>
          </table:table-cell>
          <table:table-cell office:value-type="float" office:value="748.3533">
            <text:p>748.3533</text:p>
          </table:table-cell>
          <table:table-cell/>
          <table:table-cell office:value-type="float" office:value="44.8909">
            <text:p>44.8909</text:p>
          </table:table-cell>
          <table:table-cell office:value-type="float" office:value="47.011">
            <text:p>47.011</text:p>
          </table:table-cell>
          <table:table-cell office:value-type="float" office:value="954.9001">
            <text:p>954.9001</text:p>
          </table:table-cell>
          <table:table-cell/>
        </table:table-row>
        <table:table-row table:style-name="ro1">
          <table:table-cell office:value-type="string">
            <text:p>Test run <text:s/>2</text:p>
          </table:table-cell>
          <table:table-cell office:value-type="float" office:value="66.3526">
            <text:p>66.3526</text:p>
          </table:table-cell>
          <table:table-cell office:value-type="float" office:value="95.001">
            <text:p>95.001</text:p>
          </table:table-cell>
          <table:table-cell office:value-type="float" office:value="698.4424">
            <text:p>698.4424</text:p>
          </table:table-cell>
          <table:table-cell/>
          <table:table-cell office:value-type="float" office:value="66.6757">
            <text:p>66.6757</text:p>
          </table:table-cell>
          <table:table-cell office:value-type="float" office:value="89.012">
            <text:p>89.012</text:p>
          </table:table-cell>
          <table:table-cell office:value-type="float" office:value="749.0647">
            <text:p>749.0647</text:p>
          </table:table-cell>
          <table:table-cell/>
          <table:table-cell office:value-type="float" office:value="44.4819">
            <text:p>44.4819</text:p>
          </table:table-cell>
          <table:table-cell office:value-type="float" office:value="47.001">
            <text:p>47.001</text:p>
          </table:table-cell>
          <table:table-cell office:value-type="float" office:value="946.412">
            <text:p>946.412</text:p>
          </table:table-cell>
          <table:table-cell/>
        </table:table-row>
        <table:table-row table:style-name="ro1">
          <table:table-cell office:value-type="string">
            <text:p>Test run <text:s/>3</text:p>
          </table:table-cell>
          <table:table-cell office:value-type="float" office:value="67.0997">
            <text:p>67.0997</text:p>
          </table:table-cell>
          <table:table-cell office:value-type="float" office:value="96.001">
            <text:p>96.001</text:p>
          </table:table-cell>
          <table:table-cell office:value-type="float" office:value="698.9458">
            <text:p>698.9458</text:p>
          </table:table-cell>
          <table:table-cell/>
          <table:table-cell office:value-type="float" office:value="66.615">
            <text:p>66.615</text:p>
          </table:table-cell>
          <table:table-cell office:value-type="float" office:value="88.99">
            <text:p>88.99</text:p>
          </table:table-cell>
          <table:table-cell office:value-type="float" office:value="748.564">
            <text:p>748.564</text:p>
          </table:table-cell>
          <table:table-cell/>
          <table:table-cell office:value-type="float" office:value="44.0254">
            <text:p>44.0254</text:p>
          </table:table-cell>
          <table:table-cell office:value-type="float" office:value="46.991">
            <text:p>46.991</text:p>
          </table:table-cell>
          <table:table-cell office:value-type="float" office:value="936.8974">
            <text:p>936.8974</text:p>
          </table:table-cell>
          <table:table-cell/>
        </table:table-row>
        <table:table-row table:style-name="ro1">
          <table:table-cell office:value-type="string">
            <text:p>Test run <text:s/>4</text:p>
          </table:table-cell>
          <table:table-cell office:value-type="float" office:value="67.0405">
            <text:p>67.0405</text:p>
          </table:table-cell>
          <table:table-cell office:value-type="float" office:value="96.001">
            <text:p>96.001</text:p>
          </table:table-cell>
          <table:table-cell office:value-type="float" office:value="698.3282">
            <text:p>698.3282</text:p>
          </table:table-cell>
          <table:table-cell/>
          <table:table-cell office:value-type="float" office:value="66.6865">
            <text:p>66.6865</text:p>
          </table:table-cell>
          <table:table-cell office:value-type="float" office:value="89.002">
            <text:p>89.002</text:p>
          </table:table-cell>
          <table:table-cell office:value-type="float" office:value="749.2676">
            <text:p>749.2676</text:p>
          </table:table-cell>
          <table:table-cell/>
          <table:table-cell office:value-type="float" office:value="43.4227">
            <text:p>43.4227</text:p>
          </table:table-cell>
          <table:table-cell office:value-type="float" office:value="46.01">
            <text:p>46.01</text:p>
          </table:table-cell>
          <table:table-cell office:value-type="float" office:value="943.7702">
            <text:p>943.7702</text:p>
          </table:table-cell>
          <table:table-cell/>
        </table:table-row>
        <table:table-row table:style-name="ro1">
          <table:table-cell office:value-type="string">
            <text:p>Test run <text:s/>5</text:p>
          </table:table-cell>
          <table:table-cell office:value-type="float" office:value="67.0642">
            <text:p>67.0642</text:p>
          </table:table-cell>
          <table:table-cell office:value-type="float" office:value="96.012">
            <text:p>96.012</text:p>
          </table:table-cell>
          <table:table-cell office:value-type="float" office:value="698.4987">
            <text:p>698.4987</text:p>
          </table:table-cell>
          <table:table-cell/>
          <table:table-cell office:value-type="float" office:value="66.5978">
            <text:p>66.5978</text:p>
          </table:table-cell>
          <table:table-cell office:value-type="float" office:value="89.001">
            <text:p>89.001</text:p>
          </table:table-cell>
          <table:table-cell office:value-type="float" office:value="748.2818">
            <text:p>748.2818</text:p>
          </table:table-cell>
          <table:table-cell/>
          <table:table-cell office:value-type="float" office:value="43.259">
            <text:p>43.259</text:p>
          </table:table-cell>
          <table:table-cell office:value-type="float" office:value="46.001">
            <text:p>46.001</text:p>
          </table:table-cell>
          <table:table-cell office:value-type="float" office:value="940.4005">
            <text:p>940.4005</text:p>
          </table:table-cell>
          <table:table-cell/>
        </table:table-row>
        <table:table-row table:style-name="ro1">
          <table:table-cell table:style-name="ce7" office:value-type="string">
            <text:p>Average</text:p>
          </table:table-cell>
          <table:table-cell table:style-name="ce15" office:value-type="float" office:value="66.7672">
            <text:p>66.7672</text:p>
          </table:table-cell>
          <table:table-cell table:style-name="ce25" office:value-type="float" office:value="95.602">
            <text:p>95.602</text:p>
          </table:table-cell>
          <table:table-cell table:style-name="ce15" office:value-type="float" office:value="698.3883">
            <text:p>698.3883</text:p>
          </table:table-cell>
          <table:table-cell table:style-name="ce34"/>
          <table:table-cell table:style-name="ce15" office:value-type="float" office:value="66.6359">
            <text:p>66.6359</text:p>
          </table:table-cell>
          <table:table-cell table:style-name="ce25" office:value-type="float" office:value="89.001">
            <text:p>89.001</text:p>
          </table:table-cell>
          <table:table-cell table:style-name="ce15" office:value-type="float" office:value="748.7063">
            <text:p>748.7063</text:p>
          </table:table-cell>
          <table:table-cell table:style-name="ce34"/>
          <table:table-cell table:style-name="ce15" office:value-type="float" office:value="44.016">
            <text:p>44.016</text:p>
          </table:table-cell>
          <table:table-cell table:style-name="ce25" office:value-type="float" office:value="46.603">
            <text:p>46.603</text:p>
          </table:table-cell>
          <table:table-cell table:style-name="ce15" office:value-type="float" office:value="944.476">
            <text:p>944.476</text:p>
          </table:table-cell>
          <table:table-cell/>
        </table:table-row>
        <table:table-row table:style-name="ro1">
          <table:table-cell table:style-name="ce7" office:value-type="string">
            <text:p>Std.Dev.</text:p>
          </table:table-cell>
          <table:table-cell table:style-name="ce15" office:value-type="float" office:value="0.3698">
            <text:p>0.3698</text:p>
          </table:table-cell>
          <table:table-cell table:style-name="ce25" office:value-type="float" office:value="0.494">
            <text:p>0.494</text:p>
          </table:table-cell>
          <table:table-cell table:style-name="ce15" office:value-type="float" office:value="0.3917">
            <text:p>0.3917</text:p>
          </table:table-cell>
          <table:table-cell table:style-name="ce34"/>
          <table:table-cell table:style-name="ce15" office:value-type="float" office:value="0.0375">
            <text:p>0.0375</text:p>
          </table:table-cell>
          <table:table-cell table:style-name="ce25" office:value-type="float" office:value="0.007">
            <text:p>0.007</text:p>
          </table:table-cell>
          <table:table-cell table:style-name="ce15" office:value-type="float" office:value="0.392">
            <text:p>0.392</text:p>
          </table:table-cell>
          <table:table-cell table:style-name="ce34"/>
          <table:table-cell table:style-name="ce15" office:value-type="float" office:value="0.6177">
            <text:p>0.6177</text:p>
          </table:table-cell>
          <table:table-cell table:style-name="ce25" office:value-type="float" office:value="0.488">
            <text:p>0.488</text:p>
          </table:table-cell>
          <table:table-cell table:style-name="ce15" office:value-type="float" office:value="6.1148">
            <text:p>6.1148</text:p>
          </table:table-cell>
          <table:table-cell/>
        </table:table-row>
        <table:table-row table:style-name="ro1">
          <table:table-cell table:style-name="ce11" office:value-type="string">
            <text:p>Saving</text:p>
          </table:table-cell>
          <table:table-cell table:style-name="ce16" table:formula="of:=[.B314]-[.B324]" office:value-type="float" office:value="-0.142799999999994">
            <text:p>-0.1428</text:p>
          </table:table-cell>
          <table:table-cell table:style-name="ce26" table:formula="of:=[.C314]-[.C324]" office:value-type="float" office:value="-0.210999999999999">
            <text:p>-0.211</text:p>
          </table:table-cell>
          <table:table-cell table:style-name="ce16" table:formula="of:=[.D314]-[.D324]" office:value-type="float" office:value="0.0480000000000018">
            <text:p>0.048</text:p>
          </table:table-cell>
          <table:table-cell table:style-name="ce27"/>
          <table:table-cell table:style-name="ce16" table:formula="of:=[.F314]-[.F324]" office:value-type="float" office:value="-0.163800000000009">
            <text:p>-0.1638</text:p>
          </table:table-cell>
          <table:table-cell table:style-name="ce26" table:formula="of:=[.G314]-[.G324]" office:value-type="float" office:value="-0.00400000000000489">
            <text:p>-0.004</text:p>
          </table:table-cell>
          <table:table-cell table:style-name="ce16" table:formula="of:=[.H314]-[.H324]" office:value-type="float" office:value="-1.80899999999997">
            <text:p>-1.809</text:p>
          </table:table-cell>
          <table:table-cell table:style-name="ce27"/>
          <table:table-cell table:style-name="ce16" table:formula="of:=[.J314]-[.J324]" office:value-type="float" office:value="1.102">
            <text:p>1.102</text:p>
          </table:table-cell>
          <table:table-cell table:style-name="ce26" table:formula="of:=[.K314]-[.K324]" office:value-type="float" office:value="0.797000000000004">
            <text:p>0.797</text:p>
          </table:table-cell>
          <table:table-cell table:style-name="ce16" table:formula="of:=[.L314]-[.L324]" office:value-type="float" office:value="7.55400000000009">
            <text:p>7.554</text:p>
          </table:table-cell>
          <table:table-cell/>
        </table:table-row>
        <table:table-row table:style-name="ro1">
          <table:table-cell table:style-name="ce10"/>
          <table:table-cell table:style-name="ce22" table:number-columns-repeated="7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9" office:value-type="string" table:number-columns-spanned="12" table:number-rows-spanned="1">
            <text:p>Sched powersave is marginally worse on Atom but this is within the margins of error in the measurements. </text:p>
          </table:table-cell>
          <table:covered-table-cell table:number-columns-repeated="7" table:style-name="ce22"/>
          <table:covered-table-cell/>
          <table:covered-table-cell table:style-name="Default"/>
          <table:covered-table-cell/>
          <table:covered-table-cell table:style-name="ce39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Wireless Powersaving, idle system, (Not 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12"/>
          <table:table-cell table:style-name="ce23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13"/>
          <table:table-cell table:style-name="ce24" office:value-type="string">
            <text:p>Ah</text:p>
          </table:table-cell>
          <table:table-cell table:style-name="ce13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table:style-name="ce14" office:value-type="string">
            <text:p>Test run <text:s/>1</text:p>
          </table:table-cell>
          <table:table-cell table:style-name="Default" office:value-type="float" office:value="32.3631">
            <text:p>32.3631</text:p>
          </table:table-cell>
          <table:table-cell table:style-name="ce14" office:value-type="float" office:value="59.001">
            <text:p>59.001</text:p>
          </table:table-cell>
          <table:table-cell office:value-type="float" office:value="548.5151">
            <text:p>548.5151</text:p>
          </table:table-cell>
          <table:table-cell/>
          <table:table-cell office:value-type="float" office:value="32.8572">
            <text:p>32.8572</text:p>
          </table:table-cell>
          <table:table-cell office:value-type="float" office:value="59.011">
            <text:p>59.011</text:p>
          </table:table-cell>
          <table:table-cell office:value-type="float" office:value="556.7941">
            <text:p>556.7941</text:p>
          </table:table-cell>
          <table:table-cell/>
          <table:table-cell office:value-type="float" office:value="48.4527">
            <text:p>48.4527</text:p>
          </table:table-cell>
          <table:table-cell office:value-type="float" office:value="58.981">
            <text:p>58.981</text:p>
          </table:table-cell>
          <table:table-cell office:value-type="float" office:value="821.4946">
            <text:p>821.4946</text:p>
          </table:table-cell>
          <table:table-cell/>
        </table:table-row>
        <table:table-row table:style-name="ro1">
          <table:table-cell table:style-name="ce14" office:value-type="string">
            <text:p>Test run <text:s/>2</text:p>
          </table:table-cell>
          <table:table-cell table:style-name="Default" office:value-type="float" office:value="32.1732">
            <text:p>32.1732</text:p>
          </table:table-cell>
          <table:table-cell table:style-name="ce14" office:value-type="float" office:value="59">
            <text:p>59</text:p>
          </table:table-cell>
          <table:table-cell office:value-type="float" office:value="545.3061">
            <text:p>545.3061</text:p>
          </table:table-cell>
          <table:table-cell/>
          <table:table-cell office:value-type="float" office:value="32.2825">
            <text:p>32.2825</text:p>
          </table:table-cell>
          <table:table-cell office:value-type="float" office:value="59.001">
            <text:p>59.001</text:p>
          </table:table-cell>
          <table:table-cell office:value-type="float" office:value="547.1528">
            <text:p>547.1528</text:p>
          </table:table-cell>
          <table:table-cell/>
          <table:table-cell office:value-type="float" office:value="48.5809">
            <text:p>48.5809</text:p>
          </table:table-cell>
          <table:table-cell office:value-type="float" office:value="59.001">
            <text:p>59.001</text:p>
          </table:table-cell>
          <table:table-cell office:value-type="float" office:value="823.394">
            <text:p>823.394</text:p>
          </table:table-cell>
          <table:table-cell/>
        </table:table-row>
        <table:table-row table:style-name="ro1">
          <table:table-cell table:style-name="ce14" office:value-type="string">
            <text:p>Test run <text:s/>3</text:p>
          </table:table-cell>
          <table:table-cell table:style-name="Default" office:value-type="float" office:value="32.2027">
            <text:p>32.2027</text:p>
          </table:table-cell>
          <table:table-cell table:style-name="ce14" office:value-type="float" office:value="58.991">
            <text:p>58.991</text:p>
          </table:table-cell>
          <table:table-cell office:value-type="float" office:value="545.895">
            <text:p>545.895</text:p>
          </table:table-cell>
          <table:table-cell/>
          <table:table-cell office:value-type="float" office:value="32.0504">
            <text:p>32.0504</text:p>
          </table:table-cell>
          <table:table-cell office:value-type="float" office:value="58.991">
            <text:p>58.991</text:p>
          </table:table-cell>
          <table:table-cell office:value-type="float" office:value="543.3131">
            <text:p>543.3131</text:p>
          </table:table-cell>
          <table:table-cell/>
          <table:table-cell office:value-type="float" office:value="48.5376">
            <text:p>48.5376</text:p>
          </table:table-cell>
          <table:table-cell office:value-type="float" office:value="58.99">
            <text:p>58.99</text:p>
          </table:table-cell>
          <table:table-cell office:value-type="float" office:value="822.8138">
            <text:p>822.8138</text:p>
          </table:table-cell>
          <table:table-cell/>
        </table:table-row>
        <table:table-row table:style-name="ro1">
          <table:table-cell table:style-name="ce14" office:value-type="string">
            <text:p>Test run <text:s/>4</text:p>
          </table:table-cell>
          <table:table-cell table:style-name="Default" office:value-type="float" office:value="32.287">
            <text:p>32.287</text:p>
          </table:table-cell>
          <table:table-cell table:style-name="ce14" office:value-type="float" office:value="59.011">
            <text:p>59.011</text:p>
          </table:table-cell>
          <table:table-cell office:value-type="float" office:value="547.1312">
            <text:p>547.1312</text:p>
          </table:table-cell>
          <table:table-cell/>
          <table:table-cell office:value-type="float" office:value="32.0328">
            <text:p>32.0328</text:p>
          </table:table-cell>
          <table:table-cell office:value-type="float" office:value="59.011">
            <text:p>59.011</text:p>
          </table:table-cell>
          <table:table-cell office:value-type="float" office:value="542.8238">
            <text:p>542.8238</text:p>
          </table:table-cell>
          <table:table-cell/>
          <table:table-cell office:value-type="float" office:value="48.8451">
            <text:p>48.8451</text:p>
          </table:table-cell>
          <table:table-cell office:value-type="float" office:value="59">
            <text:p>59</text:p>
          </table:table-cell>
          <table:table-cell office:value-type="float" office:value="827.8764">
            <text:p>827.8764</text:p>
          </table:table-cell>
          <table:table-cell/>
        </table:table-row>
        <table:table-row table:style-name="ro1">
          <table:table-cell table:style-name="ce14" office:value-type="string">
            <text:p>Test run <text:s/>5</text:p>
          </table:table-cell>
          <table:table-cell table:style-name="Default" office:value-type="float" office:value="32.0958">
            <text:p>32.0958</text:p>
          </table:table-cell>
          <table:table-cell table:style-name="ce14" office:value-type="float" office:value="59">
            <text:p>59</text:p>
          </table:table-cell>
          <table:table-cell office:value-type="float" office:value="543.9924">
            <text:p>543.9924</text:p>
          </table:table-cell>
          <table:table-cell/>
          <table:table-cell office:value-type="float" office:value="32.0431">
            <text:p>32.0431</text:p>
          </table:table-cell>
          <table:table-cell office:value-type="float" office:value="59.001">
            <text:p>59.001</text:p>
          </table:table-cell>
          <table:table-cell office:value-type="float" office:value="543.0952">
            <text:p>543.0952</text:p>
          </table:table-cell>
          <table:table-cell/>
          <table:table-cell office:value-type="float" office:value="48.809">
            <text:p>48.809</text:p>
          </table:table-cell>
          <table:table-cell office:value-type="float" office:value="58.99">
            <text:p>58.99</text:p>
          </table:table-cell>
          <table:table-cell office:value-type="float" office:value="827.4109">
            <text:p>827.4109</text:p>
          </table:table-cell>
          <table:table-cell/>
        </table:table-row>
        <table:table-row table:style-name="ro1">
          <table:table-cell table:style-name="ce15" office:value-type="string">
            <text:p>Average</text:p>
          </table:table-cell>
          <table:table-cell table:style-name="ce25" office:value-type="float" office:value="32.2243">
            <text:p>32.2243</text:p>
          </table:table-cell>
          <table:table-cell table:style-name="ce15" office:value-type="float" office:value="59.001">
            <text:p>59.001</text:p>
          </table:table-cell>
          <table:table-cell table:style-name="ce15" office:value-type="float" office:value="546.168">
            <text:p>546.168</text:p>
          </table:table-cell>
          <table:table-cell table:style-name="ce34"/>
          <table:table-cell table:style-name="ce15" office:value-type="float" office:value="32.2532">
            <text:p>32.2532</text:p>
          </table:table-cell>
          <table:table-cell table:style-name="ce25" office:value-type="float" office:value="59.003">
            <text:p>59.003</text:p>
          </table:table-cell>
          <table:table-cell table:style-name="ce15" office:value-type="float" office:value="546.6358">
            <text:p>546.6358</text:p>
          </table:table-cell>
          <table:table-cell table:style-name="ce34"/>
          <table:table-cell table:style-name="ce15" office:value-type="float" office:value="48.6451">
            <text:p>48.6451</text:p>
          </table:table-cell>
          <table:table-cell table:style-name="ce25" office:value-type="float" office:value="58.992">
            <text:p>58.992</text:p>
          </table:table-cell>
          <table:table-cell table:style-name="ce15" office:value-type="float" office:value="824.5979">
            <text:p>824.5979</text:p>
          </table:table-cell>
          <table:table-cell/>
        </table:table-row>
        <table:table-row table:style-name="ro1">
          <table:table-cell table:style-name="ce13" office:value-type="string">
            <text:p>Std.Dev.</text:p>
          </table:table-cell>
          <table:table-cell table:style-name="ce24" office:value-type="float" office:value="0.0925">
            <text:p>0.0925</text:p>
          </table:table-cell>
          <table:table-cell table:style-name="ce13" office:value-type="float" office:value="0.007">
            <text:p>0.007</text:p>
          </table:table-cell>
          <table:table-cell table:style-name="ce13" office:value-type="float" office:value="1.5484">
            <text:p>1.5484</text:p>
          </table:table-cell>
          <table:table-cell table:style-name="ce34"/>
          <table:table-cell table:style-name="ce13" office:value-type="float" office:value="0.3161">
            <text:p>0.3161</text:p>
          </table:table-cell>
          <table:table-cell table:style-name="ce24" office:value-type="float" office:value="0.008">
            <text:p>0.008</text:p>
          </table:table-cell>
          <table:table-cell table:style-name="ce13" office:value-type="float" office:value="5.321">
            <text:p>5.321</text:p>
          </table:table-cell>
          <table:table-cell table:style-name="ce34"/>
          <table:table-cell table:style-name="ce13" office:value-type="float" office:value="0.1546">
            <text:p>0.1546</text:p>
          </table:table-cell>
          <table:table-cell table:style-name="ce24" office:value-type="float" office:value="0.007">
            <text:p>0.007</text:p>
          </table:table-cell>
          <table:table-cell table:style-name="ce13" office:value-type="float" office:value="2.5661">
            <text:p>2.566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4" office:value-type="string">
            <text:p>Test: Wireless Powersaving, idle system, (Enabled)</text:p>
          </table:table-cell>
          <table:table-cell table:style-name="ce20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12"/>
          <table:table-cell table:style-name="ce23" office:value-type="string">
            <text:p>Integral</text:p>
          </table:table-cell>
          <table:table-cell table:style-name="ce12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 table:style-name="ce34"/>
          <table:table-cell table:style-name="ce12" office:value-type="string">
            <text:p>Integral</text:p>
          </table:table-cell>
          <table:table-cell table:style-name="ce23" office:value-type="string">
            <text:p>Duration</text:p>
          </table:table-cell>
          <table:table-cell table:style-name="ce12" office:value-type="string">
            <text:p>Current</text:p>
          </table:table-cell>
          <table:table-cell/>
        </table:table-row>
        <table:table-row table:style-name="ro1">
          <table:table-cell table:style-name="ce13"/>
          <table:table-cell table:style-name="ce24" office:value-type="string">
            <text:p>Ah</text:p>
          </table:table-cell>
          <table:table-cell table:style-name="ce13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 table:style-name="ce34"/>
          <table:table-cell table:style-name="ce13" office:value-type="string">
            <text:p>Ah</text:p>
          </table:table-cell>
          <table:table-cell table:style-name="ce24" office:value-type="string">
            <text:p>(Secs)</text:p>
          </table:table-cell>
          <table:table-cell table:style-name="ce13" office:value-type="string">
            <text:p>(mA)</text:p>
          </table:table-cell>
          <table:table-cell/>
        </table:table-row>
        <table:table-row table:style-name="ro1">
          <table:table-cell table:style-name="ce14" office:value-type="string">
            <text:p>Test run <text:s/>1</text:p>
          </table:table-cell>
          <table:table-cell table:style-name="Default" office:value-type="float" office:value="29.5627">
            <text:p>29.5627</text:p>
          </table:table-cell>
          <table:table-cell table:style-name="ce14" office:value-type="float" office:value="59.011">
            <text:p>59.011</text:p>
          </table:table-cell>
          <table:table-cell office:value-type="float" office:value="500.9664">
            <text:p>500.9664</text:p>
          </table:table-cell>
          <table:table-cell/>
          <table:table-cell office:value-type="float" office:value="31.2261">
            <text:p>31.2261</text:p>
          </table:table-cell>
          <table:table-cell office:value-type="float" office:value="59.001">
            <text:p>59.001</text:p>
          </table:table-cell>
          <table:table-cell office:value-type="float" office:value="529.2499">
            <text:p>529.2499</text:p>
          </table:table-cell>
          <table:table-cell/>
          <table:table-cell office:value-type="float" office:value="49.7338">
            <text:p>49.7338</text:p>
          </table:table-cell>
          <table:table-cell office:value-type="float" office:value="60.001">
            <text:p>60.001</text:p>
          </table:table-cell>
          <table:table-cell office:value-type="float" office:value="828.8807">
            <text:p>828.8807</text:p>
          </table:table-cell>
          <table:table-cell/>
        </table:table-row>
        <table:table-row table:style-name="ro1">
          <table:table-cell table:style-name="ce14" office:value-type="string">
            <text:p>Test run <text:s/>2</text:p>
          </table:table-cell>
          <table:table-cell table:style-name="Default" office:value-type="float" office:value="29.5762">
            <text:p>29.5762</text:p>
          </table:table-cell>
          <table:table-cell table:style-name="ce14" office:value-type="float" office:value="58.99">
            <text:p>58.99</text:p>
          </table:table-cell>
          <table:table-cell office:value-type="float" office:value="501.3801">
            <text:p>501.3801</text:p>
          </table:table-cell>
          <table:table-cell/>
          <table:table-cell office:value-type="float" office:value="31.2478">
            <text:p>31.2478</text:p>
          </table:table-cell>
          <table:table-cell office:value-type="float" office:value="59.011">
            <text:p>59.011</text:p>
          </table:table-cell>
          <table:table-cell office:value-type="float" office:value="529.5278">
            <text:p>529.5278</text:p>
          </table:table-cell>
          <table:table-cell/>
          <table:table-cell office:value-type="float" office:value="48.3568">
            <text:p>48.3568</text:p>
          </table:table-cell>
          <table:table-cell office:value-type="float" office:value="59.001">
            <text:p>59.001</text:p>
          </table:table-cell>
          <table:table-cell office:value-type="float" office:value="819.5942">
            <text:p>819.5942</text:p>
          </table:table-cell>
          <table:table-cell/>
        </table:table-row>
        <table:table-row table:style-name="ro1">
          <table:table-cell table:style-name="ce14" office:value-type="string">
            <text:p>Test run <text:s/>3</text:p>
          </table:table-cell>
          <table:table-cell table:style-name="Default" office:value-type="float" office:value="29.5654">
            <text:p>29.5654</text:p>
          </table:table-cell>
          <table:table-cell table:style-name="ce14" office:value-type="float" office:value="59.01">
            <text:p>59.01</text:p>
          </table:table-cell>
          <table:table-cell office:value-type="float" office:value="501.0272">
            <text:p>501.0272</text:p>
          </table:table-cell>
          <table:table-cell/>
          <table:table-cell office:value-type="float" office:value="31.8647">
            <text:p>31.8647</text:p>
          </table:table-cell>
          <table:table-cell office:value-type="float" office:value="60.001">
            <text:p>60.001</text:p>
          </table:table-cell>
          <table:table-cell office:value-type="float" office:value="531.0716">
            <text:p>531.0716</text:p>
          </table:table-cell>
          <table:table-cell/>
          <table:table-cell office:value-type="float" office:value="49.2137">
            <text:p>49.2137</text:p>
          </table:table-cell>
          <table:table-cell office:value-type="float" office:value="59.989">
            <text:p>59.989</text:p>
          </table:table-cell>
          <table:table-cell office:value-type="float" office:value="820.3738">
            <text:p>820.3738</text:p>
          </table:table-cell>
          <table:table-cell/>
        </table:table-row>
        <table:table-row table:style-name="ro1">
          <table:table-cell table:style-name="ce14" office:value-type="string">
            <text:p>Test run <text:s/>4</text:p>
          </table:table-cell>
          <table:table-cell table:style-name="Default" office:value-type="float" office:value="29.4866">
            <text:p>29.4866</text:p>
          </table:table-cell>
          <table:table-cell table:style-name="ce14" office:value-type="float" office:value="59.001">
            <text:p>59.001</text:p>
          </table:table-cell>
          <table:table-cell office:value-type="float" office:value="499.7659">
            <text:p>499.7659</text:p>
          </table:table-cell>
          <table:table-cell/>
          <table:table-cell office:value-type="float" office:value="31.2236">
            <text:p>31.2236</text:p>
          </table:table-cell>
          <table:table-cell office:value-type="float" office:value="58.991">
            <text:p>58.991</text:p>
          </table:table-cell>
          <table:table-cell office:value-type="float" office:value="529.2959">
            <text:p>529.2959</text:p>
          </table:table-cell>
          <table:table-cell/>
          <table:table-cell office:value-type="float" office:value="48.1213">
            <text:p>48.1213</text:p>
          </table:table-cell>
          <table:table-cell office:value-type="float" office:value="59.011">
            <text:p>59.011</text:p>
          </table:table-cell>
          <table:table-cell office:value-type="float" office:value="815.4625">
            <text:p>815.4625</text:p>
          </table:table-cell>
          <table:table-cell/>
        </table:table-row>
        <table:table-row table:style-name="ro1">
          <table:table-cell table:style-name="ce14" office:value-type="string">
            <text:p>Test run <text:s/>5</text:p>
          </table:table-cell>
          <table:table-cell table:style-name="Default" office:value-type="float" office:value="29.504">
            <text:p>29.504</text:p>
          </table:table-cell>
          <table:table-cell table:style-name="ce14" office:value-type="float" office:value="59.011">
            <text:p>59.011</text:p>
          </table:table-cell>
          <table:table-cell office:value-type="float" office:value="499.9727">
            <text:p>499.9727</text:p>
          </table:table-cell>
          <table:table-cell/>
          <table:table-cell office:value-type="float" office:value="31.2227">
            <text:p>31.2227</text:p>
          </table:table-cell>
          <table:table-cell office:value-type="float" office:value="59">
            <text:p>59</text:p>
          </table:table-cell>
          <table:table-cell office:value-type="float" office:value="529.1944">
            <text:p>529.1944</text:p>
          </table:table-cell>
          <table:table-cell/>
          <table:table-cell office:value-type="float" office:value="48.6747">
            <text:p>48.6747</text:p>
          </table:table-cell>
          <table:table-cell office:value-type="float" office:value="58.99">
            <text:p>58.99</text:p>
          </table:table-cell>
          <table:table-cell office:value-type="float" office:value="825.1336">
            <text:p>825.1336</text:p>
          </table:table-cell>
          <table:table-cell/>
        </table:table-row>
        <table:table-row table:style-name="ro1">
          <table:table-cell table:style-name="ce15" office:value-type="string">
            <text:p>Average</text:p>
          </table:table-cell>
          <table:table-cell table:style-name="ce25" office:value-type="float" office:value="29.539">
            <text:p>29.539</text:p>
          </table:table-cell>
          <table:table-cell table:style-name="ce15" office:value-type="float" office:value="59.005">
            <text:p>59.005</text:p>
          </table:table-cell>
          <table:table-cell table:style-name="ce15" office:value-type="float" office:value="500.6225">
            <text:p>500.6225</text:p>
          </table:table-cell>
          <table:table-cell table:style-name="ce34"/>
          <table:table-cell table:style-name="ce15" office:value-type="float" office:value="31.357">
            <text:p>31.357</text:p>
          </table:table-cell>
          <table:table-cell table:style-name="ce25" office:value-type="float" office:value="59.201">
            <text:p>59.201</text:p>
          </table:table-cell>
          <table:table-cell table:style-name="ce15" office:value-type="float" office:value="529.6679">
            <text:p>529.6679</text:p>
          </table:table-cell>
          <table:table-cell table:style-name="ce34"/>
          <table:table-cell table:style-name="ce15" office:value-type="float" office:value="48.8201">
            <text:p>48.8201</text:p>
          </table:table-cell>
          <table:table-cell table:style-name="ce25" office:value-type="float" office:value="59.399">
            <text:p>59.399</text:p>
          </table:table-cell>
          <table:table-cell table:style-name="ce15" office:value-type="float" office:value="821.889">
            <text:p>821.889</text:p>
          </table:table-cell>
          <table:table-cell/>
        </table:table-row>
        <table:table-row table:style-name="ro1">
          <table:table-cell table:style-name="ce15" office:value-type="string">
            <text:p>Std.Dev.</text:p>
          </table:table-cell>
          <table:table-cell table:style-name="ce25" office:value-type="float" office:value="0.0364">
            <text:p>0.0364</text:p>
          </table:table-cell>
          <table:table-cell table:style-name="ce15" office:value-type="float" office:value="0.008">
            <text:p>0.008</text:p>
          </table:table-cell>
          <table:table-cell table:style-name="ce15" office:value-type="float" office:value="0.6344">
            <text:p>0.6344</text:p>
          </table:table-cell>
          <table:table-cell table:style-name="ce34"/>
          <table:table-cell table:style-name="ce15" office:value-type="float" office:value="0.254">
            <text:p>0.254</text:p>
          </table:table-cell>
          <table:table-cell table:style-name="ce25" office:value-type="float" office:value="0.4">
            <text:p>0.4</text:p>
          </table:table-cell>
          <table:table-cell table:style-name="ce15" office:value-type="float" office:value="0.711">
            <text:p>0.711</text:p>
          </table:table-cell>
          <table:table-cell table:style-name="ce34"/>
          <table:table-cell table:style-name="ce15" office:value-type="float" office:value="0.5855">
            <text:p>0.5855</text:p>
          </table:table-cell>
          <table:table-cell table:style-name="ce25" office:value-type="float" office:value="0.487">
            <text:p>0.487</text:p>
          </table:table-cell>
          <table:table-cell table:style-name="ce15" office:value-type="float" office:value="4.6535">
            <text:p>4.6535</text:p>
          </table:table-cell>
          <table:table-cell/>
        </table:table-row>
        <table:table-row table:style-name="ro1">
          <table:table-cell table:style-name="ce16" office:value-type="string">
            <text:p>Saving</text:p>
          </table:table-cell>
          <table:table-cell table:style-name="ce26" table:formula="of:=[.B338]-[.B350]" office:value-type="float" office:value="2.5568">
            <text:p>2.5568</text:p>
          </table:table-cell>
          <table:table-cell table:style-name="ce16" table:formula="of:=[.C338]-[.C350]" office:value-type="float" office:value="-0.00500000000000256">
            <text:p>-0.005</text:p>
          </table:table-cell>
          <table:table-cell table:style-name="ce16" table:formula="of:=[.D338]-[.D350]" office:value-type="float" office:value="43.3699">
            <text:p>43.3699</text:p>
          </table:table-cell>
          <table:table-cell table:style-name="ce27"/>
          <table:table-cell table:style-name="ce16" table:formula="of:=[.F338]-[.F350]" office:value-type="float" office:value="0.686100000000003">
            <text:p>0.6861</text:p>
          </table:table-cell>
          <table:table-cell table:style-name="ce26" table:formula="of:=[.G338]-[.G350]" office:value-type="float" office:value="-0.200000000000003">
            <text:p>-0.2</text:p>
          </table:table-cell>
          <table:table-cell table:style-name="ce16" table:formula="of:=[.H338]-[.H350]" office:value-type="float" office:value="13.4272999999999">
            <text:p>13.4273</text:p>
          </table:table-cell>
          <table:table-cell table:style-name="ce27"/>
          <table:table-cell table:style-name="ce16" table:formula="of:=[.J338]-[.J350]" office:value-type="float" office:value="-0.011099999999999">
            <text:p>-0.0111</text:p>
          </table:table-cell>
          <table:table-cell table:style-name="ce26" table:formula="of:=[.K338]-[.K350]" office:value-type="float" office:value="-0.408999999999999">
            <text:p>-0.409</text:p>
          </table:table-cell>
          <table:table-cell table:style-name="ce16" table:formula="of:=[.L338]-[.L350]" office:value-type="float" office:value="5.52189999999996">
            <text:p>5.5219</text:p>
          </table:table-cell>
          <table:table-cell/>
        </table:table-row>
        <table:table-row table:style-name="ro1" table:number-rows-repeated="2">
          <table:table-cell/>
          <table:table-cell table:style-name="ce27" table:number-columns-repeated="7"/>
          <table:table-cell table:style-name="ce34" table:number-columns-repeated="3"/>
          <table:table-cell table:style-name="ce39"/>
          <table:table-cell/>
        </table:table-row>
        <table:table-row table:style-name="ro1">
          <table:table-cell table:style-name="ce11"/>
          <table:table-cell table:style-name="ce26" table:number-columns-repeated="7"/>
          <table:table-cell table:style-name="ce24" table:number-columns-repeated="3"/>
          <table:table-cell table:style-name="ce3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16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King</meta:initial-creator>
    <meta:creation-date>2011-12-05T09:58:47</meta:creation-date>
    <dc:date>2011-12-05T16:48:34</dc:date>
    <dc:creator>Colin King</dc:creator>
    <meta:editing-duration>PT5H58M27S</meta:editing-duration>
    <meta:editing-cycles>20</meta:editing-cycles>
    <meta:generator>LibreOffice/3.4$Unix LibreOffice_project/340m1$Build-402</meta:generator>
    <meta:document-statistic meta:table-count="1" meta:cell-count="2643" meta:object-count="0"/>
  </office:meta>
</office:document-meta>
</file>